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06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110.1pt"/>
    </style:style>
    <style:style style:name="co7" style:family="table-column">
      <style:table-column-properties fo:break-before="auto" style:column-width="104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_my / gate_base</text:p>
          </table:table-cell>
          <table:table-cell office:value-type="string" calcext:value-type="string">
            <text:p>time_my / time_base</text:p>
          </table:table-cell>
        </table:table-row>
        <table:table-row table:style-name="ro1">
          <table:table-cell office:value-type="string" calcext:value-type="string">
            <text:p>0410184_169.qasm </text:p>
          </table:table-cell>
          <table:table-cell office:value-type="float" office:value="951" calcext:value-type="float">
            <text:p>951</text:p>
          </table:table-cell>
          <table:table-cell office:value-type="float" office:value="0.008226" calcext:value-type="float">
            <text:p>0.008226</text:p>
          </table:table-cell>
          <table:table-cell/>
          <table:table-cell office:value-type="string" calcext:value-type="string">
            <text:p>0410184_169.qasm</text:p>
          </table:table-cell>
          <table:table-cell office:value-type="float" office:value="922" calcext:value-type="float">
            <text:p>922</text:p>
          </table:table-cell>
          <table:table-cell office:value-type="float" office:value="0.001771" calcext:value-type="float">
            <text:p>0.001771</text:p>
          </table:table-cell>
          <table:table-cell/>
          <table:table-cell table:formula="of:=[.F2]/[.B2]" office:value-type="float" office:value="0.969505783385909" calcext:value-type="float">
            <text:p>0.969505783385909</text:p>
          </table:table-cell>
          <table:table-cell table:formula="of:=[.G2]/[.C2]" office:value-type="float" office:value="0.215292973498663" calcext:value-type="float">
            <text:p>0.215292973498663</text:p>
          </table:table-cell>
        </table:table-row>
        <table:table-row table:style-name="ro1">
          <table:table-cell office:value-type="string" calcext:value-type="string">
            <text:p>3_17_13.qasm </text:p>
          </table:table-cell>
          <table:table-cell office:value-type="float" office:value="110" calcext:value-type="float">
            <text:p>110</text:p>
          </table:table-cell>
          <table:table-cell office:value-type="float" office:value="0.000098" calcext:value-type="float">
            <text:p>9.8E-05</text:p>
          </table:table-cell>
          <table:table-cell/>
          <table:table-cell office:value-type="string" calcext:value-type="string">
            <text:p>3_17_13.qasm</text:p>
          </table:table-cell>
          <table:table-cell office:value-type="float" office:value="92" calcext:value-type="float">
            <text:p>92</text:p>
          </table:table-cell>
          <table:table-cell office:value-type="float" office:value="0.000027" calcext:value-type="float">
            <text:p>2.7E-05</text:p>
          </table:table-cell>
          <table:table-cell/>
          <table:table-cell table:formula="of:=[.F3]/[.B3]" office:value-type="float" office:value="0.836363636363636" calcext:value-type="float">
            <text:p>0.836363636363636</text:p>
          </table:table-cell>
          <table:table-cell table:formula="of:=[.G3]/[.C3]" office:value-type="float" office:value="0.275510204081633" calcext:value-type="float">
            <text:p>0.275510204081633</text:p>
          </table:table-cell>
        </table:table-row>
        <table:table-row table:style-name="ro1">
          <table:table-cell office:value-type="string" calcext:value-type="string">
            <text:p>4_49_16.qasm </text:p>
          </table:table-cell>
          <table:table-cell office:value-type="float" office:value="718" calcext:value-type="float">
            <text:p>718</text:p>
          </table:table-cell>
          <table:table-cell office:value-type="float" office:value="0.001363" calcext:value-type="float">
            <text:p>0.001363</text:p>
          </table:table-cell>
          <table:table-cell/>
          <table:table-cell office:value-type="string" calcext:value-type="string">
            <text:p>4_49_16.qasm</text:p>
          </table:table-cell>
          <table:table-cell office:value-type="float" office:value="714" calcext:value-type="float">
            <text:p>714</text:p>
          </table:table-cell>
          <table:table-cell office:value-type="float" office:value="0.000297" calcext:value-type="float">
            <text:p>0.000297</text:p>
          </table:table-cell>
          <table:table-cell/>
          <table:table-cell table:formula="of:=[.F4]/[.B4]" office:value-type="float" office:value="0.994428969359331" calcext:value-type="float">
            <text:p>0.994428969359331</text:p>
          </table:table-cell>
          <table:table-cell table:formula="of:=[.G4]/[.C4]" office:value-type="float" office:value="0.217901687454145" calcext:value-type="float">
            <text:p>0.217901687454145</text:p>
          </table:table-cell>
        </table:table-row>
        <table:table-row table:style-name="ro1">
          <table:table-cell office:value-type="string" calcext:value-type="string">
            <text:p>4gt10-v1_81.qasm </text:p>
          </table:table-cell>
          <table:table-cell office:value-type="float" office:value="475" calcext:value-type="float">
            <text:p>475</text:p>
          </table:table-cell>
          <table:table-cell office:value-type="float" office:value="0.000693" calcext:value-type="float">
            <text:p>0.000693</text:p>
          </table:table-cell>
          <table:table-cell/>
          <table:table-cell office:value-type="string" calcext:value-type="string">
            <text:p>4gt10-v1_81.qasm</text:p>
          </table:table-cell>
          <table:table-cell office:value-type="float" office:value="472" calcext:value-type="float">
            <text:p>472</text:p>
          </table:table-cell>
          <table:table-cell office:value-type="float" office:value="0.00021" calcext:value-type="float">
            <text:p>0.00021</text:p>
          </table:table-cell>
          <table:table-cell/>
          <table:table-cell table:formula="of:=[.F5]/[.B5]" office:value-type="float" office:value="0.993684210526316" calcext:value-type="float">
            <text:p>0.993684210526316</text:p>
          </table:table-cell>
          <table:table-cell table:formula="of:=[.G5]/[.C5]" office:value-type="float" office:value="0.303030303030303" calcext:value-type="float">
            <text:p>0.303030303030303</text:p>
          </table:table-cell>
        </table:table-row>
        <table:table-row table:style-name="ro1">
          <table:table-cell office:value-type="string" calcext:value-type="string">
            <text:p>4gt11_82.qasm </text:p>
          </table:table-cell>
          <table:table-cell office:value-type="float" office:value="121" calcext:value-type="float">
            <text:p>121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4gt11_82.qasm</text:p>
          </table:table-cell>
          <table:table-cell office:value-type="float" office:value="131" calcext:value-type="float">
            <text:p>131</text:p>
          </table:table-cell>
          <table:table-cell office:value-type="float" office:value="0.000045" calcext:value-type="float">
            <text:p>4.5E-05</text:p>
          </table:table-cell>
          <table:table-cell/>
          <table:table-cell table:formula="of:=[.F6]/[.B6]" office:value-type="float" office:value="1.08264462809917" calcext:value-type="float">
            <text:p>1.08264462809917</text:p>
          </table:table-cell>
          <table:table-cell table:formula="of:=[.G6]/[.C6]" office:value-type="float" office:value="0.236842105263158" calcext:value-type="float">
            <text:p>0.236842105263158</text:p>
          </table:table-cell>
        </table:table-row>
        <table:table-row table:style-name="ro1">
          <table:table-cell office:value-type="string" calcext:value-type="string">
            <text:p>4gt11_83.qasm </text:p>
          </table:table-cell>
          <table:table-cell office:value-type="float" office:value="89" calcext:value-type="float">
            <text:p>89</text:p>
          </table:table-cell>
          <table:table-cell office:value-type="float" office:value="0.000159" calcext:value-type="float">
            <text:p>0.000159</text:p>
          </table:table-cell>
          <table:table-cell/>
          <table:table-cell office:value-type="string" calcext:value-type="string">
            <text:p>4gt11_83.qasm</text:p>
          </table:table-cell>
          <table:table-cell office:value-type="float" office:value="105" calcext:value-type="float">
            <text:p>105</text:p>
          </table:table-cell>
          <table:table-cell office:value-type="float" office:value="0.000026" calcext:value-type="float">
            <text:p>2.6E-05</text:p>
          </table:table-cell>
          <table:table-cell/>
          <table:table-cell table:formula="of:=[.F7]/[.B7]" office:value-type="float" office:value="1.17977528089888" calcext:value-type="float">
            <text:p>1.17977528089888</text:p>
          </table:table-cell>
          <table:table-cell table:formula="of:=[.G7]/[.C7]" office:value-type="float" office:value="0.163522012578616" calcext:value-type="float">
            <text:p>0.163522012578616</text:p>
          </table:table-cell>
        </table:table-row>
        <table:table-row table:style-name="ro1">
          <table:table-cell office:value-type="string" calcext:value-type="string">
            <text:p>4gt11_84.qasm </text:p>
          </table:table-cell>
          <table:table-cell office:value-type="float" office:value="51" calcext:value-type="float">
            <text:p>51</text:p>
          </table:table-cell>
          <table:table-cell office:value-type="float" office:value="0.000063" calcext:value-type="float">
            <text:p>6.3E-05</text:p>
          </table:table-cell>
          <table:table-cell/>
          <table:table-cell office:value-type="string" calcext:value-type="string">
            <text:p>4gt11_84.qasm</text:p>
          </table:table-cell>
          <table:table-cell office:value-type="float" office:value="39" calcext:value-type="float">
            <text:p>39</text:p>
          </table:table-cell>
          <table:table-cell office:value-type="float" office:value="0.00002" calcext:value-type="float">
            <text:p>2E-05</text:p>
          </table:table-cell>
          <table:table-cell/>
          <table:table-cell table:formula="of:=[.F8]/[.B8]" office:value-type="float" office:value="0.764705882352941" calcext:value-type="float">
            <text:p>0.764705882352941</text:p>
          </table:table-cell>
          <table:table-cell table:formula="of:=[.G8]/[.C8]" office:value-type="float" office:value="0.317460317460317" calcext:value-type="float">
            <text:p>0.317460317460317</text:p>
          </table:table-cell>
        </table:table-row>
        <table:table-row table:style-name="ro1">
          <table:table-cell office:value-type="string" calcext:value-type="string">
            <text:p>4gt12-v0_86.qasm </text:p>
          </table:table-cell>
          <table:table-cell office:value-type="float" office:value="874" calcext:value-type="float">
            <text:p>874</text:p>
          </table:table-cell>
          <table:table-cell office:value-type="float" office:value="0.001581" calcext:value-type="float">
            <text:p>0.001581</text:p>
          </table:table-cell>
          <table:table-cell/>
          <table:table-cell office:value-type="string" calcext:value-type="string">
            <text:p>4gt12-v0_86.qasm</text:p>
          </table:table-cell>
          <table:table-cell office:value-type="float" office:value="640" calcext:value-type="float">
            <text:p>640</text:p>
          </table:table-cell>
          <table:table-cell office:value-type="float" office:value="0.000386" calcext:value-type="float">
            <text:p>0.000386</text:p>
          </table:table-cell>
          <table:table-cell/>
          <table:table-cell table:formula="of:=[.F9]/[.B9]" office:value-type="float" office:value="0.732265446224256" calcext:value-type="float">
            <text:p>0.732265446224256</text:p>
          </table:table-cell>
          <table:table-cell table:formula="of:=[.G9]/[.C9]" office:value-type="float" office:value="0.244149272612271" calcext:value-type="float">
            <text:p>0.244149272612271</text:p>
          </table:table-cell>
        </table:table-row>
        <table:table-row table:style-name="ro1">
          <table:table-cell office:value-type="string" calcext:value-type="string">
            <text:p>4gt12-v0_87.qasm </text:p>
          </table:table-cell>
          <table:table-cell office:value-type="float" office:value="841" calcext:value-type="float">
            <text:p>841</text:p>
          </table:table-cell>
          <table:table-cell office:value-type="float" office:value="0.001248" calcext:value-type="float">
            <text:p>0.001248</text:p>
          </table:table-cell>
          <table:table-cell/>
          <table:table-cell office:value-type="string" calcext:value-type="string">
            <text:p>4gt12-v0_87.qasm</text:p>
          </table:table-cell>
          <table:table-cell office:value-type="float" office:value="614" calcext:value-type="float">
            <text:p>614</text:p>
          </table:table-cell>
          <table:table-cell office:value-type="float" office:value="0.000252" calcext:value-type="float">
            <text:p>0.000252</text:p>
          </table:table-cell>
          <table:table-cell/>
          <table:table-cell table:formula="of:=[.F10]/[.B10]" office:value-type="float" office:value="0.730083234244946" calcext:value-type="float">
            <text:p>0.730083234244946</text:p>
          </table:table-cell>
          <table:table-cell table:formula="of:=[.G10]/[.C10]" office:value-type="float" office:value="0.201923076923077" calcext:value-type="float">
            <text:p>0.201923076923077</text:p>
          </table:table-cell>
        </table:table-row>
        <table:table-row table:style-name="ro1">
          <table:table-cell office:value-type="string" calcext:value-type="string">
            <text:p>4gt12-v0_88.qasm </text:p>
          </table:table-cell>
          <table:table-cell office:value-type="float" office:value="713" calcext:value-type="float">
            <text:p>713</text:p>
          </table:table-cell>
          <table:table-cell office:value-type="float" office:value="0.002426" calcext:value-type="float">
            <text:p>0.002426</text:p>
          </table:table-cell>
          <table:table-cell/>
          <table:table-cell office:value-type="string" calcext:value-type="string">
            <text:p>4gt12-v0_88.qasm</text:p>
          </table:table-cell>
          <table:table-cell office:value-type="float" office:value="521" calcext:value-type="float">
            <text:p>521</text:p>
          </table:table-cell>
          <table:table-cell office:value-type="float" office:value="0.000291" calcext:value-type="float">
            <text:p>0.000291</text:p>
          </table:table-cell>
          <table:table-cell/>
          <table:table-cell table:formula="of:=[.F11]/[.B11]" office:value-type="float" office:value="0.730715287517532" calcext:value-type="float">
            <text:p>0.730715287517532</text:p>
          </table:table-cell>
          <table:table-cell table:formula="of:=[.G11]/[.C11]" office:value-type="float" office:value="0.1199505358615" calcext:value-type="float">
            <text:p>0.1199505358615</text:p>
          </table:table-cell>
        </table:table-row>
        <table:table-row table:style-name="ro1">
          <table:table-cell office:value-type="string" calcext:value-type="string">
            <text:p>4gt12-v1_89.qasm </text:p>
          </table:table-cell>
          <table:table-cell office:value-type="float" office:value="735" calcext:value-type="float">
            <text:p>735</text:p>
          </table:table-cell>
          <table:table-cell office:value-type="float" office:value="0.000653" calcext:value-type="float">
            <text:p>0.000653</text:p>
          </table:table-cell>
          <table:table-cell/>
          <table:table-cell office:value-type="string" calcext:value-type="string">
            <text:p>4gt12-v1_89.qasm</text:p>
          </table:table-cell>
          <table:table-cell office:value-type="float" office:value="844" calcext:value-type="float">
            <text:p>844</text:p>
          </table:table-cell>
          <table:table-cell office:value-type="float" office:value="0.00035" calcext:value-type="float">
            <text:p>0.00035</text:p>
          </table:table-cell>
          <table:table-cell/>
          <table:table-cell table:formula="of:=[.F12]/[.B12]" office:value-type="float" office:value="1.14829931972789" calcext:value-type="float">
            <text:p>1.14829931972789</text:p>
          </table:table-cell>
          <table:table-cell table:formula="of:=[.G12]/[.C12]" office:value-type="float" office:value="0.535987748851455" calcext:value-type="float">
            <text:p>0.535987748851455</text:p>
          </table:table-cell>
        </table:table-row>
        <table:table-row table:style-name="ro1">
          <table:table-cell office:value-type="string" calcext:value-type="string">
            <text:p>4gt13_90.qasm </text:p>
          </table:table-cell>
          <table:table-cell office:value-type="float" office:value="402" calcext:value-type="float">
            <text:p>402</text:p>
          </table:table-cell>
          <table:table-cell office:value-type="float" office:value="0.000695" calcext:value-type="float">
            <text:p>0.000695</text:p>
          </table:table-cell>
          <table:table-cell/>
          <table:table-cell office:value-type="string" calcext:value-type="string">
            <text:p>4gt13_90.qasm</text:p>
          </table:table-cell>
          <table:table-cell office:value-type="float" office:value="333" calcext:value-type="float">
            <text:p>333</text:p>
          </table:table-cell>
          <table:table-cell office:value-type="float" office:value="0.000106" calcext:value-type="float">
            <text:p>0.000106</text:p>
          </table:table-cell>
          <table:table-cell/>
          <table:table-cell table:formula="of:=[.F13]/[.B13]" office:value-type="float" office:value="0.828358208955224" calcext:value-type="float">
            <text:p>0.828358208955224</text:p>
          </table:table-cell>
          <table:table-cell table:formula="of:=[.G13]/[.C13]" office:value-type="float" office:value="0.152517985611511" calcext:value-type="float">
            <text:p>0.152517985611511</text:p>
          </table:table-cell>
        </table:table-row>
        <table:table-row table:style-name="ro1">
          <table:table-cell office:value-type="string" calcext:value-type="string">
            <text:p>4gt13_91.qasm </text:p>
          </table:table-cell>
          <table:table-cell office:value-type="float" office:value="373" calcext:value-type="float">
            <text:p>37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4gt13_91.qasm</text:p>
          </table:table-cell>
          <table:table-cell office:value-type="float" office:value="307" calcext:value-type="float">
            <text:p>307</text:p>
          </table:table-cell>
          <table:table-cell office:value-type="float" office:value="0.000148" calcext:value-type="float">
            <text:p>0.000148</text:p>
          </table:table-cell>
          <table:table-cell/>
          <table:table-cell table:formula="of:=[.F14]/[.B14]" office:value-type="float" office:value="0.823056300268097" calcext:value-type="float">
            <text:p>0.823056300268097</text:p>
          </table:table-cell>
          <table:table-cell table:formula="of:=[.G14]/[.C14]" office:value-type="float" office:value="0.344186046511628" calcext:value-type="float">
            <text:p>0.344186046511628</text:p>
          </table:table-cell>
        </table:table-row>
        <table:table-row table:style-name="ro1">
          <table:table-cell office:value-type="string" calcext:value-type="string">
            <text:p>4gt13_92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string" calcext:value-type="string">
            <text:p>4gt13_92.qasm</text:p>
          </table:table-cell>
          <table:table-cell office:value-type="float" office:value="211" calcext:value-type="float">
            <text:p>211</text:p>
          </table:table-cell>
          <table:table-cell office:value-type="float" office:value="0.000101" calcext:value-type="float">
            <text:p>0.000101</text:p>
          </table:table-cell>
          <table:table-cell/>
          <table:table-cell table:formula="of:=[.F15]/[.B15]" office:value-type="float" office:value="0.959090909090909" calcext:value-type="float">
            <text:p>0.959090909090909</text:p>
          </table:table-cell>
          <table:table-cell table:formula="of:=[.G15]/[.C15]" office:value-type="float" office:value="0.310769230769231" calcext:value-type="float">
            <text:p>0.310769230769231</text:p>
          </table:table-cell>
        </table:table-row>
        <table:table-row table:style-name="ro1">
          <table:table-cell office:value-type="string" calcext:value-type="string">
            <text:p>4gt13-v1_93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213" calcext:value-type="float">
            <text:p>0.000213</text:p>
          </table:table-cell>
          <table:table-cell/>
          <table:table-cell office:value-type="string" calcext:value-type="string">
            <text:p>4gt13-v1_93.qasm</text:p>
          </table:table-cell>
          <table:table-cell office:value-type="float" office:value="205" calcext:value-type="float">
            <text:p>205</text:p>
          </table:table-cell>
          <table:table-cell office:value-type="float" office:value="0.000059" calcext:value-type="float">
            <text:p>5.9E-05</text:p>
          </table:table-cell>
          <table:table-cell/>
          <table:table-cell table:formula="of:=[.F16]/[.B16]" office:value-type="float" office:value="0.879828326180257" calcext:value-type="float">
            <text:p>0.879828326180257</text:p>
          </table:table-cell>
          <table:table-cell table:formula="of:=[.G16]/[.C16]" office:value-type="float" office:value="0.276995305164319" calcext:value-type="float">
            <text:p>0.276995305164319</text:p>
          </table:table-cell>
        </table:table-row>
        <table:table-row table:style-name="ro1">
          <table:table-cell office:value-type="string" calcext:value-type="string">
            <text:p>4gt4-v0_72.qasm </text:p>
          </table:table-cell>
          <table:table-cell office:value-type="float" office:value="854" calcext:value-type="float">
            <text:p>854</text:p>
          </table:table-cell>
          <table:table-cell office:value-type="float" office:value="0.001757" calcext:value-type="float">
            <text:p>0.001757</text:p>
          </table:table-cell>
          <table:table-cell/>
          <table:table-cell office:value-type="string" calcext:value-type="string">
            <text:p>4gt4-v0_72.qasm</text:p>
          </table:table-cell>
          <table:table-cell office:value-type="float" office:value="752" calcext:value-type="float">
            <text:p>752</text:p>
          </table:table-cell>
          <table:table-cell office:value-type="float" office:value="0.000374" calcext:value-type="float">
            <text:p>0.000374</text:p>
          </table:table-cell>
          <table:table-cell/>
          <table:table-cell table:formula="of:=[.F17]/[.B17]" office:value-type="float" office:value="0.88056206088993" calcext:value-type="float">
            <text:p>0.88056206088993</text:p>
          </table:table-cell>
          <table:table-cell table:formula="of:=[.G17]/[.C17]" office:value-type="float" office:value="0.212862834376779" calcext:value-type="float">
            <text:p>0.212862834376779</text:p>
          </table:table-cell>
        </table:table-row>
        <table:table-row table:style-name="ro1">
          <table:table-cell office:value-type="string" calcext:value-type="string">
            <text:p>4gt4-v0_73.qasm </text:p>
          </table:table-cell>
          <table:table-cell office:value-type="float" office:value="1342" calcext:value-type="float">
            <text:p>1342</text:p>
          </table:table-cell>
          <table:table-cell office:value-type="float" office:value="0.002684" calcext:value-type="float">
            <text:p>0.002684</text:p>
          </table:table-cell>
          <table:table-cell/>
          <table:table-cell office:value-type="string" calcext:value-type="string">
            <text:p>4gt4-v0_73.qasm</text:p>
          </table:table-cell>
          <table:table-cell office:value-type="float" office:value="1461" calcext:value-type="float">
            <text:p>1461</text:p>
          </table:table-cell>
          <table:table-cell office:value-type="float" office:value="0.000426" calcext:value-type="float">
            <text:p>0.000426</text:p>
          </table:table-cell>
          <table:table-cell/>
          <table:table-cell table:formula="of:=[.F18]/[.B18]" office:value-type="float" office:value="1.08867362146051" calcext:value-type="float">
            <text:p>1.08867362146051</text:p>
          </table:table-cell>
          <table:table-cell table:formula="of:=[.G18]/[.C18]" office:value-type="float" office:value="0.158718330849478" calcext:value-type="float">
            <text:p>0.158718330849478</text:p>
          </table:table-cell>
        </table:table-row>
        <table:table-row table:style-name="ro1">
          <table:table-cell office:value-type="string" calcext:value-type="string">
            <text:p>4gt4-v0_78.qasm </text:p>
          </table:table-cell>
          <table:table-cell office:value-type="float" office:value="827" calcext:value-type="float">
            <text:p>827</text:p>
          </table:table-cell>
          <table:table-cell office:value-type="float" office:value="0.000717" calcext:value-type="float">
            <text:p>0.000717</text:p>
          </table:table-cell>
          <table:table-cell/>
          <table:table-cell office:value-type="string" calcext:value-type="string">
            <text:p>4gt4-v0_78.qasm</text:p>
          </table:table-cell>
          <table:table-cell office:value-type="float" office:value="702" calcext:value-type="float">
            <text:p>702</text:p>
          </table:table-cell>
          <table:table-cell office:value-type="float" office:value="0.000357" calcext:value-type="float">
            <text:p>0.000357</text:p>
          </table:table-cell>
          <table:table-cell/>
          <table:table-cell table:formula="of:=[.F19]/[.B19]" office:value-type="float" office:value="0.848851269649335" calcext:value-type="float">
            <text:p>0.848851269649335</text:p>
          </table:table-cell>
          <table:table-cell table:formula="of:=[.G19]/[.C19]" office:value-type="float" office:value="0.497907949790795" calcext:value-type="float">
            <text:p>0.497907949790795</text:p>
          </table:table-cell>
        </table:table-row>
        <table:table-row table:style-name="ro1">
          <table:table-cell office:value-type="string" calcext:value-type="string">
            <text:p>4gt4-v0_79.qasm </text:p>
          </table:table-cell>
          <table:table-cell office:value-type="float" office:value="787" calcext:value-type="float">
            <text:p>787</text:p>
          </table:table-cell>
          <table:table-cell office:value-type="float" office:value="0.001069" calcext:value-type="float">
            <text:p>0.001069</text:p>
          </table:table-cell>
          <table:table-cell/>
          <table:table-cell office:value-type="string" calcext:value-type="string">
            <text:p>4gt4-v0_79.qasm</text:p>
          </table:table-cell>
          <table:table-cell office:value-type="float" office:value="668" calcext:value-type="float">
            <text:p>668</text:p>
          </table:table-cell>
          <table:table-cell office:value-type="float" office:value="0.000349" calcext:value-type="float">
            <text:p>0.000349</text:p>
          </table:table-cell>
          <table:table-cell/>
          <table:table-cell table:formula="of:=[.F20]/[.B20]" office:value-type="float" office:value="0.848792884371029" calcext:value-type="float">
            <text:p>0.848792884371029</text:p>
          </table:table-cell>
          <table:table-cell table:formula="of:=[.G20]/[.C20]" office:value-type="float" office:value="0.326473339569691" calcext:value-type="float">
            <text:p>0.326473339569691</text:p>
          </table:table-cell>
        </table:table-row>
        <table:table-row table:style-name="ro1">
          <table:table-cell office:value-type="string" calcext:value-type="string">
            <text:p>4gt4-v0_80.qasm </text:p>
          </table:table-cell>
          <table:table-cell office:value-type="float" office:value="653" calcext:value-type="float">
            <text:p>653</text:p>
          </table:table-cell>
          <table:table-cell office:value-type="float" office:value="0.001888" calcext:value-type="float">
            <text:p>0.001888</text:p>
          </table:table-cell>
          <table:table-cell/>
          <table:table-cell office:value-type="string" calcext:value-type="string">
            <text:p>4gt4-v0_80.qasm</text:p>
          </table:table-cell>
          <table:table-cell office:value-type="float" office:value="594" calcext:value-type="float">
            <text:p>594</text:p>
          </table:table-cell>
          <table:table-cell office:value-type="float" office:value="0.000182" calcext:value-type="float">
            <text:p>0.000182</text:p>
          </table:table-cell>
          <table:table-cell/>
          <table:table-cell table:formula="of:=[.F21]/[.B21]" office:value-type="float" office:value="0.909647779479326" calcext:value-type="float">
            <text:p>0.909647779479326</text:p>
          </table:table-cell>
          <table:table-cell table:formula="of:=[.G21]/[.C21]" office:value-type="float" office:value="0.0963983050847458" calcext:value-type="float">
            <text:p>0.096398305084746</text:p>
          </table:table-cell>
        </table:table-row>
        <table:table-row table:style-name="ro1">
          <table:table-cell office:value-type="string" calcext:value-type="string">
            <text:p>4gt4-v1_74.qasm </text:p>
          </table:table-cell>
          <table:table-cell office:value-type="float" office:value="905" calcext:value-type="float">
            <text:p>905</text:p>
          </table:table-cell>
          <table:table-cell office:value-type="float" office:value="0.001119" calcext:value-type="float">
            <text:p>0.001119</text:p>
          </table:table-cell>
          <table:table-cell/>
          <table:table-cell office:value-type="string" calcext:value-type="string">
            <text:p>4gt4-v1_74.qasm</text:p>
          </table:table-cell>
          <table:table-cell office:value-type="float" office:value="891" calcext:value-type="float">
            <text:p>891</text:p>
          </table:table-cell>
          <table:table-cell office:value-type="float" office:value="0.000398" calcext:value-type="float">
            <text:p>0.000398</text:p>
          </table:table-cell>
          <table:table-cell/>
          <table:table-cell table:formula="of:=[.F22]/[.B22]" office:value-type="float" office:value="0.984530386740331" calcext:value-type="float">
            <text:p>0.984530386740331</text:p>
          </table:table-cell>
          <table:table-cell table:formula="of:=[.G22]/[.C22]" office:value-type="float" office:value="0.355674709562109" calcext:value-type="float">
            <text:p>0.355674709562109</text:p>
          </table:table-cell>
        </table:table-row>
        <table:table-row table:style-name="ro1">
          <table:table-cell office:value-type="string" calcext:value-type="string">
            <text:p>4gt5_75.qasm </text:p>
          </table:table-cell>
          <table:table-cell office:value-type="float" office:value="291" calcext:value-type="float">
            <text:p>291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string" calcext:value-type="string">
            <text:p>4gt5_75.qasm</text:p>
          </table:table-cell>
          <table:table-cell office:value-type="float" office:value="349" calcext:value-type="float">
            <text:p>349</text:p>
          </table:table-cell>
          <table:table-cell office:value-type="float" office:value="0.000086" calcext:value-type="float">
            <text:p>8.6E-05</text:p>
          </table:table-cell>
          <table:table-cell/>
          <table:table-cell table:formula="of:=[.F23]/[.B23]" office:value-type="float" office:value="1.19931271477663" calcext:value-type="float">
            <text:p>1.19931271477663</text:p>
          </table:table-cell>
          <table:table-cell table:formula="of:=[.G23]/[.C23]" office:value-type="float" office:value="0.164435946462715" calcext:value-type="float">
            <text:p>0.164435946462715</text:p>
          </table:table-cell>
        </table:table-row>
        <table:table-row table:style-name="ro1">
          <table:table-cell office:value-type="string" calcext:value-type="string">
            <text:p>4gt5_76.qasm </text:p>
          </table:table-cell>
          <table:table-cell office:value-type="float" office:value="343" calcext:value-type="float">
            <text:p>343</text:p>
          </table:table-cell>
          <table:table-cell office:value-type="float" office:value="0.000552" calcext:value-type="float">
            <text:p>0.000552</text:p>
          </table:table-cell>
          <table:table-cell/>
          <table:table-cell office:value-type="string" calcext:value-type="string">
            <text:p>4gt5_76.qasm</text:p>
          </table:table-cell>
          <table:table-cell office:value-type="float" office:value="258" calcext:value-type="float">
            <text:p>258</text:p>
          </table:table-cell>
          <table:table-cell office:value-type="float" office:value="0.000147" calcext:value-type="float">
            <text:p>0.000147</text:p>
          </table:table-cell>
          <table:table-cell/>
          <table:table-cell table:formula="of:=[.F24]/[.B24]" office:value-type="float" office:value="0.752186588921283" calcext:value-type="float">
            <text:p>0.752186588921283</text:p>
          </table:table-cell>
          <table:table-cell table:formula="of:=[.G24]/[.C24]" office:value-type="float" office:value="0.266304347826087" calcext:value-type="float">
            <text:p>0.266304347826087</text:p>
          </table:table-cell>
        </table:table-row>
        <table:table-row table:style-name="ro1">
          <table:table-cell office:value-type="string" calcext:value-type="string">
            <text:p>4gt5_77.qasm </text:p>
          </table:table-cell>
          <table:table-cell office:value-type="float" office:value="440" calcext:value-type="float">
            <text:p>440</text:p>
          </table:table-cell>
          <table:table-cell office:value-type="float" office:value="0.000792" calcext:value-type="float">
            <text:p>0.000792</text:p>
          </table:table-cell>
          <table:table-cell/>
          <table:table-cell office:value-type="string" calcext:value-type="string">
            <text:p>4gt5_77.qasm</text:p>
          </table:table-cell>
          <table:table-cell office:value-type="float" office:value="377" calcext:value-type="float">
            <text:p>377</text:p>
          </table:table-cell>
          <table:table-cell office:value-type="float" office:value="0.000207" calcext:value-type="float">
            <text:p>0.000207</text:p>
          </table:table-cell>
          <table:table-cell/>
          <table:table-cell table:formula="of:=[.F25]/[.B25]" office:value-type="float" office:value="0.856818181818182" calcext:value-type="float">
            <text:p>0.856818181818182</text:p>
          </table:table-cell>
          <table:table-cell table:formula="of:=[.G25]/[.C25]" office:value-type="float" office:value="0.261363636363636" calcext:value-type="float">
            <text:p>0.261363636363636</text:p>
          </table:table-cell>
        </table:table-row>
        <table:table-row table:style-name="ro1">
          <table:table-cell office:value-type="string" calcext:value-type="string">
            <text:p>4mod5-bdd_287.qasm </text:p>
          </table:table-cell>
          <table:table-cell office:value-type="float" office:value="253" calcext:value-type="float">
            <text:p>253</text:p>
          </table:table-cell>
          <table:table-cell office:value-type="float" office:value="0.000383" calcext:value-type="float">
            <text:p>0.000383</text:p>
          </table:table-cell>
          <table:table-cell/>
          <table:table-cell office:value-type="string" calcext:value-type="string">
            <text:p>4mod5-bdd_287.qasm</text:p>
          </table:table-cell>
          <table:table-cell office:value-type="float" office:value="243" calcext:value-type="float">
            <text:p>243</text:p>
          </table:table-cell>
          <table:table-cell office:value-type="float" office:value="0.000079" calcext:value-type="float">
            <text:p>7.9E-05</text:p>
          </table:table-cell>
          <table:table-cell/>
          <table:table-cell table:formula="of:=[.F26]/[.B26]" office:value-type="float" office:value="0.960474308300395" calcext:value-type="float">
            <text:p>0.960474308300395</text:p>
          </table:table-cell>
          <table:table-cell table:formula="of:=[.G26]/[.C26]" office:value-type="float" office:value="0.206266318537859" calcext:value-type="float">
            <text:p>0.206266318537859</text:p>
          </table:table-cell>
        </table:table-row>
        <table:table-row table:style-name="ro1">
          <table:table-cell office:value-type="string" calcext:value-type="string">
            <text:p>4mod5-v0_18.qasm </text:p>
          </table:table-cell>
          <table:table-cell office:value-type="float" office:value="222" calcext:value-type="float">
            <text:p>222</text:p>
          </table:table-cell>
          <table:table-cell office:value-type="float" office:value="0.000203" calcext:value-type="float">
            <text:p>0.000203</text:p>
          </table:table-cell>
          <table:table-cell/>
          <table:table-cell office:value-type="string" calcext:value-type="string">
            <text:p>4mod5-v0_18.qasm</text:p>
          </table:table-cell>
          <table:table-cell office:value-type="float" office:value="199" calcext:value-type="float">
            <text:p>199</text:p>
          </table:table-cell>
          <table:table-cell office:value-type="float" office:value="0.000103" calcext:value-type="float">
            <text:p>0.000103</text:p>
          </table:table-cell>
          <table:table-cell/>
          <table:table-cell table:formula="of:=[.F27]/[.B27]" office:value-type="float" office:value="0.896396396396396" calcext:value-type="float">
            <text:p>0.896396396396396</text:p>
          </table:table-cell>
          <table:table-cell table:formula="of:=[.G27]/[.C27]" office:value-type="float" office:value="0.507389162561576" calcext:value-type="float">
            <text:p>0.507389162561576</text:p>
          </table:table-cell>
        </table:table-row>
        <table:table-row table:style-name="ro1">
          <table:table-cell office:value-type="string" calcext:value-type="string">
            <text:p>4mod5-v0_19.qasm </text:p>
          </table:table-cell>
          <table:table-cell office:value-type="float" office:value="119" calcext:value-type="float">
            <text:p>119</text:p>
          </table:table-cell>
          <table:table-cell office:value-type="float" office:value="0.000121" calcext:value-type="float">
            <text:p>0.000121</text:p>
          </table:table-cell>
          <table:table-cell/>
          <table:table-cell office:value-type="string" calcext:value-type="string">
            <text:p>4mod5-v0_19.qasm</text:p>
          </table:table-cell>
          <table:table-cell office:value-type="float" office:value="92" calcext:value-type="float">
            <text:p>92</text:p>
          </table:table-cell>
          <table:table-cell office:value-type="float" office:value="0.000023" calcext:value-type="float">
            <text:p>2.3E-05</text:p>
          </table:table-cell>
          <table:table-cell/>
          <table:table-cell table:formula="of:=[.F28]/[.B28]" office:value-type="float" office:value="0.773109243697479" calcext:value-type="float">
            <text:p>0.773109243697479</text:p>
          </table:table-cell>
          <table:table-cell table:formula="of:=[.G28]/[.C28]" office:value-type="float" office:value="0.190082644628099" calcext:value-type="float">
            <text:p>0.190082644628099</text:p>
          </table:table-cell>
        </table:table-row>
        <table:table-row table:style-name="ro1">
          <table:table-cell office:value-type="string" calcext:value-type="string">
            <text:p>4mod5-v0_20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27" calcext:value-type="float">
            <text:p>0.000127</text:p>
          </table:table-cell>
          <table:table-cell/>
          <table:table-cell office:value-type="string" calcext:value-type="string">
            <text:p>4mod5-v0_20.qasm</text:p>
          </table:table-cell>
          <table:table-cell office:value-type="float" office:value="57" calcext:value-type="float">
            <text:p>57</text:p>
          </table:table-cell>
          <table:table-cell office:value-type="float" office:value="0.000037" calcext:value-type="float">
            <text:p>3.7E-05</text:p>
          </table:table-cell>
          <table:table-cell/>
          <table:table-cell table:formula="of:=[.F29]/[.B29]" office:value-type="float" office:value="0.95" calcext:value-type="float">
            <text:p>0.95</text:p>
          </table:table-cell>
          <table:table-cell table:formula="of:=[.G29]/[.C29]" office:value-type="float" office:value="0.291338582677165" calcext:value-type="float">
            <text:p>0.291338582677165</text:p>
          </table:table-cell>
        </table:table-row>
        <table:table-row table:style-name="ro1">
          <table:table-cell office:value-type="string" calcext:value-type="string">
            <text:p>4mod5-v1_22.qasm </text:p>
          </table:table-cell>
          <table:table-cell office:value-type="float" office:value="68" calcext:value-type="float">
            <text:p>68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string" calcext:value-type="string">
            <text:p>4mod5-v1_22.qasm</text:p>
          </table:table-cell>
          <table:table-cell office:value-type="float" office:value="42" calcext:value-type="float">
            <text:p>42</text:p>
          </table:table-cell>
          <table:table-cell office:value-type="float" office:value="0.000039" calcext:value-type="float">
            <text:p>3.9E-05</text:p>
          </table:table-cell>
          <table:table-cell/>
          <table:table-cell table:formula="of:=[.F30]/[.B30]" office:value-type="float" office:value="0.617647058823529" calcext:value-type="float">
            <text:p>0.617647058823529</text:p>
          </table:table-cell>
          <table:table-cell table:formula="of:=[.G30]/[.C30]" office:value-type="float" office:value="0.263513513513513" calcext:value-type="float">
            <text:p>0.263513513513513</text:p>
          </table:table-cell>
        </table:table-row>
        <table:table-row table:style-name="ro1">
          <table:table-cell office:value-type="string" calcext:value-type="string">
            <text:p>4mod5-v1_23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89" calcext:value-type="float">
            <text:p>0.000389</text:p>
          </table:table-cell>
          <table:table-cell/>
          <table:table-cell office:value-type="string" calcext:value-type="string">
            <text:p>4mod5-v1_23.qasm</text:p>
          </table:table-cell>
          <table:table-cell office:value-type="float" office:value="205" calcext:value-type="float">
            <text:p>205</text:p>
          </table:table-cell>
          <table:table-cell office:value-type="float" office:value="0.000093" calcext:value-type="float">
            <text:p>9.3E-05</text:p>
          </table:table-cell>
          <table:table-cell/>
          <table:table-cell table:formula="of:=[.F31]/[.B31]" office:value-type="float" office:value="0.931818181818182" calcext:value-type="float">
            <text:p>0.931818181818182</text:p>
          </table:table-cell>
          <table:table-cell table:formula="of:=[.G31]/[.C31]" office:value-type="float" office:value="0.239074550128535" calcext:value-type="float">
            <text:p>0.239074550128535</text:p>
          </table:table-cell>
        </table:table-row>
        <table:table-row table:style-name="ro1">
          <table:table-cell office:value-type="string" calcext:value-type="string">
            <text:p>4mod5-v1_24.qasm </text:p>
          </table:table-cell>
          <table:table-cell office:value-type="float" office:value="113" calcext:value-type="float">
            <text:p>113</text:p>
          </table:table-cell>
          <table:table-cell office:value-type="float" office:value="0.000194" calcext:value-type="float">
            <text:p>0.000194</text:p>
          </table:table-cell>
          <table:table-cell/>
          <table:table-cell office:value-type="string" calcext:value-type="string">
            <text:p>4mod5-v1_24.qasm</text:p>
          </table:table-cell>
          <table:table-cell office:value-type="float" office:value="125" calcext:value-type="float">
            <text:p>125</text:p>
          </table:table-cell>
          <table:table-cell office:value-type="float" office:value="0.000049" calcext:value-type="float">
            <text:p>4.9E-05</text:p>
          </table:table-cell>
          <table:table-cell/>
          <table:table-cell table:formula="of:=[.F32]/[.B32]" office:value-type="float" office:value="1.10619469026549" calcext:value-type="float">
            <text:p>1.10619469026549</text:p>
          </table:table-cell>
          <table:table-cell table:formula="of:=[.G32]/[.C32]" office:value-type="float" office:value="0.252577319587629" calcext:value-type="float">
            <text:p>0.252577319587629</text:p>
          </table:table-cell>
        </table:table-row>
        <table:table-row table:style-name="ro1">
          <table:table-cell office:value-type="string" calcext:value-type="string">
            <text:p>4mod7-v0_94.qasm </text:p>
          </table:table-cell>
          <table:table-cell office:value-type="float" office:value="510" calcext:value-type="float">
            <text:p>510</text:p>
          </table:table-cell>
          <table:table-cell office:value-type="float" office:value="0.000804" calcext:value-type="float">
            <text:p>0.000804</text:p>
          </table:table-cell>
          <table:table-cell/>
          <table:table-cell office:value-type="string" calcext:value-type="string">
            <text:p>4mod7-v0_94.qasm</text:p>
          </table:table-cell>
          <table:table-cell office:value-type="float" office:value="497" calcext:value-type="float">
            <text:p>497</text:p>
          </table:table-cell>
          <table:table-cell office:value-type="float" office:value="0.000203" calcext:value-type="float">
            <text:p>0.000203</text:p>
          </table:table-cell>
          <table:table-cell/>
          <table:table-cell table:formula="of:=[.F33]/[.B33]" office:value-type="float" office:value="0.974509803921569" calcext:value-type="float">
            <text:p>0.974509803921569</text:p>
          </table:table-cell>
          <table:table-cell table:formula="of:=[.G33]/[.C33]" office:value-type="float" office:value="0.252487562189055" calcext:value-type="float">
            <text:p>0.252487562189055</text:p>
          </table:table-cell>
        </table:table-row>
        <table:table-row table:style-name="ro1">
          <table:table-cell office:value-type="string" calcext:value-type="string">
            <text:p>4mod7-v1_96.qasm </text:p>
          </table:table-cell>
          <table:table-cell office:value-type="float" office:value="523" calcext:value-type="float">
            <text:p>523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string" calcext:value-type="string">
            <text:p>4mod7-v1_96.qasm</text:p>
          </table:table-cell>
          <table:table-cell office:value-type="float" office:value="546" calcext:value-type="float">
            <text:p>546</text:p>
          </table:table-cell>
          <table:table-cell office:value-type="float" office:value="0.000246" calcext:value-type="float">
            <text:p>0.000246</text:p>
          </table:table-cell>
          <table:table-cell/>
          <table:table-cell table:formula="of:=[.F34]/[.B34]" office:value-type="float" office:value="1.04397705544933" calcext:value-type="float">
            <text:p>1.04397705544933</text:p>
          </table:table-cell>
          <table:table-cell table:formula="of:=[.G34]/[.C34]" office:value-type="float" office:value="0.36283185840708" calcext:value-type="float">
            <text:p>0.36283185840708</text:p>
          </table:table-cell>
        </table:table-row>
        <table:table-row table:style-name="ro1">
          <table:table-cell office:value-type="string" calcext:value-type="string">
            <text:p>9symml_195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6.87746" calcext:value-type="float">
            <text:p>6.87746</text:p>
          </table:table-cell>
          <table:table-cell/>
          <table:table-cell office:value-type="string" calcext:value-type="string">
            <text:p>9symml_195.qasm</text:p>
          </table:table-cell>
          <table:table-cell office:value-type="float" office:value="125989" calcext:value-type="float">
            <text:p>125989</text:p>
          </table:table-cell>
          <table:table-cell office:value-type="float" office:value="0.034742" calcext:value-type="float">
            <text:p>0.034742</text:p>
          </table:table-cell>
          <table:table-cell/>
          <table:table-cell table:formula="of:=[.F35]/[.B35]" office:value-type="float" office:value="0.959762628455638" calcext:value-type="float">
            <text:p>0.959762628455638</text:p>
          </table:table-cell>
          <table:table-cell table:formula="of:=[.G35]/[.C35]" office:value-type="float" office:value="0.00505157427306011" calcext:value-type="float">
            <text:p>0.00505157427306</text:p>
          </table:table-cell>
        </table:table-row>
        <table:table-row table:style-name="ro1">
          <table:table-cell office:value-type="string" calcext:value-type="string">
            <text:p>adr4_197.qasm </text:p>
          </table:table-cell>
          <table:table-cell office:value-type="float" office:value="12667" calcext:value-type="float">
            <text:p>12667</text:p>
          </table:table-cell>
          <table:table-cell office:value-type="float" office:value="0.083772" calcext:value-type="float">
            <text:p>0.083772</text:p>
          </table:table-cell>
          <table:table-cell/>
          <table:table-cell office:value-type="string" calcext:value-type="string">
            <text:p>adr4_197.qasm</text:p>
          </table:table-cell>
          <table:table-cell office:value-type="float" office:value="13054" calcext:value-type="float">
            <text:p>13054</text:p>
          </table:table-cell>
          <table:table-cell office:value-type="float" office:value="0.005379" calcext:value-type="float">
            <text:p>0.005379</text:p>
          </table:table-cell>
          <table:table-cell/>
          <table:table-cell table:formula="of:=[.F36]/[.B36]" office:value-type="float" office:value="1.03055182758348" calcext:value-type="float">
            <text:p>1.03055182758348</text:p>
          </table:table-cell>
          <table:table-cell table:formula="of:=[.G36]/[.C36]" office:value-type="float" office:value="0.0642099985675405" calcext:value-type="float">
            <text:p>0.064209998567541</text:p>
          </table:table-cell>
        </table:table-row>
        <table:table-row table:style-name="ro1">
          <table:table-cell office:value-type="string" calcext:value-type="string">
            <text:p>aj-e11_165.qasm </text:p>
          </table:table-cell>
          <table:table-cell office:value-type="float" office:value="474" calcext:value-type="float">
            <text:p>474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aj-e11_165.qasm</text:p>
          </table:table-cell>
          <table:table-cell office:value-type="float" office:value="427" calcext:value-type="float">
            <text:p>427</text:p>
          </table:table-cell>
          <table:table-cell office:value-type="float" office:value="0.000125" calcext:value-type="float">
            <text:p>0.000125</text:p>
          </table:table-cell>
          <table:table-cell/>
          <table:table-cell table:formula="of:=[.F37]/[.B37]" office:value-type="float" office:value="0.90084388185654" calcext:value-type="float">
            <text:p>0.90084388185654</text:p>
          </table:table-cell>
          <table:table-cell table:formula="of:=[.G37]/[.C37]" office:value-type="float" office:value="0.378787878787879" calcext:value-type="float">
            <text:p>0.378787878787879</text:p>
          </table:table-cell>
        </table:table-row>
        <table:table-row table:style-name="ro1">
          <table:table-cell office:value-type="string" calcext:value-type="string">
            <text:p>alu-bdd_288.qasm </text:p>
          </table:table-cell>
          <table:table-cell office:value-type="float" office:value="298" calcext:value-type="float">
            <text:p>298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string" calcext:value-type="string">
            <text:p>alu-bdd_288.qasm</text:p>
          </table:table-cell>
          <table:table-cell office:value-type="float" office:value="293" calcext:value-type="float">
            <text:p>293</text:p>
          </table:table-cell>
          <table:table-cell office:value-type="float" office:value="0.000121" calcext:value-type="float">
            <text:p>0.000121</text:p>
          </table:table-cell>
          <table:table-cell/>
          <table:table-cell table:formula="of:=[.F38]/[.B38]" office:value-type="float" office:value="0.983221476510067" calcext:value-type="float">
            <text:p>0.983221476510067</text:p>
          </table:table-cell>
          <table:table-cell table:formula="of:=[.G38]/[.C38]" office:value-type="float" office:value="0.48207171314741" calcext:value-type="float">
            <text:p>0.48207171314741</text:p>
          </table:table-cell>
        </table:table-row>
        <table:table-row table:style-name="ro1">
          <table:table-cell office:value-type="string" calcext:value-type="string">
            <text:p>alu-v0_26.qasm </text:p>
          </table:table-cell>
          <table:table-cell office:value-type="float" office:value="279" calcext:value-type="float">
            <text:p>279</text:p>
          </table:table-cell>
          <table:table-cell office:value-type="float" office:value="0.000585" calcext:value-type="float">
            <text:p>0.000585</text:p>
          </table:table-cell>
          <table:table-cell/>
          <table:table-cell office:value-type="string" calcext:value-type="string">
            <text:p>alu-v0_26.qasm</text:p>
          </table:table-cell>
          <table:table-cell office:value-type="float" office:value="319" calcext:value-type="float">
            <text:p>319</text:p>
          </table:table-cell>
          <table:table-cell office:value-type="float" office:value="0.000117" calcext:value-type="float">
            <text:p>0.000117</text:p>
          </table:table-cell>
          <table:table-cell/>
          <table:table-cell table:formula="of:=[.F39]/[.B39]" office:value-type="float" office:value="1.14336917562724" calcext:value-type="float">
            <text:p>1.14336917562724</text:p>
          </table:table-cell>
          <table:table-cell table:formula="of:=[.G39]/[.C39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lu-v0_27.qasm </text:p>
          </table:table-cell>
          <table:table-cell office:value-type="float" office:value="133" calcext:value-type="float">
            <text:p>133</text:p>
          </table:table-cell>
          <table:table-cell office:value-type="float" office:value="0.000366" calcext:value-type="float">
            <text:p>0.000366</text:p>
          </table:table-cell>
          <table:table-cell/>
          <table:table-cell office:value-type="string" calcext:value-type="string">
            <text:p>alu-v0_27.qasm</text:p>
          </table:table-cell>
          <table:table-cell office:value-type="float" office:value="94" calcext:value-type="float">
            <text:p>94</text:p>
          </table:table-cell>
          <table:table-cell office:value-type="float" office:value="0.000058" calcext:value-type="float">
            <text:p>5.8E-05</text:p>
          </table:table-cell>
          <table:table-cell/>
          <table:table-cell table:formula="of:=[.F40]/[.B40]" office:value-type="float" office:value="0.706766917293233" calcext:value-type="float">
            <text:p>0.706766917293233</text:p>
          </table:table-cell>
          <table:table-cell table:formula="of:=[.G40]/[.C40]" office:value-type="float" office:value="0.158469945355191" calcext:value-type="float">
            <text:p>0.158469945355191</text:p>
          </table:table-cell>
        </table:table-row>
        <table:table-row table:style-name="ro1">
          <table:table-cell office:value-type="string" calcext:value-type="string">
            <text:p>alu-v1_28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34" calcext:value-type="float">
            <text:p>0.000334</text:p>
          </table:table-cell>
          <table:table-cell/>
          <table:table-cell office:value-type="string" calcext:value-type="string">
            <text:p>alu-v1_28.qasm</text:p>
          </table:table-cell>
          <table:table-cell office:value-type="float" office:value="86" calcext:value-type="float">
            <text:p>86</text:p>
          </table:table-cell>
          <table:table-cell office:value-type="float" office:value="0.000037" calcext:value-type="float">
            <text:p>3.7E-05</text:p>
          </table:table-cell>
          <table:table-cell/>
          <table:table-cell table:formula="of:=[.F41]/[.B41]" office:value-type="float" office:value="0.641791044776119" calcext:value-type="float">
            <text:p>0.641791044776119</text:p>
          </table:table-cell>
          <table:table-cell table:formula="of:=[.G41]/[.C41]" office:value-type="float" office:value="0.110778443113772" calcext:value-type="float">
            <text:p>0.110778443113772</text:p>
          </table:table-cell>
        </table:table-row>
        <table:table-row table:style-name="ro1">
          <table:table-cell office:value-type="string" calcext:value-type="string">
            <text:p>alu-v1_29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7" calcext:value-type="float">
            <text:p>0.000367</text:p>
          </table:table-cell>
          <table:table-cell/>
          <table:table-cell office:value-type="string" calcext:value-type="string">
            <text:p>alu-v1_29.qasm</text:p>
          </table:table-cell>
          <table:table-cell office:value-type="float" office:value="152" calcext:value-type="float">
            <text:p>152</text:p>
          </table:table-cell>
          <table:table-cell office:value-type="float" office:value="0.000082" calcext:value-type="float">
            <text:p>8.2E-05</text:p>
          </table:table-cell>
          <table:table-cell/>
          <table:table-cell table:formula="of:=[.F42]/[.B42]" office:value-type="float" office:value="1.13432835820896" calcext:value-type="float">
            <text:p>1.13432835820896</text:p>
          </table:table-cell>
          <table:table-cell table:formula="of:=[.G42]/[.C42]" office:value-type="float" office:value="0.223433242506812" calcext:value-type="float">
            <text:p>0.223433242506812</text:p>
          </table:table-cell>
        </table:table-row>
        <table:table-row table:style-name="ro1">
          <table:table-cell office:value-type="string" calcext:value-type="string">
            <text:p>alu-v2_30.qasm </text:p>
          </table:table-cell>
          <table:table-cell office:value-type="float" office:value="1771" calcext:value-type="float">
            <text:p>1771</text:p>
          </table:table-cell>
          <table:table-cell office:value-type="float" office:value="0.002928" calcext:value-type="float">
            <text:p>0.002928</text:p>
          </table:table-cell>
          <table:table-cell/>
          <table:table-cell office:value-type="string" calcext:value-type="string">
            <text:p>alu-v2_30.qasm</text:p>
          </table:table-cell>
          <table:table-cell office:value-type="float" office:value="1541" calcext:value-type="float">
            <text:p>1541</text:p>
          </table:table-cell>
          <table:table-cell office:value-type="float" office:value="0.000459" calcext:value-type="float">
            <text:p>0.000459</text:p>
          </table:table-cell>
          <table:table-cell/>
          <table:table-cell table:formula="of:=[.F43]/[.B43]" office:value-type="float" office:value="0.87012987012987" calcext:value-type="float">
            <text:p>0.87012987012987</text:p>
          </table:table-cell>
          <table:table-cell table:formula="of:=[.G43]/[.C43]" office:value-type="float" office:value="0.156762295081967" calcext:value-type="float">
            <text:p>0.156762295081967</text:p>
          </table:table-cell>
        </table:table-row>
        <table:table-row table:style-name="ro1">
          <table:table-cell office:value-type="string" calcext:value-type="string">
            <text:p>alu-v2_31.qasm </text:p>
          </table:table-cell>
          <table:table-cell office:value-type="float" office:value="1538" calcext:value-type="float">
            <text:p>1538</text:p>
          </table:table-cell>
          <table:table-cell office:value-type="float" office:value="0.00297" calcext:value-type="float">
            <text:p>0.00297</text:p>
          </table:table-cell>
          <table:table-cell/>
          <table:table-cell office:value-type="string" calcext:value-type="string">
            <text:p>alu-v2_31.qasm</text:p>
          </table:table-cell>
          <table:table-cell office:value-type="float" office:value="1310" calcext:value-type="float">
            <text:p>1310</text:p>
          </table:table-cell>
          <table:table-cell office:value-type="float" office:value="0.000689" calcext:value-type="float">
            <text:p>0.000689</text:p>
          </table:table-cell>
          <table:table-cell/>
          <table:table-cell table:formula="of:=[.F44]/[.B44]" office:value-type="float" office:value="0.851755526657997" calcext:value-type="float">
            <text:p>0.851755526657997</text:p>
          </table:table-cell>
          <table:table-cell table:formula="of:=[.G44]/[.C44]" office:value-type="float" office:value="0.231986531986532" calcext:value-type="float">
            <text:p>0.231986531986532</text:p>
          </table:table-cell>
        </table:table-row>
        <table:table-row table:style-name="ro1">
          <table:table-cell office:value-type="string" calcext:value-type="string">
            <text:p>alu-v2_32.qasm </text:p>
          </table:table-cell>
          <table:table-cell office:value-type="float" office:value="536" calcext:value-type="float">
            <text:p>536</text:p>
          </table:table-cell>
          <table:table-cell office:value-type="float" office:value="0.000762" calcext:value-type="float">
            <text:p>0.000762</text:p>
          </table:table-cell>
          <table:table-cell/>
          <table:table-cell office:value-type="string" calcext:value-type="string">
            <text:p>alu-v2_32.qasm</text:p>
          </table:table-cell>
          <table:table-cell office:value-type="float" office:value="411" calcext:value-type="float">
            <text:p>411</text:p>
          </table:table-cell>
          <table:table-cell office:value-type="float" office:value="0.000152" calcext:value-type="float">
            <text:p>0.000152</text:p>
          </table:table-cell>
          <table:table-cell/>
          <table:table-cell table:formula="of:=[.F45]/[.B45]" office:value-type="float" office:value="0.766791044776119" calcext:value-type="float">
            <text:p>0.766791044776119</text:p>
          </table:table-cell>
          <table:table-cell table:formula="of:=[.G45]/[.C45]" office:value-type="float" office:value="0.199475065616798" calcext:value-type="float">
            <text:p>0.199475065616798</text:p>
          </table:table-cell>
        </table:table-row>
        <table:table-row table:style-name="ro1">
          <table:table-cell office:value-type="string" calcext:value-type="string">
            <text:p>alu-v2_33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35" calcext:value-type="float">
            <text:p>0.000135</text:p>
          </table:table-cell>
          <table:table-cell/>
          <table:table-cell office:value-type="string" calcext:value-type="string">
            <text:p>alu-v2_33.qasm</text:p>
          </table:table-cell>
          <table:table-cell office:value-type="float" office:value="117" calcext:value-type="float">
            <text:p>117</text:p>
          </table:table-cell>
          <table:table-cell office:value-type="float" office:value="0.000039" calcext:value-type="float">
            <text:p>3.9E-05</text:p>
          </table:table-cell>
          <table:table-cell/>
          <table:table-cell table:formula="of:=[.F46]/[.B46]" office:value-type="float" office:value="1.07339449541284" calcext:value-type="float">
            <text:p>1.07339449541284</text:p>
          </table:table-cell>
          <table:table-cell table:formula="of:=[.G46]/[.C46]"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string" calcext:value-type="string">
            <text:p>alu-v3_34.qasm </text:p>
          </table:table-cell>
          <table:table-cell office:value-type="float" office:value="164" calcext:value-type="float">
            <text:p>164</text:p>
          </table:table-cell>
          <table:table-cell office:value-type="float" office:value="0.000167" calcext:value-type="float">
            <text:p>0.000167</text:p>
          </table:table-cell>
          <table:table-cell/>
          <table:table-cell office:value-type="string" calcext:value-type="string">
            <text:p>alu-v3_34.qasm</text:p>
          </table:table-cell>
          <table:table-cell office:value-type="float" office:value="133" calcext:value-type="float">
            <text:p>133</text:p>
          </table:table-cell>
          <table:table-cell office:value-type="float" office:value="0.000067" calcext:value-type="float">
            <text:p>6.7E-05</text:p>
          </table:table-cell>
          <table:table-cell/>
          <table:table-cell table:formula="of:=[.F47]/[.B47]" office:value-type="float" office:value="0.810975609756098" calcext:value-type="float">
            <text:p>0.810975609756098</text:p>
          </table:table-cell>
          <table:table-cell table:formula="of:=[.G47]/[.C47]" office:value-type="float" office:value="0.401197604790419" calcext:value-type="float">
            <text:p>0.401197604790419</text:p>
          </table:table-cell>
        </table:table-row>
        <table:table-row table:style-name="ro1">
          <table:table-cell office:value-type="string" calcext:value-type="string">
            <text:p>alu-v3_35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9" calcext:value-type="float">
            <text:p>0.000369</text:p>
          </table:table-cell>
          <table:table-cell/>
          <table:table-cell office:value-type="string" calcext:value-type="string">
            <text:p>alu-v3_35.qasm</text:p>
          </table:table-cell>
          <table:table-cell office:value-type="float" office:value="106" calcext:value-type="float">
            <text:p>106</text:p>
          </table:table-cell>
          <table:table-cell office:value-type="float" office:value="0.000063" calcext:value-type="float">
            <text:p>6.3E-05</text:p>
          </table:table-cell>
          <table:table-cell/>
          <table:table-cell table:formula="of:=[.F48]/[.B48]" office:value-type="float" office:value="0.791044776119403" calcext:value-type="float">
            <text:p>0.791044776119403</text:p>
          </table:table-cell>
          <table:table-cell table:formula="of:=[.G48]/[.C48]" office:value-type="float" office:value="0.170731707317073" calcext:value-type="float">
            <text:p>0.170731707317073</text:p>
          </table:table-cell>
        </table:table-row>
        <table:table-row table:style-name="ro1">
          <table:table-cell office:value-type="string" calcext:value-type="string">
            <text:p>alu-v4_36.qasm </text:p>
          </table:table-cell>
          <table:table-cell office:value-type="float" office:value="361" calcext:value-type="float">
            <text:p>361</text:p>
          </table:table-cell>
          <table:table-cell office:value-type="float" office:value="0.000357" calcext:value-type="float">
            <text:p>0.000357</text:p>
          </table:table-cell>
          <table:table-cell/>
          <table:table-cell office:value-type="string" calcext:value-type="string">
            <text:p>alu-v4_36.qasm</text:p>
          </table:table-cell>
          <table:table-cell office:value-type="float" office:value="272" calcext:value-type="float">
            <text:p>272</text:p>
          </table:table-cell>
          <table:table-cell office:value-type="float" office:value="0.000161" calcext:value-type="float">
            <text:p>0.000161</text:p>
          </table:table-cell>
          <table:table-cell/>
          <table:table-cell table:formula="of:=[.F49]/[.B49]" office:value-type="float" office:value="0.753462603878116" calcext:value-type="float">
            <text:p>0.753462603878116</text:p>
          </table:table-cell>
          <table:table-cell table:formula="of:=[.G49]/[.C49]" office:value-type="float" office:value="0.450980392156863" calcext:value-type="float">
            <text:p>0.450980392156863</text:p>
          </table:table-cell>
        </table:table-row>
        <table:table-row table:style-name="ro1">
          <table:table-cell office:value-type="string" calcext:value-type="string">
            <text:p>alu-v4_37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alu-v4_37.qasm</text:p>
          </table:table-cell>
          <table:table-cell office:value-type="float" office:value="106" calcext:value-type="float">
            <text:p>106</text:p>
          </table:table-cell>
          <table:table-cell office:value-type="float" office:value="0.000064" calcext:value-type="float">
            <text:p>6.4E-05</text:p>
          </table:table-cell>
          <table:table-cell/>
          <table:table-cell table:formula="of:=[.F50]/[.B50]" office:value-type="float" office:value="0.791044776119403" calcext:value-type="float">
            <text:p>0.791044776119403</text:p>
          </table:table-cell>
          <table:table-cell table:formula="of:=[.G50]/[.C50]" office:value-type="float" office:value="0.188235294117647" calcext:value-type="float">
            <text:p>0.188235294117647</text:p>
          </table:table-cell>
        </table:table-row>
        <table:table-row table:style-name="ro1">
          <table:table-cell office:value-type="string" calcext:value-type="string">
            <text:p>C17_204.qasm </text:p>
          </table:table-cell>
          <table:table-cell office:value-type="float" office:value="1623" calcext:value-type="float">
            <text:p>1623</text:p>
          </table:table-cell>
          <table:table-cell office:value-type="float" office:value="0.003706" calcext:value-type="float">
            <text:p>0.003706</text:p>
          </table:table-cell>
          <table:table-cell/>
          <table:table-cell office:value-type="string" calcext:value-type="string">
            <text:p>C17_204.qasm</text:p>
          </table:table-cell>
          <table:table-cell office:value-type="float" office:value="1676" calcext:value-type="float">
            <text:p>1676</text:p>
          </table:table-cell>
          <table:table-cell office:value-type="float" office:value="0.000703" calcext:value-type="float">
            <text:p>0.000703</text:p>
          </table:table-cell>
          <table:table-cell/>
          <table:table-cell table:formula="of:=[.F51]/[.B51]" office:value-type="float" office:value="1.03265557609365" calcext:value-type="float">
            <text:p>1.03265557609365</text:p>
          </table:table-cell>
          <table:table-cell table:formula="of:=[.G51]/[.C51]" office:value-type="float" office:value="0.189692390717755" calcext:value-type="float">
            <text:p>0.189692390717755</text:p>
          </table:table-cell>
        </table:table-row>
        <table:table-row table:style-name="ro1">
          <table:table-cell office:value-type="string" calcext:value-type="string">
            <text:p>clip_206.qasm </text:p>
          </table:table-cell>
          <table:table-cell office:value-type="float" office:value="130216" calcext:value-type="float">
            <text:p>130216</text:p>
          </table:table-cell>
          <table:table-cell office:value-type="float" office:value="38.0082" calcext:value-type="float">
            <text:p>38.0082</text:p>
          </table:table-cell>
          <table:table-cell/>
          <table:table-cell office:value-type="string" calcext:value-type="string">
            <text:p>clip_206.qasm</text:p>
          </table:table-cell>
          <table:table-cell office:value-type="float" office:value="125903" calcext:value-type="float">
            <text:p>125903</text:p>
          </table:table-cell>
          <table:table-cell office:value-type="float" office:value="0.057054" calcext:value-type="float">
            <text:p>0.057054</text:p>
          </table:table-cell>
          <table:table-cell/>
          <table:table-cell table:formula="of:=[.F52]/[.B52]" office:value-type="float" office:value="0.96687811021687" calcext:value-type="float">
            <text:p>0.96687811021687</text:p>
          </table:table-cell>
          <table:table-cell table:formula="of:=[.G52]/[.C52]" office:value-type="float" office:value="0.00150109713167159" calcext:value-type="float">
            <text:p>0.001501097131672</text:p>
          </table:table-cell>
        </table:table-row>
        <table:table-row table:style-name="ro1">
          <table:table-cell office:value-type="string" calcext:value-type="string">
            <text:p>cm152a_212.qasm </text:p>
          </table:table-cell>
          <table:table-cell office:value-type="float" office:value="4352" calcext:value-type="float">
            <text:p>4352</text:p>
          </table:table-cell>
          <table:table-cell office:value-type="float" office:value="0.023812" calcext:value-type="float">
            <text:p>0.023812</text:p>
          </table:table-cell>
          <table:table-cell/>
          <table:table-cell office:value-type="string" calcext:value-type="string">
            <text:p>cm152a_212.qasm</text:p>
          </table:table-cell>
          <table:table-cell office:value-type="float" office:value="3778" calcext:value-type="float">
            <text:p>3778</text:p>
          </table:table-cell>
          <table:table-cell office:value-type="float" office:value="0.001212" calcext:value-type="float">
            <text:p>0.001212</text:p>
          </table:table-cell>
          <table:table-cell/>
          <table:table-cell table:formula="of:=[.F53]/[.B53]" office:value-type="float" office:value="0.868106617647059" calcext:value-type="float">
            <text:p>0.868106617647059</text:p>
          </table:table-cell>
          <table:table-cell table:formula="of:=[.G53]/[.C53]" office:value-type="float" office:value="0.0508987065345204" calcext:value-type="float">
            <text:p>0.05089870653452</text:p>
          </table:table-cell>
        </table:table-row>
        <table:table-row table:style-name="ro1">
          <table:table-cell office:value-type="string" calcext:value-type="string">
            <text:p>cm42a_207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23277" calcext:value-type="float">
            <text:p>0.023277</text:p>
          </table:table-cell>
          <table:table-cell/>
          <table:table-cell office:value-type="string" calcext:value-type="string">
            <text:p>cm42a_207.qasm</text:p>
          </table:table-cell>
          <table:table-cell office:value-type="float" office:value="6309" calcext:value-type="float">
            <text:p>6309</text:p>
          </table:table-cell>
          <table:table-cell office:value-type="float" office:value="0.003095" calcext:value-type="float">
            <text:p>0.003095</text:p>
          </table:table-cell>
          <table:table-cell/>
          <table:table-cell table:formula="of:=[.F54]/[.B54]" office:value-type="float" office:value="1.00557857825948" calcext:value-type="float">
            <text:p>1.00557857825948</text:p>
          </table:table-cell>
          <table:table-cell table:formula="of:=[.G54]/[.C54]" office:value-type="float" office:value="0.132963869914508" calcext:value-type="float">
            <text:p>0.132963869914508</text:p>
          </table:table-cell>
        </table:table-row>
        <table:table-row table:style-name="ro1">
          <table:table-cell office:value-type="string" calcext:value-type="string">
            <text:p>cm82a_208.qasm </text:p>
          </table:table-cell>
          <table:table-cell office:value-type="float" office:value="2235" calcext:value-type="float">
            <text:p>2235</text:p>
          </table:table-cell>
          <table:table-cell office:value-type="float" office:value="0.016693" calcext:value-type="float">
            <text:p>0.016693</text:p>
          </table:table-cell>
          <table:table-cell/>
          <table:table-cell office:value-type="string" calcext:value-type="string">
            <text:p>cm82a_208.qasm</text:p>
          </table:table-cell>
          <table:table-cell office:value-type="float" office:value="1917" calcext:value-type="float">
            <text:p>1917</text:p>
          </table:table-cell>
          <table:table-cell office:value-type="float" office:value="0.000578" calcext:value-type="float">
            <text:p>0.000578</text:p>
          </table:table-cell>
          <table:table-cell/>
          <table:table-cell table:formula="of:=[.F55]/[.B55]" office:value-type="float" office:value="0.857718120805369" calcext:value-type="float">
            <text:p>0.857718120805369</text:p>
          </table:table-cell>
          <table:table-cell table:formula="of:=[.G55]/[.C55]" office:value-type="float" office:value="0.034625292038579" calcext:value-type="float">
            <text:p>0.034625292038579</text:p>
          </table:table-cell>
        </table:table-row>
        <table:table-row table:style-name="ro1">
          <table:table-cell office:value-type="string" calcext:value-type="string">
            <text:p>cm85a_209.qasm </text:p>
          </table:table-cell>
          <table:table-cell office:value-type="float" office:value="43248" calcext:value-type="float">
            <text:p>43248</text:p>
          </table:table-cell>
          <table:table-cell office:value-type="float" office:value="1.01058" calcext:value-type="float">
            <text:p>1.01058</text:p>
          </table:table-cell>
          <table:table-cell/>
          <table:table-cell office:value-type="string" calcext:value-type="string">
            <text:p>cm85a_209.qasm</text:p>
          </table:table-cell>
          <table:table-cell office:value-type="float" office:value="43438" calcext:value-type="float">
            <text:p>43438</text:p>
          </table:table-cell>
          <table:table-cell office:value-type="float" office:value="0.01859" calcext:value-type="float">
            <text:p>0.01859</text:p>
          </table:table-cell>
          <table:table-cell/>
          <table:table-cell table:formula="of:=[.F56]/[.B56]" office:value-type="float" office:value="1.00439326674066" calcext:value-type="float">
            <text:p>1.00439326674066</text:p>
          </table:table-cell>
          <table:table-cell table:formula="of:=[.G56]/[.C56]" office:value-type="float" office:value="0.0183953769122682" calcext:value-type="float">
            <text:p>0.018395376912268</text:p>
          </table:table-cell>
        </table:table-row>
        <table:table-row table:style-name="ro1">
          <table:table-cell office:value-type="string" calcext:value-type="string">
            <text:p>cnt3-5_179.qasm </text:p>
          </table:table-cell>
          <table:table-cell office:value-type="float" office:value="665" calcext:value-type="float">
            <text:p>665</text:p>
          </table:table-cell>
          <table:table-cell office:value-type="float" office:value="0.010962" calcext:value-type="float">
            <text:p>0.010962</text:p>
          </table:table-cell>
          <table:table-cell/>
          <table:table-cell office:value-type="string" calcext:value-type="string">
            <text:p>cnt3-5_179.qasm</text:p>
          </table:table-cell>
          <table:table-cell office:value-type="float" office:value="1001" calcext:value-type="float">
            <text:p>1001</text:p>
          </table:table-cell>
          <table:table-cell office:value-type="float" office:value="0.00034" calcext:value-type="float">
            <text:p>0.00034</text:p>
          </table:table-cell>
          <table:table-cell/>
          <table:table-cell table:formula="of:=[.F57]/[.B57]" office:value-type="float" office:value="1.50526315789474" calcext:value-type="float">
            <text:p>1.50526315789474</text:p>
          </table:table-cell>
          <table:table-cell table:formula="of:=[.G57]/[.C57]" office:value-type="float" office:value="0.0310162379127896" calcext:value-type="float">
            <text:p>0.03101623791279</text:p>
          </table:table-cell>
        </table:table-row>
        <table:table-row table:style-name="ro1">
          <table:table-cell office:value-type="string" calcext:value-type="string">
            <text:p>cnt3-5_180.qasm </text:p>
          </table:table-cell>
          <table:table-cell office:value-type="float" office:value="1617" calcext:value-type="float">
            <text:p>1617</text:p>
          </table:table-cell>
          <table:table-cell office:value-type="float" office:value="0.096746" calcext:value-type="float">
            <text:p>0.096746</text:p>
          </table:table-cell>
          <table:table-cell/>
          <table:table-cell office:value-type="string" calcext:value-type="string">
            <text:p>cnt3-5_180.qasm</text:p>
          </table:table-cell>
          <table:table-cell office:value-type="float" office:value="1719" calcext:value-type="float">
            <text:p>1719</text:p>
          </table:table-cell>
          <table:table-cell office:value-type="float" office:value="0.000446" calcext:value-type="float">
            <text:p>0.000446</text:p>
          </table:table-cell>
          <table:table-cell/>
          <table:table-cell table:formula="of:=[.F58]/[.B58]" office:value-type="float" office:value="1.06307977736549" calcext:value-type="float">
            <text:p>1.06307977736549</text:p>
          </table:table-cell>
          <table:table-cell table:formula="of:=[.G58]/[.C58]" office:value-type="float" office:value="0.00461000971616398" calcext:value-type="float">
            <text:p>0.004610009716164</text:p>
          </table:table-cell>
        </table:table-row>
        <table:table-row table:style-name="ro1">
          <table:table-cell office:value-type="string" calcext:value-type="string">
            <text:p>co14_215.qasm </text:p>
          </table:table-cell>
          <table:table-cell office:value-type="float" office:value="73734" calcext:value-type="float">
            <text:p>73734</text:p>
          </table:table-cell>
          <table:table-cell office:value-type="float" office:value="150.28" calcext:value-type="float">
            <text:p>150.28</text:p>
          </table:table-cell>
          <table:table-cell/>
          <table:table-cell office:value-type="string" calcext:value-type="string">
            <text:p>co14_215.qasm</text:p>
          </table:table-cell>
          <table:table-cell office:value-type="float" office:value="70107" calcext:value-type="float">
            <text:p>70107</text:p>
          </table:table-cell>
          <table:table-cell office:value-type="float" office:value="0.029888" calcext:value-type="float">
            <text:p>0.029888</text:p>
          </table:table-cell>
          <table:table-cell/>
          <table:table-cell table:formula="of:=[.F59]/[.B59]" office:value-type="float" office:value="0.950809667182033" calcext:value-type="float">
            <text:p>0.950809667182033</text:p>
          </table:table-cell>
          <table:table-cell table:formula="of:=[.G59]/[.C59]" office:value-type="float" office:value="0.00019888208677136" calcext:value-type="float">
            <text:p>0.000198882086771</text:p>
          </table:table-cell>
        </table:table-row>
        <table:table-row table:style-name="ro1">
          <table:table-cell office:value-type="string" calcext:value-type="string">
            <text:p>con1_216.qasm </text:p>
          </table:table-cell>
          <table:table-cell office:value-type="float" office:value="3405" calcext:value-type="float">
            <text:p>3405</text:p>
          </table:table-cell>
          <table:table-cell office:value-type="float" office:value="0.016093" calcext:value-type="float">
            <text:p>0.016093</text:p>
          </table:table-cell>
          <table:table-cell/>
          <table:table-cell office:value-type="string" calcext:value-type="string">
            <text:p>con1_216.qasm</text:p>
          </table:table-cell>
          <table:table-cell office:value-type="float" office:value="3128" calcext:value-type="float">
            <text:p>3128</text:p>
          </table:table-cell>
          <table:table-cell office:value-type="float" office:value="0.000927" calcext:value-type="float">
            <text:p>0.000927</text:p>
          </table:table-cell>
          <table:table-cell/>
          <table:table-cell table:formula="of:=[.F60]/[.B60]" office:value-type="float" office:value="0.918649045521292" calcext:value-type="float">
            <text:p>0.918649045521292</text:p>
          </table:table-cell>
          <table:table-cell table:formula="of:=[.G60]/[.C60]" office:value-type="float" office:value="0.0576026843969428" calcext:value-type="float">
            <text:p>0.057602684396943</text:p>
          </table:table-cell>
        </table:table-row>
        <table:table-row table:style-name="ro1">
          <table:table-cell office:value-type="string" calcext:value-type="string">
            <text:p>cycle10_2_110.qasm </text:p>
          </table:table-cell>
          <table:table-cell office:value-type="float" office:value="22474" calcext:value-type="float">
            <text:p>22474</text:p>
          </table:table-cell>
          <table:table-cell office:value-type="float" office:value="6.32983" calcext:value-type="float">
            <text:p>6.32983</text:p>
          </table:table-cell>
          <table:table-cell/>
          <table:table-cell office:value-type="string" calcext:value-type="string">
            <text:p>cycle10_2_110.qasm</text:p>
          </table:table-cell>
          <table:table-cell office:value-type="float" office:value="21091" calcext:value-type="float">
            <text:p>21091</text:p>
          </table:table-cell>
          <table:table-cell office:value-type="float" office:value="0.009789" calcext:value-type="float">
            <text:p>0.009789</text:p>
          </table:table-cell>
          <table:table-cell/>
          <table:table-cell table:formula="of:=[.F61]/[.B61]" office:value-type="float" office:value="0.93846222301326" calcext:value-type="float">
            <text:p>0.93846222301326</text:p>
          </table:table-cell>
          <table:table-cell table:formula="of:=[.G61]/[.C61]" office:value-type="float" office:value="0.00154648703045737" calcext:value-type="float">
            <text:p>0.001546487030457</text:p>
          </table:table-cell>
        </table:table-row>
        <table:table-row table:style-name="ro1">
          <table:table-cell office:value-type="string" calcext:value-type="string">
            <text:p>dc1_220.qasm </text:p>
          </table:table-cell>
          <table:table-cell office:value-type="float" office:value="6814" calcext:value-type="float">
            <text:p>6814</text:p>
          </table:table-cell>
          <table:table-cell office:value-type="float" office:value="0.031085" calcext:value-type="float">
            <text:p>0.031085</text:p>
          </table:table-cell>
          <table:table-cell/>
          <table:table-cell office:value-type="string" calcext:value-type="string">
            <text:p>dc1_220.qasm</text:p>
          </table:table-cell>
          <table:table-cell office:value-type="float" office:value="6783" calcext:value-type="float">
            <text:p>6783</text:p>
          </table:table-cell>
          <table:table-cell office:value-type="float" office:value="0.002149" calcext:value-type="float">
            <text:p>0.002149</text:p>
          </table:table-cell>
          <table:table-cell/>
          <table:table-cell table:formula="of:=[.F62]/[.B62]" office:value-type="float" office:value="0.995450542999707" calcext:value-type="float">
            <text:p>0.995450542999707</text:p>
          </table:table-cell>
          <table:table-cell table:formula="of:=[.G62]/[.C62]" office:value-type="float" office:value="0.0691330223580505" calcext:value-type="float">
            <text:p>0.069133022358051</text:p>
          </table:table-cell>
        </table:table-row>
        <table:table-row table:style-name="ro1">
          <table:table-cell office:value-type="string" calcext:value-type="string">
            <text:p>dc2_222.qasm </text:p>
          </table:table-cell>
          <table:table-cell office:value-type="float" office:value="35153" calcext:value-type="float">
            <text:p>35153</text:p>
          </table:table-cell>
          <table:table-cell office:value-type="float" office:value="18.1877" calcext:value-type="float">
            <text:p>18.1877</text:p>
          </table:table-cell>
          <table:table-cell/>
          <table:table-cell office:value-type="string" calcext:value-type="string">
            <text:p>dc2_222.qasm</text:p>
          </table:table-cell>
          <table:table-cell office:value-type="float" office:value="35352" calcext:value-type="float">
            <text:p>35352</text:p>
          </table:table-cell>
          <table:table-cell office:value-type="float" office:value="0.011722" calcext:value-type="float">
            <text:p>0.011722</text:p>
          </table:table-cell>
          <table:table-cell/>
          <table:table-cell table:formula="of:=[.F63]/[.B63]" office:value-type="float" office:value="1.00566096776947" calcext:value-type="float">
            <text:p>1.00566096776947</text:p>
          </table:table-cell>
          <table:table-cell table:formula="of:=[.G63]/[.C63]" office:value-type="float" office:value="0.000644501503763533" calcext:value-type="float">
            <text:p>0.000644501503764</text:p>
          </table:table-cell>
        </table:table-row>
        <table:table-row table:style-name="ro1">
          <table:table-cell office:value-type="string" calcext:value-type="string">
            <text:p>decod24-bdd_294.qasm </text:p>
          </table:table-cell>
          <table:table-cell office:value-type="float" office:value="226" calcext:value-type="float">
            <text:p>226</text:p>
          </table:table-cell>
          <table:table-cell office:value-type="float" office:value="0.000388" calcext:value-type="float">
            <text:p>0.000388</text:p>
          </table:table-cell>
          <table:table-cell/>
          <table:table-cell office:value-type="string" calcext:value-type="string">
            <text:p>decod24-bdd_294.qasm</text:p>
          </table:table-cell>
          <table:table-cell office:value-type="float" office:value="213" calcext:value-type="float">
            <text:p>213</text:p>
          </table:table-cell>
          <table:table-cell office:value-type="float" office:value="0.000058" calcext:value-type="float">
            <text:p>5.8E-05</text:p>
          </table:table-cell>
          <table:table-cell/>
          <table:table-cell table:formula="of:=[.F64]/[.B64]" office:value-type="float" office:value="0.942477876106195" calcext:value-type="float">
            <text:p>0.942477876106195</text:p>
          </table:table-cell>
          <table:table-cell table:formula="of:=[.G64]/[.C64]" office:value-type="float" office:value="0.149484536082474" calcext:value-type="float">
            <text:p>0.149484536082474</text:p>
          </table:table-cell>
        </table:table-row>
        <table:table-row table:style-name="ro1">
          <table:table-cell office:value-type="string" calcext:value-type="string">
            <text:p>decod24-enable_126.qasm </text:p>
          </table:table-cell>
          <table:table-cell office:value-type="float" office:value="1160" calcext:value-type="float">
            <text:p>1160</text:p>
          </table:table-cell>
          <table:table-cell office:value-type="float" office:value="0.002158" calcext:value-type="float">
            <text:p>0.002158</text:p>
          </table:table-cell>
          <table:table-cell/>
          <table:table-cell office:value-type="string" calcext:value-type="string">
            <text:p>decod24-enable_126.qasm</text:p>
          </table:table-cell>
          <table:table-cell office:value-type="float" office:value="925" calcext:value-type="float">
            <text:p>925</text:p>
          </table:table-cell>
          <table:table-cell office:value-type="float" office:value="0.000504" calcext:value-type="float">
            <text:p>0.000504</text:p>
          </table:table-cell>
          <table:table-cell/>
          <table:table-cell table:formula="of:=[.F65]/[.B65]" office:value-type="float" office:value="0.797413793103448" calcext:value-type="float">
            <text:p>0.797413793103448</text:p>
          </table:table-cell>
          <table:table-cell table:formula="of:=[.G65]/[.C65]" office:value-type="float" office:value="0.233549582947173" calcext:value-type="float">
            <text:p>0.233549582947173</text:p>
          </table:table-cell>
        </table:table-row>
        <table:table-row table:style-name="ro1">
          <table:table-cell office:value-type="string" calcext:value-type="string">
            <text:p>decod24-v0_38.qasm </text:p>
          </table:table-cell>
          <table:table-cell office:value-type="float" office:value="166" calcext:value-type="float">
            <text:p>166</text:p>
          </table:table-cell>
          <table:table-cell office:value-type="float" office:value="0.000333" calcext:value-type="float">
            <text:p>0.000333</text:p>
          </table:table-cell>
          <table:table-cell/>
          <table:table-cell office:value-type="string" calcext:value-type="string">
            <text:p>decod24-v0_38.qasm</text:p>
          </table:table-cell>
          <table:table-cell office:value-type="float" office:value="111" calcext:value-type="float">
            <text:p>111</text:p>
          </table:table-cell>
          <table:table-cell office:value-type="float" office:value="0.000032" calcext:value-type="float">
            <text:p>3.2E-05</text:p>
          </table:table-cell>
          <table:table-cell/>
          <table:table-cell table:formula="of:=[.F66]/[.B66]" office:value-type="float" office:value="0.668674698795181" calcext:value-type="float">
            <text:p>0.668674698795181</text:p>
          </table:table-cell>
          <table:table-cell table:formula="of:=[.G66]/[.C66]" office:value-type="float" office:value="0.0960960960960961" calcext:value-type="float">
            <text:p>0.096096096096096</text:p>
          </table:table-cell>
        </table:table-row>
        <table:table-row table:style-name="ro1">
          <table:table-cell office:value-type="string" calcext:value-type="string">
            <text:p>decod24-v1_41.qasm </text:p>
          </table:table-cell>
          <table:table-cell office:value-type="float" office:value="306" calcext:value-type="float">
            <text:p>306</text:p>
          </table:table-cell>
          <table:table-cell office:value-type="float" office:value="0.00071" calcext:value-type="float">
            <text:p>0.00071</text:p>
          </table:table-cell>
          <table:table-cell/>
          <table:table-cell office:value-type="string" calcext:value-type="string">
            <text:p>decod24-v1_41.qasm</text:p>
          </table:table-cell>
          <table:table-cell office:value-type="float" office:value="208" calcext:value-type="float">
            <text:p>208</text:p>
          </table:table-cell>
          <table:table-cell office:value-type="float" office:value="0.000125" calcext:value-type="float">
            <text:p>0.000125</text:p>
          </table:table-cell>
          <table:table-cell/>
          <table:table-cell table:formula="of:=[.F67]/[.B67]" office:value-type="float" office:value="0.679738562091503" calcext:value-type="float">
            <text:p>0.679738562091503</text:p>
          </table:table-cell>
          <table:table-cell table:formula="of:=[.G67]/[.C67]" office:value-type="float" office:value="0.176056338028169" calcext:value-type="float">
            <text:p>0.176056338028169</text:p>
          </table:table-cell>
        </table:table-row>
        <table:table-row table:style-name="ro1">
          <table:table-cell office:value-type="string" calcext:value-type="string">
            <text:p>decod24-v2_43.qasm </text:p>
          </table:table-cell>
          <table:table-cell office:value-type="float" office:value="158" calcext:value-type="float">
            <text:p>158</text:p>
          </table:table-cell>
          <table:table-cell office:value-type="float" office:value="0.000293" calcext:value-type="float">
            <text:p>0.000293</text:p>
          </table:table-cell>
          <table:table-cell/>
          <table:table-cell office:value-type="string" calcext:value-type="string">
            <text:p>decod24-v2_43.qasm</text:p>
          </table:table-cell>
          <table:table-cell office:value-type="float" office:value="130" calcext:value-type="float">
            <text:p>130</text:p>
          </table:table-cell>
          <table:table-cell office:value-type="float" office:value="0.000053" calcext:value-type="float">
            <text:p>5.3E-05</text:p>
          </table:table-cell>
          <table:table-cell/>
          <table:table-cell table:formula="of:=[.F68]/[.B68]" office:value-type="float" office:value="0.822784810126582" calcext:value-type="float">
            <text:p>0.822784810126582</text:p>
          </table:table-cell>
          <table:table-cell table:formula="of:=[.G68]/[.C68]" office:value-type="float" office:value="0.180887372013652" calcext:value-type="float">
            <text:p>0.180887372013652</text:p>
          </table:table-cell>
        </table:table-row>
        <table:table-row table:style-name="ro1">
          <table:table-cell office:value-type="string" calcext:value-type="string">
            <text:p>decod24-v3_45.qasm </text:p>
          </table:table-cell>
          <table:table-cell office:value-type="float" office:value="540" calcext:value-type="float">
            <text:p>540</text:p>
          </table:table-cell>
          <table:table-cell office:value-type="float" office:value="0.002217" calcext:value-type="float">
            <text:p>0.002217</text:p>
          </table:table-cell>
          <table:table-cell/>
          <table:table-cell office:value-type="string" calcext:value-type="string">
            <text:p>decod24-v3_45.qasm</text:p>
          </table:table-cell>
          <table:table-cell office:value-type="float" office:value="423" calcext:value-type="float">
            <text:p>423</text:p>
          </table:table-cell>
          <table:table-cell office:value-type="float" office:value="0.000216" calcext:value-type="float">
            <text:p>0.000216</text:p>
          </table:table-cell>
          <table:table-cell/>
          <table:table-cell table:formula="of:=[.F69]/[.B69]" office:value-type="float" office:value="0.783333333333333" calcext:value-type="float">
            <text:p>0.783333333333333</text:p>
          </table:table-cell>
          <table:table-cell table:formula="of:=[.G69]/[.C69]" office:value-type="float" office:value="0.0974289580514209" calcext:value-type="float">
            <text:p>0.097428958051421</text:p>
          </table:table-cell>
        </table:table-row>
        <table:table-row table:style-name="ro1">
          <table:table-cell office:value-type="string" calcext:value-type="string">
            <text:p>dist_223.qasm </text:p>
          </table:table-cell>
          <table:table-cell office:value-type="float" office:value="143612" calcext:value-type="float">
            <text:p>143612</text:p>
          </table:table-cell>
          <table:table-cell office:value-type="float" office:value="115.892" calcext:value-type="float">
            <text:p>115.892</text:p>
          </table:table-cell>
          <table:table-cell/>
          <table:table-cell office:value-type="string" calcext:value-type="string">
            <text:p>dist_223.qasm</text:p>
          </table:table-cell>
          <table:table-cell office:value-type="float" office:value="138314" calcext:value-type="float">
            <text:p>138314</text:p>
          </table:table-cell>
          <table:table-cell office:value-type="float" office:value="0.062368" calcext:value-type="float">
            <text:p>0.062368</text:p>
          </table:table-cell>
          <table:table-cell/>
          <table:table-cell table:formula="of:=[.F70]/[.B70]" office:value-type="float" office:value="0.963108932401192" calcext:value-type="float">
            <text:p>0.963108932401192</text:p>
          </table:table-cell>
          <table:table-cell table:formula="of:=[.G70]/[.C70]" office:value-type="float" office:value="0.000538156214406516" calcext:value-type="float">
            <text:p>0.000538156214407</text:p>
          </table:table-cell>
        </table:table-row>
        <table:table-row table:style-name="ro1">
          <table:table-cell office:value-type="string" calcext:value-type="string">
            <text:p>ex-1_166.qasm </text:p>
          </table:table-cell>
          <table:table-cell office:value-type="float" office:value="52" calcext:value-type="float">
            <text:p>52</text:p>
          </table:table-cell>
          <table:table-cell office:value-type="float" office:value="0.000094" calcext:value-type="float">
            <text:p>9.4E-05</text:p>
          </table:table-cell>
          <table:table-cell/>
          <table:table-cell office:value-type="string" calcext:value-type="string">
            <text:p>ex-1_166.qasm</text:p>
          </table:table-cell>
          <table:table-cell office:value-type="float" office:value="45" calcext:value-type="float">
            <text:p>45</text:p>
          </table:table-cell>
          <table:table-cell office:value-type="float" office:value="0.000013" calcext:value-type="float">
            <text:p>1.3E-05</text:p>
          </table:table-cell>
          <table:table-cell/>
          <table:table-cell table:formula="of:=[.F71]/[.B71]" office:value-type="float" office:value="0.865384615384615" calcext:value-type="float">
            <text:p>0.865384615384615</text:p>
          </table:table-cell>
          <table:table-cell table:formula="of:=[.G71]/[.C71]" office:value-type="float" office:value="0.138297872340426" calcext:value-type="float">
            <text:p>0.138297872340426</text:p>
          </table:table-cell>
        </table:table-row>
        <table:table-row table:style-name="ro1">
          <table:table-cell office:value-type="string" calcext:value-type="string">
            <text:p>ex1_226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9" calcext:value-type="float">
            <text:p>0.000139</text:p>
          </table:table-cell>
          <table:table-cell/>
          <table:table-cell office:value-type="string" calcext:value-type="string">
            <text:p>ex1_226.qasm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9E-06</text:p>
          </table:table-cell>
          <table:table-cell/>
          <table:table-cell table:formula="of:=[.F72]/[.B72]" office:value-type="float" office:value="0.333333333333333" calcext:value-type="float">
            <text:p>0.333333333333333</text:p>
          </table:table-cell>
          <table:table-cell table:formula="of:=[.G72]/[.C72]" office:value-type="float" office:value="0.0647482014388489" calcext:value-type="float">
            <text:p>0.064748201438849</text:p>
          </table:table-cell>
        </table:table-row>
        <table:table-row table:style-name="ro1">
          <table:table-cell office:value-type="string" calcext:value-type="string">
            <text:p>ex2_227.qasm </text:p>
          </table:table-cell>
          <table:table-cell office:value-type="float" office:value="2208" calcext:value-type="float">
            <text:p>2208</text:p>
          </table:table-cell>
          <table:table-cell office:value-type="float" office:value="0.016194" calcext:value-type="float">
            <text:p>0.016194</text:p>
          </table:table-cell>
          <table:table-cell/>
          <table:table-cell office:value-type="string" calcext:value-type="string">
            <text:p>ex2_227.qasm</text:p>
          </table:table-cell>
          <table:table-cell office:value-type="float" office:value="2000" calcext:value-type="float">
            <text:p>2000</text:p>
          </table:table-cell>
          <table:table-cell office:value-type="float" office:value="0.000982" calcext:value-type="float">
            <text:p>0.000982</text:p>
          </table:table-cell>
          <table:table-cell/>
          <table:table-cell table:formula="of:=[.F73]/[.B73]" office:value-type="float" office:value="0.905797101449275" calcext:value-type="float">
            <text:p>0.905797101449275</text:p>
          </table:table-cell>
          <table:table-cell table:formula="of:=[.G73]/[.C73]" office:value-type="float" office:value="0.0606397431147339" calcext:value-type="float">
            <text:p>0.060639743114734</text:p>
          </table:table-cell>
        </table:table-row>
        <table:table-row table:style-name="ro1">
          <table:table-cell office:value-type="string" calcext:value-type="string">
            <text:p>ex3_229.qasm </text:p>
          </table:table-cell>
          <table:table-cell office:value-type="float" office:value="1377" calcext:value-type="float">
            <text:p>1377</text:p>
          </table:table-cell>
          <table:table-cell office:value-type="float" office:value="0.002785" calcext:value-type="float">
            <text:p>0.002785</text:p>
          </table:table-cell>
          <table:table-cell/>
          <table:table-cell office:value-type="string" calcext:value-type="string">
            <text:p>ex3_229.qasm</text:p>
          </table:table-cell>
          <table:table-cell office:value-type="float" office:value="1144" calcext:value-type="float">
            <text:p>1144</text:p>
          </table:table-cell>
          <table:table-cell office:value-type="float" office:value="0.000346" calcext:value-type="float">
            <text:p>0.000346</text:p>
          </table:table-cell>
          <table:table-cell/>
          <table:table-cell table:formula="of:=[.F74]/[.B74]" office:value-type="float" office:value="0.830791575889615" calcext:value-type="float">
            <text:p>0.830791575889615</text:p>
          </table:table-cell>
          <table:table-cell table:formula="of:=[.G74]/[.C74]" office:value-type="float" office:value="0.124236983842011" calcext:value-type="float">
            <text:p>0.124236983842011</text:p>
          </table:table-cell>
        </table:table-row>
        <table:table-row table:style-name="ro1">
          <table:table-cell office:value-type="string" calcext:value-type="string">
            <text:p>f2_232.qasm </text:p>
          </table:table-cell>
          <table:table-cell office:value-type="float" office:value="4095" calcext:value-type="float">
            <text:p>4095</text:p>
          </table:table-cell>
          <table:table-cell office:value-type="float" office:value="0.014333" calcext:value-type="float">
            <text:p>0.014333</text:p>
          </table:table-cell>
          <table:table-cell/>
          <table:table-cell office:value-type="string" calcext:value-type="string">
            <text:p>f2_232.qasm</text:p>
          </table:table-cell>
          <table:table-cell office:value-type="float" office:value="4465" calcext:value-type="float">
            <text:p>4465</text:p>
          </table:table-cell>
          <table:table-cell office:value-type="float" office:value="0.001944" calcext:value-type="float">
            <text:p>0.001944</text:p>
          </table:table-cell>
          <table:table-cell/>
          <table:table-cell table:formula="of:=[.F75]/[.B75]" office:value-type="float" office:value="1.09035409035409" calcext:value-type="float">
            <text:p>1.09035409035409</text:p>
          </table:table-cell>
          <table:table-cell table:formula="of:=[.G75]/[.C75]" office:value-type="float" office:value="0.135631061187469" calcext:value-type="float">
            <text:p>0.135631061187469</text:p>
          </table:table-cell>
        </table:table-row>
        <table:table-row table:style-name="ro1">
          <table:table-cell office:value-type="string" calcext:value-type="string">
            <text:p>graycode6_47.qasm 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1.3E-05</text:p>
          </table:table-cell>
          <table:table-cell/>
          <table:table-cell office:value-type="string" calcext:value-type="string">
            <text:p>graycode6_47.qasm</text:p>
          </table:table-cell>
          <table:table-cell office:value-type="float" office:value="37" calcext:value-type="float">
            <text:p>37</text:p>
          </table:table-cell>
          <table:table-cell office:value-type="float" office:value="0.000014" calcext:value-type="float">
            <text:p>1.4E-05</text:p>
          </table:table-cell>
          <table:table-cell/>
          <table:table-cell table:formula="of:=[.F76]/[.B76]" office:value-type="float" office:value="4.11111111111111" calcext:value-type="float">
            <text:p>4.11111111111111</text:p>
          </table:table-cell>
          <table:table-cell table:formula="of:=[.G76]/[.C76]" office:value-type="float" office:value="1.07692307692308" calcext:value-type="float">
            <text:p>1.07692307692308</text:p>
          </table:table-cell>
        </table:table-row>
        <table:table-row table:style-name="ro1">
          <table:table-cell office:value-type="string" calcext:value-type="string">
            <text:p>ground_state_estimation_10.qasm </text:p>
          </table:table-cell>
          <table:table-cell office:value-type="float" office:value="878735" calcext:value-type="float">
            <text:p>878735</text:p>
          </table:table-cell>
          <table:table-cell office:value-type="float" office:value="0.824883" calcext:value-type="float">
            <text:p>0.824883</text:p>
          </table:table-cell>
          <table:table-cell/>
          <table:table-cell office:value-type="string" calcext:value-type="string">
            <text:p>ground_state_estimation_10.qasm</text:p>
          </table:table-cell>
          <table:table-cell office:value-type="float" office:value="877131" calcext:value-type="float">
            <text:p>877131</text:p>
          </table:table-cell>
          <table:table-cell office:value-type="float" office:value="0.380033" calcext:value-type="float">
            <text:p>0.380033</text:p>
          </table:table-cell>
          <table:table-cell/>
          <table:table-cell table:formula="of:=[.F77]/[.B77]" office:value-type="float" office:value="0.998174648784901" calcext:value-type="float">
            <text:p>0.998174648784901</text:p>
          </table:table-cell>
          <table:table-cell table:formula="of:=[.G77]/[.C77]" office:value-type="float" office:value="0.460711397858848" calcext:value-type="float">
            <text:p>0.460711397858848</text:p>
          </table:table-cell>
        </table:table-row>
        <table:table-row table:style-name="ro1">
          <table:table-cell office:value-type="string" calcext:value-type="string">
            <text:p>ham15_107.qasm </text:p>
          </table:table-cell>
          <table:table-cell office:value-type="float" office:value="31503" calcext:value-type="float">
            <text:p>31503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string" calcext:value-type="string">
            <text:p>ham15_107.qasm</text:p>
          </table:table-cell>
          <table:table-cell office:value-type="float" office:value="33298" calcext:value-type="float">
            <text:p>33298</text:p>
          </table:table-cell>
          <table:table-cell office:value-type="float" office:value="0.008936" calcext:value-type="float">
            <text:p>0.008936</text:p>
          </table:table-cell>
          <table:table-cell/>
          <table:table-cell table:formula="of:=[.F78]/[.B78]" office:value-type="float" office:value="1.05697870044123" calcext:value-type="float">
            <text:p>1.05697870044123</text:p>
          </table:table-cell>
          <table:table-cell table:formula="of:=[.G78]/[.C78]" office:value-type="float" office:value="0.0188523206751055" calcext:value-type="float">
            <text:p>0.018852320675106</text:p>
          </table:table-cell>
        </table:table-row>
        <table:table-row table:style-name="ro1">
          <table:table-cell office:value-type="string" calcext:value-type="string">
            <text:p>ham3_102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ham3_102.qasm</text:p>
          </table:table-cell>
          <table:table-cell office:value-type="float" office:value="45" calcext:value-type="float">
            <text:p>45</text:p>
          </table:table-cell>
          <table:table-cell office:value-type="float" office:value="0.000028" calcext:value-type="float">
            <text:p>2.8E-05</text:p>
          </table:table-cell>
          <table:table-cell/>
          <table:table-cell table:formula="of:=[.F79]/[.B79]" office:value-type="float" office:value="0.75" calcext:value-type="float">
            <text:p>0.75</text:p>
          </table:table-cell>
          <table:table-cell table:formula="of:=[.G79]/[.C79]"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ham7_104.qasm </text:p>
          </table:table-cell>
          <table:table-cell office:value-type="float" office:value="1119" calcext:value-type="float">
            <text:p>1119</text:p>
          </table:table-cell>
          <table:table-cell office:value-type="float" office:value="0.002345" calcext:value-type="float">
            <text:p>0.002345</text:p>
          </table:table-cell>
          <table:table-cell/>
          <table:table-cell office:value-type="string" calcext:value-type="string">
            <text:p>ham7_104.qasm</text:p>
          </table:table-cell>
          <table:table-cell office:value-type="float" office:value="1040" calcext:value-type="float">
            <text:p>1040</text:p>
          </table:table-cell>
          <table:table-cell office:value-type="float" office:value="0.000502" calcext:value-type="float">
            <text:p>0.000502</text:p>
          </table:table-cell>
          <table:table-cell/>
          <table:table-cell table:formula="of:=[.F80]/[.B80]" office:value-type="float" office:value="0.929401251117069" calcext:value-type="float">
            <text:p>0.929401251117069</text:p>
          </table:table-cell>
          <table:table-cell table:formula="of:=[.G80]/[.C80]" office:value-type="float" office:value="0.21407249466951" calcext:value-type="float">
            <text:p>0.21407249466951</text:p>
          </table:table-cell>
        </table:table-row>
        <table:table-row table:style-name="ro1">
          <table:table-cell office:value-type="string" calcext:value-type="string">
            <text:p>hwb4_49.qasm </text:p>
          </table:table-cell>
          <table:table-cell office:value-type="float" office:value="800" calcext:value-type="float">
            <text:p>800</text:p>
          </table:table-cell>
          <table:table-cell office:value-type="float" office:value="0.001296" calcext:value-type="float">
            <text:p>0.001296</text:p>
          </table:table-cell>
          <table:table-cell/>
          <table:table-cell office:value-type="string" calcext:value-type="string">
            <text:p>hwb4_49.qasm</text:p>
          </table:table-cell>
          <table:table-cell office:value-type="float" office:value="762" calcext:value-type="float">
            <text:p>762</text:p>
          </table:table-cell>
          <table:table-cell office:value-type="float" office:value="0.000204" calcext:value-type="float">
            <text:p>0.000204</text:p>
          </table:table-cell>
          <table:table-cell/>
          <table:table-cell table:formula="of:=[.F81]/[.B81]" office:value-type="float" office:value="0.9525" calcext:value-type="float">
            <text:p>0.9525</text:p>
          </table:table-cell>
          <table:table-cell table:formula="of:=[.G81]/[.C81]" office:value-type="float" office:value="0.157407407407407" calcext:value-type="float">
            <text:p>0.157407407407407</text:p>
          </table:table-cell>
        </table:table-row>
        <table:table-row table:style-name="ro1">
          <table:table-cell office:value-type="string" calcext:value-type="string">
            <text:p>hwb5_53.qasm </text:p>
          </table:table-cell>
          <table:table-cell office:value-type="float" office:value="4662" calcext:value-type="float">
            <text:p>4662</text:p>
          </table:table-cell>
          <table:table-cell office:value-type="float" office:value="0.016502" calcext:value-type="float">
            <text:p>0.016502</text:p>
          </table:table-cell>
          <table:table-cell/>
          <table:table-cell office:value-type="string" calcext:value-type="string">
            <text:p>hwb5_53.qasm</text:p>
          </table:table-cell>
          <table:table-cell office:value-type="float" office:value="4116" calcext:value-type="float">
            <text:p>4116</text:p>
          </table:table-cell>
          <table:table-cell office:value-type="float" office:value="0.001189" calcext:value-type="float">
            <text:p>0.001189</text:p>
          </table:table-cell>
          <table:table-cell/>
          <table:table-cell table:formula="of:=[.F82]/[.B82]" office:value-type="float" office:value="0.882882882882883" calcext:value-type="float">
            <text:p>0.882882882882883</text:p>
          </table:table-cell>
          <table:table-cell table:formula="of:=[.G82]/[.C82]" office:value-type="float" office:value="0.072051872500303" calcext:value-type="float">
            <text:p>0.072051872500303</text:p>
          </table:table-cell>
        </table:table-row>
        <table:table-row table:style-name="ro1">
          <table:table-cell office:value-type="string" calcext:value-type="string">
            <text:p>hwb6_56.qasm </text:p>
          </table:table-cell>
          <table:table-cell office:value-type="float" office:value="23610" calcext:value-type="float">
            <text:p>23610</text:p>
          </table:table-cell>
          <table:table-cell office:value-type="float" office:value="0.059965" calcext:value-type="float">
            <text:p>0.059965</text:p>
          </table:table-cell>
          <table:table-cell/>
          <table:table-cell office:value-type="string" calcext:value-type="string">
            <text:p>hwb6_56.qasm</text:p>
          </table:table-cell>
          <table:table-cell office:value-type="float" office:value="22215" calcext:value-type="float">
            <text:p>22215</text:p>
          </table:table-cell>
          <table:table-cell office:value-type="float" office:value="0.010758" calcext:value-type="float">
            <text:p>0.010758</text:p>
          </table:table-cell>
          <table:table-cell/>
          <table:table-cell table:formula="of:=[.F83]/[.B83]" office:value-type="float" office:value="0.940914866581957" calcext:value-type="float">
            <text:p>0.940914866581957</text:p>
          </table:table-cell>
          <table:table-cell table:formula="of:=[.G83]/[.C83]" office:value-type="float" office:value="0.179404652714083" calcext:value-type="float">
            <text:p>0.179404652714083</text:p>
          </table:table-cell>
        </table:table-row>
        <table:table-row table:style-name="ro1">
          <table:table-cell office:value-type="string" calcext:value-type="string">
            <text:p>hwb7_59.qasm </text:p>
          </table:table-cell>
          <table:table-cell office:value-type="float" office:value="86276" calcext:value-type="float">
            <text:p>86276</text:p>
          </table:table-cell>
          <table:table-cell office:value-type="float" office:value="0.262318" calcext:value-type="float">
            <text:p>0.262318</text:p>
          </table:table-cell>
          <table:table-cell/>
          <table:table-cell office:value-type="string" calcext:value-type="string">
            <text:p>hwb7_59.qasm</text:p>
          </table:table-cell>
          <table:table-cell office:value-type="float" office:value="85078" calcext:value-type="float">
            <text:p>85078</text:p>
          </table:table-cell>
          <table:table-cell office:value-type="float" office:value="0.03969" calcext:value-type="float">
            <text:p>0.03969</text:p>
          </table:table-cell>
          <table:table-cell/>
          <table:table-cell table:formula="of:=[.F84]/[.B84]" office:value-type="float" office:value="0.986114330752469" calcext:value-type="float">
            <text:p>0.986114330752469</text:p>
          </table:table-cell>
          <table:table-cell table:formula="of:=[.G84]/[.C84]" office:value-type="float" office:value="0.151304904733949" calcext:value-type="float">
            <text:p>0.151304904733949</text:p>
          </table:table-cell>
        </table:table-row>
        <table:table-row table:style-name="ro1">
          <table:table-cell office:value-type="string" calcext:value-type="string">
            <text:p>hwb8_113.qasm </text:p>
          </table:table-cell>
          <table:table-cell office:value-type="float" office:value="248001" calcext:value-type="float">
            <text:p>248001</text:p>
          </table:table-cell>
          <table:table-cell office:value-type="float" office:value="3.27999" calcext:value-type="float">
            <text:p>3.27999</text:p>
          </table:table-cell>
          <table:table-cell/>
          <table:table-cell office:value-type="string" calcext:value-type="string">
            <text:p>hwb8_113.qasm</text:p>
          </table:table-cell>
          <table:table-cell office:value-type="float" office:value="249957" calcext:value-type="float">
            <text:p>249957</text:p>
          </table:table-cell>
          <table:table-cell office:value-type="float" office:value="0.116327" calcext:value-type="float">
            <text:p>0.116327</text:p>
          </table:table-cell>
          <table:table-cell/>
          <table:table-cell table:formula="of:=[.F85]/[.B85]" office:value-type="float" office:value="1.00788706497151" calcext:value-type="float">
            <text:p>1.00788706497151</text:p>
          </table:table-cell>
          <table:table-cell table:formula="of:=[.G85]/[.C85]" office:value-type="float" office:value="0.0354656569074906" calcext:value-type="float">
            <text:p>0.035465656907491</text:p>
          </table:table-cell>
        </table:table-row>
        <table:table-row table:style-name="ro1">
          <table:table-cell office:value-type="string" calcext:value-type="string">
            <text:p>hwb9_119.qasm </text:p>
          </table:table-cell>
          <table:table-cell office:value-type="float" office:value="749975" calcext:value-type="float">
            <text:p>749975</text:p>
          </table:table-cell>
          <table:table-cell office:value-type="float" office:value="15.8325" calcext:value-type="float">
            <text:p>15.8325</text:p>
          </table:table-cell>
          <table:table-cell/>
          <table:table-cell office:value-type="string" calcext:value-type="string">
            <text:p>hwb9_119.qasm</text:p>
          </table:table-cell>
          <table:table-cell office:value-type="float" office:value="745136" calcext:value-type="float">
            <text:p>745136</text:p>
          </table:table-cell>
          <table:table-cell office:value-type="float" office:value="0.347985" calcext:value-type="float">
            <text:p>0.347985</text:p>
          </table:table-cell>
          <table:table-cell/>
          <table:table-cell table:formula="of:=[.F86]/[.B86]" office:value-type="float" office:value="0.993547784926164" calcext:value-type="float">
            <text:p>0.993547784926164</text:p>
          </table:table-cell>
          <table:table-cell table:formula="of:=[.G86]/[.C86]" office:value-type="float" office:value="0.0219791567977262" calcext:value-type="float">
            <text:p>0.021979156797726</text:p>
          </table:table-cell>
        </table:table-row>
        <table:table-row table:style-name="ro1">
          <table:table-cell office:value-type="string" calcext:value-type="string">
            <text:p>inc_237.qasm </text:p>
          </table:table-cell>
          <table:table-cell office:value-type="float" office:value="38853" calcext:value-type="float">
            <text:p>38853</text:p>
          </table:table-cell>
          <table:table-cell office:value-type="float" office:value="0.401008" calcext:value-type="float">
            <text:p>0.401008</text:p>
          </table:table-cell>
          <table:table-cell/>
          <table:table-cell office:value-type="string" calcext:value-type="string">
            <text:p>inc_237.qasm</text:p>
          </table:table-cell>
          <table:table-cell office:value-type="float" office:value="37533" calcext:value-type="float">
            <text:p>37533</text:p>
          </table:table-cell>
          <table:table-cell office:value-type="float" office:value="0.01709" calcext:value-type="float">
            <text:p>0.01709</text:p>
          </table:table-cell>
          <table:table-cell/>
          <table:table-cell table:formula="of:=[.F87]/[.B87]" office:value-type="float" office:value="0.966025789514323" calcext:value-type="float">
            <text:p>0.966025789514323</text:p>
          </table:table-cell>
          <table:table-cell table:formula="of:=[.G87]/[.C87]" office:value-type="float" office:value="0.0426176036388302" calcext:value-type="float">
            <text:p>0.04261760363883</text:p>
          </table:table-cell>
        </table:table-row>
        <table:table-row table:style-name="ro1">
          <table:table-cell office:value-type="string" calcext:value-type="string">
            <text:p>ising_model_10.qasm </text:p>
          </table:table-cell>
          <table:table-cell office:value-type="float" office:value="674" calcext:value-type="float">
            <text:p>674</text:p>
          </table:table-cell>
          <table:table-cell office:value-type="float" office:value="0.013037" calcext:value-type="float">
            <text:p>0.013037</text:p>
          </table:table-cell>
          <table:table-cell/>
          <table:table-cell office:value-type="string" calcext:value-type="string">
            <text:p>ising_model_10.qasm</text:p>
          </table:table-cell>
          <table:table-cell office:value-type="float" office:value="798" calcext:value-type="float">
            <text:p>798</text:p>
          </table:table-cell>
          <table:table-cell office:value-type="float" office:value="0.000571" calcext:value-type="float">
            <text:p>0.000571</text:p>
          </table:table-cell>
          <table:table-cell/>
          <table:table-cell table:formula="of:=[.F88]/[.B88]" office:value-type="float" office:value="1.1839762611276" calcext:value-type="float">
            <text:p>1.1839762611276</text:p>
          </table:table-cell>
          <table:table-cell table:formula="of:=[.G88]/[.C88]" office:value-type="float" office:value="0.0437984198818747" calcext:value-type="float">
            <text:p>0.043798419881875</text:p>
          </table:table-cell>
        </table:table-row>
        <table:table-row table:style-name="ro1">
          <table:table-cell office:value-type="string" calcext:value-type="string">
            <text:p>ising_model_13.qasm </text:p>
          </table:table-cell>
          <table:table-cell office:value-type="float" office:value="981" calcext:value-type="float">
            <text:p>981</text:p>
          </table:table-cell>
          <table:table-cell office:value-type="float" office:value="0.34218" calcext:value-type="float">
            <text:p>0.34218</text:p>
          </table:table-cell>
          <table:table-cell/>
          <table:table-cell office:value-type="string" calcext:value-type="string">
            <text:p>ising_model_13.qasm</text:p>
          </table:table-cell>
          <table:table-cell office:value-type="float" office:value="1122" calcext:value-type="float">
            <text:p>1122</text:p>
          </table:table-cell>
          <table:table-cell office:value-type="float" office:value="0.000483" calcext:value-type="float">
            <text:p>0.000483</text:p>
          </table:table-cell>
          <table:table-cell/>
          <table:table-cell table:formula="of:=[.F89]/[.B89]" office:value-type="float" office:value="1.14373088685015" calcext:value-type="float">
            <text:p>1.14373088685015</text:p>
          </table:table-cell>
          <table:table-cell table:formula="of:=[.G89]/[.C89]" office:value-type="float" office:value="0.00141153778712958" calcext:value-type="float">
            <text:p>0.00141153778713</text:p>
          </table:table-cell>
        </table:table-row>
        <table:table-row table:style-name="ro1">
          <table:table-cell office:value-type="string" calcext:value-type="string">
            <text:p>ising_model_16.qasm </text:p>
          </table:table-cell>
          <table:table-cell office:value-type="float" office:value="1170" calcext:value-type="float">
            <text:p>1170</text:p>
          </table:table-cell>
          <table:table-cell office:value-type="float" office:value="1.35779" calcext:value-type="float">
            <text:p>1.35779</text:p>
          </table:table-cell>
          <table:table-cell/>
          <table:table-cell office:value-type="string" calcext:value-type="string">
            <text:p>ising_model_16.qasm</text:p>
          </table:table-cell>
          <table:table-cell office:value-type="float" office:value="1471" calcext:value-type="float">
            <text:p>1471</text:p>
          </table:table-cell>
          <table:table-cell office:value-type="float" office:value="0.001004" calcext:value-type="float">
            <text:p>0.001004</text:p>
          </table:table-cell>
          <table:table-cell/>
          <table:table-cell table:formula="of:=[.F90]/[.B90]" office:value-type="float" office:value="1.25726495726496" calcext:value-type="float">
            <text:p>1.25726495726496</text:p>
          </table:table-cell>
          <table:table-cell table:formula="of:=[.G90]/[.C90]" office:value-type="float" office:value="0.000739436879046097" calcext:value-type="float">
            <text:p>0.000739436879046</text:p>
          </table:table-cell>
        </table:table-row>
        <table:table-row table:style-name="ro1">
          <table:table-cell office:value-type="string" calcext:value-type="string">
            <text:p>life_238.qasm </text:p>
          </table:table-cell>
          <table:table-cell office:value-type="float" office:value="85804" calcext:value-type="float">
            <text:p>85804</text:p>
          </table:table-cell>
          <table:table-cell office:value-type="float" office:value="16.1066" calcext:value-type="float">
            <text:p>16.1066</text:p>
          </table:table-cell>
          <table:table-cell/>
          <table:table-cell office:value-type="string" calcext:value-type="string">
            <text:p>life_238.qasm</text:p>
          </table:table-cell>
          <table:table-cell office:value-type="float" office:value="79598" calcext:value-type="float">
            <text:p>79598</text:p>
          </table:table-cell>
          <table:table-cell office:value-type="float" office:value="0.036238" calcext:value-type="float">
            <text:p>0.036238</text:p>
          </table:table-cell>
          <table:table-cell/>
          <table:table-cell table:formula="of:=[.F91]/[.B91]" office:value-type="float" office:value="0.927672369586499" calcext:value-type="float">
            <text:p>0.927672369586499</text:p>
          </table:table-cell>
          <table:table-cell table:formula="of:=[.G91]/[.C91]" office:value-type="float" office:value="0.00224988514025306" calcext:value-type="float">
            <text:p>0.002249885140253</text:p>
          </table:table-cell>
        </table:table-row>
        <table:table-row table:style-name="ro1">
          <table:table-cell office:value-type="string" calcext:value-type="string">
            <text:p>majority_239.qasm </text:p>
          </table:table-cell>
          <table:table-cell office:value-type="float" office:value="2197" calcext:value-type="float">
            <text:p>2197</text:p>
          </table:table-cell>
          <table:table-cell office:value-type="float" office:value="0.015084" calcext:value-type="float">
            <text:p>0.015084</text:p>
          </table:table-cell>
          <table:table-cell/>
          <table:table-cell office:value-type="string" calcext:value-type="string">
            <text:p>majority_239.qasm</text:p>
          </table:table-cell>
          <table:table-cell office:value-type="float" office:value="2111" calcext:value-type="float">
            <text:p>2111</text:p>
          </table:table-cell>
          <table:table-cell office:value-type="float" office:value="0.001118" calcext:value-type="float">
            <text:p>0.001118</text:p>
          </table:table-cell>
          <table:table-cell/>
          <table:table-cell table:formula="of:=[.F92]/[.B92]" office:value-type="float" office:value="0.960855712335002" calcext:value-type="float">
            <text:p>0.960855712335002</text:p>
          </table:table-cell>
          <table:table-cell table:formula="of:=[.G92]/[.C92]" office:value-type="float" office:value="0.0741182710156457" calcext:value-type="float">
            <text:p>0.074118271015646</text:p>
          </table:table-cell>
        </table:table-row>
        <table:table-row table:style-name="ro1">
          <table:table-cell office:value-type="string" calcext:value-type="string">
            <text:p>max46_240.qasm </text:p>
          </table:table-cell>
          <table:table-cell office:value-type="float" office:value="99398" calcext:value-type="float">
            <text:p>99398</text:p>
          </table:table-cell>
          <table:table-cell office:value-type="float" office:value="13.456" calcext:value-type="float">
            <text:p>13.456</text:p>
          </table:table-cell>
          <table:table-cell/>
          <table:table-cell office:value-type="string" calcext:value-type="string">
            <text:p>max46_240.qasm</text:p>
          </table:table-cell>
          <table:table-cell office:value-type="float" office:value="98759" calcext:value-type="float">
            <text:p>98759</text:p>
          </table:table-cell>
          <table:table-cell office:value-type="float" office:value="0.033141" calcext:value-type="float">
            <text:p>0.033141</text:p>
          </table:table-cell>
          <table:table-cell/>
          <table:table-cell table:formula="of:=[.F93]/[.B93]" office:value-type="float" office:value="0.993571299221312" calcext:value-type="float">
            <text:p>0.993571299221312</text:p>
          </table:table-cell>
          <table:table-cell table:formula="of:=[.G93]/[.C93]" office:value-type="float" office:value="0.00246291617122473" calcext:value-type="float">
            <text:p>0.002462916171225</text:p>
          </table:table-cell>
        </table:table-row>
        <table:table-row table:style-name="ro1">
          <table:table-cell office:value-type="string" calcext:value-type="string">
            <text:p>miller_11.qasm </text:p>
          </table:table-cell>
          <table:table-cell office:value-type="float" office:value="141" calcext:value-type="float">
            <text:p>1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miller_11.qasm</text:p>
          </table:table-cell>
          <table:table-cell office:value-type="float" office:value="133" calcext:value-type="float">
            <text:p>133</text:p>
          </table:table-cell>
          <table:table-cell office:value-type="float" office:value="0.000041" calcext:value-type="float">
            <text:p>4.1E-05</text:p>
          </table:table-cell>
          <table:table-cell/>
          <table:table-cell table:formula="of:=[.F94]/[.B94]" office:value-type="float" office:value="0.943262411347518" calcext:value-type="float">
            <text:p>0.943262411347518</text:p>
          </table:table-cell>
          <table:table-cell table:formula="of:=[.G94]/[.C94]" office:value-type="float" office:value="0.124242424242424" calcext:value-type="float">
            <text:p>0.124242424242424</text:p>
          </table:table-cell>
        </table:table-row>
        <table:table-row table:style-name="ro1">
          <table:table-cell office:value-type="string" calcext:value-type="string">
            <text:p>mini_alu_305.qasm </text:p>
          </table:table-cell>
          <table:table-cell office:value-type="float" office:value="591" calcext:value-type="float">
            <text:p>591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string" calcext:value-type="string">
            <text:p>mini_alu_305.qasm</text:p>
          </table:table-cell>
          <table:table-cell office:value-type="float" office:value="631" calcext:value-type="float">
            <text:p>631</text:p>
          </table:table-cell>
          <table:table-cell office:value-type="float" office:value="0.000241" calcext:value-type="float">
            <text:p>0.000241</text:p>
          </table:table-cell>
          <table:table-cell/>
          <table:table-cell table:formula="of:=[.F95]/[.B95]" office:value-type="float" office:value="1.06768189509306" calcext:value-type="float">
            <text:p>1.06768189509306</text:p>
          </table:table-cell>
          <table:table-cell table:formula="of:=[.G95]/[.C95]" office:value-type="float" office:value="0.0229523809523809" calcext:value-type="float">
            <text:p>0.022952380952381</text:p>
          </table:table-cell>
        </table:table-row>
        <table:table-row table:style-name="ro1">
          <table:table-cell office:value-type="string" calcext:value-type="string">
            <text:p>mini-alu_167.qasm </text:p>
          </table:table-cell>
          <table:table-cell office:value-type="float" office:value="988" calcext:value-type="float">
            <text:p>988</text:p>
          </table:table-cell>
          <table:table-cell office:value-type="float" office:value="0.002226" calcext:value-type="float">
            <text:p>0.002226</text:p>
          </table:table-cell>
          <table:table-cell/>
          <table:table-cell office:value-type="string" calcext:value-type="string">
            <text:p>mini-alu_167.qasm</text:p>
          </table:table-cell>
          <table:table-cell office:value-type="float" office:value="871" calcext:value-type="float">
            <text:p>871</text:p>
          </table:table-cell>
          <table:table-cell office:value-type="float" office:value="0.000448" calcext:value-type="float">
            <text:p>0.000448</text:p>
          </table:table-cell>
          <table:table-cell/>
          <table:table-cell table:formula="of:=[.F96]/[.B96]" office:value-type="float" office:value="0.881578947368421" calcext:value-type="float">
            <text:p>0.881578947368421</text:p>
          </table:table-cell>
          <table:table-cell table:formula="of:=[.G96]/[.C96]" office:value-type="float" office:value="0.20125786163522" calcext:value-type="float">
            <text:p>0.20125786163522</text:p>
          </table:table-cell>
        </table:table-row>
        <table:table-row table:style-name="ro1">
          <table:table-cell office:value-type="string" calcext:value-type="string">
            <text:p>misex1_241.qasm </text:p>
          </table:table-cell>
          <table:table-cell office:value-type="float" office:value="18369" calcext:value-type="float">
            <text:p>18369</text:p>
          </table:table-cell>
          <table:table-cell office:value-type="float" office:value="0.051112" calcext:value-type="float">
            <text:p>0.051112</text:p>
          </table:table-cell>
          <table:table-cell/>
          <table:table-cell office:value-type="string" calcext:value-type="string">
            <text:p>misex1_241.qasm</text:p>
          </table:table-cell>
          <table:table-cell office:value-type="float" office:value="16894" calcext:value-type="float">
            <text:p>16894</text:p>
          </table:table-cell>
          <table:table-cell office:value-type="float" office:value="0.005493" calcext:value-type="float">
            <text:p>0.005493</text:p>
          </table:table-cell>
          <table:table-cell/>
          <table:table-cell table:formula="of:=[.F97]/[.B97]" office:value-type="float" office:value="0.919701671294028" calcext:value-type="float">
            <text:p>0.919701671294028</text:p>
          </table:table-cell>
          <table:table-cell table:formula="of:=[.G97]/[.C97]" office:value-type="float" office:value="0.107469870089216" calcext:value-type="float">
            <text:p>0.107469870089216</text:p>
          </table:table-cell>
        </table:table-row>
        <table:table-row table:style-name="ro1">
          <table:table-cell office:value-type="string" calcext:value-type="string">
            <text:p>mlp4_245.qasm </text:p>
          </table:table-cell>
          <table:table-cell office:value-type="float" office:value="73664" calcext:value-type="float">
            <text:p>73664</text:p>
          </table:table-cell>
          <table:table-cell office:value-type="float" office:value="12.2838" calcext:value-type="float">
            <text:p>12.2838</text:p>
          </table:table-cell>
          <table:table-cell/>
          <table:table-cell office:value-type="string" calcext:value-type="string">
            <text:p>mlp4_245.qasm</text:p>
          </table:table-cell>
          <table:table-cell office:value-type="float" office:value="72649" calcext:value-type="float">
            <text:p>72649</text:p>
          </table:table-cell>
          <table:table-cell office:value-type="float" office:value="0.030457" calcext:value-type="float">
            <text:p>0.030457</text:p>
          </table:table-cell>
          <table:table-cell/>
          <table:table-cell table:formula="of:=[.F98]/[.B98]" office:value-type="float" office:value="0.986221220677672" calcext:value-type="float">
            <text:p>0.986221220677672</text:p>
          </table:table-cell>
          <table:table-cell table:formula="of:=[.G98]/[.C98]" office:value-type="float" office:value="0.00247944447158046" calcext:value-type="float">
            <text:p>0.00247944447158</text:p>
          </table:table-cell>
        </table:table-row>
        <table:table-row table:style-name="ro1">
          <table:table-cell office:value-type="string" calcext:value-type="string">
            <text:p>mod10_171.qasm </text:p>
          </table:table-cell>
          <table:table-cell office:value-type="float" office:value="770" calcext:value-type="float">
            <text:p>770</text:p>
          </table:table-cell>
          <table:table-cell office:value-type="float" office:value="0.001258" calcext:value-type="float">
            <text:p>0.001258</text:p>
          </table:table-cell>
          <table:table-cell/>
          <table:table-cell office:value-type="string" calcext:value-type="string">
            <text:p>mod10_171.qasm</text:p>
          </table:table-cell>
          <table:table-cell office:value-type="float" office:value="654" calcext:value-type="float">
            <text:p>654</text:p>
          </table:table-cell>
          <table:table-cell office:value-type="float" office:value="0.000339" calcext:value-type="float">
            <text:p>0.000339</text:p>
          </table:table-cell>
          <table:table-cell/>
          <table:table-cell table:formula="of:=[.F99]/[.B99]" office:value-type="float" office:value="0.849350649350649" calcext:value-type="float">
            <text:p>0.849350649350649</text:p>
          </table:table-cell>
          <table:table-cell table:formula="of:=[.G99]/[.C99]" office:value-type="float" office:value="0.269475357710652" calcext:value-type="float">
            <text:p>0.269475357710652</text:p>
          </table:table-cell>
        </table:table-row>
        <table:table-row table:style-name="ro1">
          <table:table-cell office:value-type="string" calcext:value-type="string">
            <text:p>mod10_176.qasm </text:p>
          </table:table-cell>
          <table:table-cell office:value-type="float" office:value="585" calcext:value-type="float">
            <text:p>585</text:p>
          </table:table-cell>
          <table:table-cell office:value-type="float" office:value="0.001003" calcext:value-type="float">
            <text:p>0.001003</text:p>
          </table:table-cell>
          <table:table-cell/>
          <table:table-cell office:value-type="string" calcext:value-type="string">
            <text:p>mod10_176.qasm</text:p>
          </table:table-cell>
          <table:table-cell office:value-type="float" office:value="533" calcext:value-type="float">
            <text:p>533</text:p>
          </table:table-cell>
          <table:table-cell office:value-type="float" office:value="0.000252" calcext:value-type="float">
            <text:p>0.000252</text:p>
          </table:table-cell>
          <table:table-cell/>
          <table:table-cell table:formula="of:=[.F100]/[.B100]" office:value-type="float" office:value="0.911111111111111" calcext:value-type="float">
            <text:p>0.911111111111111</text:p>
          </table:table-cell>
          <table:table-cell table:formula="of:=[.G100]/[.C100]" office:value-type="float" office:value="0.251246261216351" calcext:value-type="float">
            <text:p>0.251246261216351</text:p>
          </table:table-cell>
        </table:table-row>
        <table:table-row table:style-name="ro1">
          <table:table-cell office:value-type="string" calcext:value-type="string">
            <text:p>mod5adder_127.qasm </text:p>
          </table:table-cell>
          <table:table-cell office:value-type="float" office:value="1886" calcext:value-type="float">
            <text:p>1886</text:p>
          </table:table-cell>
          <table:table-cell office:value-type="float" office:value="0.003149" calcext:value-type="float">
            <text:p>0.003149</text:p>
          </table:table-cell>
          <table:table-cell/>
          <table:table-cell office:value-type="string" calcext:value-type="string">
            <text:p>mod5adder_127.qasm</text:p>
          </table:table-cell>
          <table:table-cell office:value-type="float" office:value="1661" calcext:value-type="float">
            <text:p>1661</text:p>
          </table:table-cell>
          <table:table-cell office:value-type="float" office:value="0.001178" calcext:value-type="float">
            <text:p>0.001178</text:p>
          </table:table-cell>
          <table:table-cell/>
          <table:table-cell table:formula="of:=[.F101]/[.B101]" office:value-type="float" office:value="0.880699893955461" calcext:value-type="float">
            <text:p>0.880699893955461</text:p>
          </table:table-cell>
          <table:table-cell table:formula="of:=[.G101]/[.C101]" office:value-type="float" office:value="0.374087011749762" calcext:value-type="float">
            <text:p>0.374087011749762</text:p>
          </table:table-cell>
        </table:table-row>
        <table:table-row table:style-name="ro1">
          <table:table-cell office:value-type="string" calcext:value-type="string">
            <text:p>mod5d1_63.qasm </text:p>
          </table:table-cell>
          <table:table-cell office:value-type="float" office:value="99" calcext:value-type="float">
            <text:p>99</text:p>
          </table:table-cell>
          <table:table-cell office:value-type="float" office:value="0.000319" calcext:value-type="float">
            <text:p>0.000319</text:p>
          </table:table-cell>
          <table:table-cell/>
          <table:table-cell office:value-type="string" calcext:value-type="string">
            <text:p>mod5d1_63.qasm</text:p>
          </table:table-cell>
          <table:table-cell office:value-type="float" office:value="62" calcext:value-type="float">
            <text:p>62</text:p>
          </table:table-cell>
          <table:table-cell office:value-type="float" office:value="0.00004" calcext:value-type="float">
            <text:p>4E-05</text:p>
          </table:table-cell>
          <table:table-cell/>
          <table:table-cell table:formula="of:=[.F102]/[.B102]" office:value-type="float" office:value="0.626262626262626" calcext:value-type="float">
            <text:p>0.626262626262626</text:p>
          </table:table-cell>
          <table:table-cell table:formula="of:=[.G102]/[.C102]" office:value-type="float" office:value="0.125391849529781" calcext:value-type="float">
            <text:p>0.125391849529781</text:p>
          </table:table-cell>
        </table:table-row>
        <table:table-row table:style-name="ro1">
          <table:table-cell office:value-type="string" calcext:value-type="string">
            <text:p>mod5d2_64.qasm </text:p>
          </table:table-cell>
          <table:table-cell office:value-type="float" office:value="186" calcext:value-type="float">
            <text:p>186</text:p>
          </table:table-cell>
          <table:table-cell office:value-type="float" office:value="0.000359" calcext:value-type="float">
            <text:p>0.000359</text:p>
          </table:table-cell>
          <table:table-cell/>
          <table:table-cell office:value-type="string" calcext:value-type="string">
            <text:p>mod5d2_64.qasm</text:p>
          </table:table-cell>
          <table:table-cell office:value-type="float" office:value="170" calcext:value-type="float">
            <text:p>170</text:p>
          </table:table-cell>
          <table:table-cell office:value-type="float" office:value="0.000069" calcext:value-type="float">
            <text:p>6.9E-05</text:p>
          </table:table-cell>
          <table:table-cell/>
          <table:table-cell table:formula="of:=[.F103]/[.B103]" office:value-type="float" office:value="0.913978494623656" calcext:value-type="float">
            <text:p>0.913978494623656</text:p>
          </table:table-cell>
          <table:table-cell table:formula="of:=[.G103]/[.C103]" office:value-type="float" office:value="0.192200557103064" calcext:value-type="float">
            <text:p>0.192200557103064</text:p>
          </table:table-cell>
        </table:table-row>
        <table:table-row table:style-name="ro1">
          <table:table-cell office:value-type="string" calcext:value-type="string">
            <text:p>mod5mils_65.qasm </text:p>
          </table:table-cell>
          <table:table-cell office:value-type="float" office:value="116" calcext:value-type="float">
            <text:p>116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string" calcext:value-type="string">
            <text:p>mod5mils_65.qasm</text:p>
          </table:table-cell>
          <table:table-cell office:value-type="float" office:value="92" calcext:value-type="float">
            <text:p>92</text:p>
          </table:table-cell>
          <table:table-cell office:value-type="float" office:value="0.000031" calcext:value-type="float">
            <text:p>3.1E-05</text:p>
          </table:table-cell>
          <table:table-cell/>
          <table:table-cell table:formula="of:=[.F104]/[.B104]" office:value-type="float" office:value="0.793103448275862" calcext:value-type="float">
            <text:p>0.793103448275862</text:p>
          </table:table-cell>
          <table:table-cell table:formula="of:=[.G104]/[.C104]" office:value-type="float" office:value="0.161458333333333" calcext:value-type="float">
            <text:p>0.161458333333333</text:p>
          </table:table-cell>
        </table:table-row>
        <table:table-row table:style-name="ro1">
          <table:table-cell office:value-type="string" calcext:value-type="string">
            <text:p>mod8-10_177.qasm </text:p>
          </table:table-cell>
          <table:table-cell office:value-type="float" office:value="1559" calcext:value-type="float">
            <text:p>1559</text:p>
          </table:table-cell>
          <table:table-cell office:value-type="float" office:value="0.002657" calcext:value-type="float">
            <text:p>0.002657</text:p>
          </table:table-cell>
          <table:table-cell/>
          <table:table-cell office:value-type="string" calcext:value-type="string">
            <text:p>mod8-10_177.qasm</text:p>
          </table:table-cell>
          <table:table-cell office:value-type="float" office:value="1363" calcext:value-type="float">
            <text:p>1363</text:p>
          </table:table-cell>
          <table:table-cell office:value-type="float" office:value="0.00039" calcext:value-type="float">
            <text:p>0.00039</text:p>
          </table:table-cell>
          <table:table-cell/>
          <table:table-cell table:formula="of:=[.F105]/[.B105]" office:value-type="float" office:value="0.874278383579217" calcext:value-type="float">
            <text:p>0.874278383579217</text:p>
          </table:table-cell>
          <table:table-cell table:formula="of:=[.G105]/[.C105]" office:value-type="float" office:value="0.146782085058336" calcext:value-type="float">
            <text:p>0.146782085058336</text:p>
          </table:table-cell>
        </table:table-row>
        <table:table-row table:style-name="ro1">
          <table:table-cell office:value-type="string" calcext:value-type="string">
            <text:p>mod8-10_178.qasm </text:p>
          </table:table-cell>
          <table:table-cell office:value-type="float" office:value="1149" calcext:value-type="float">
            <text:p>1149</text:p>
          </table:table-cell>
          <table:table-cell office:value-type="float" office:value="0.001465" calcext:value-type="float">
            <text:p>0.001465</text:p>
          </table:table-cell>
          <table:table-cell/>
          <table:table-cell office:value-type="string" calcext:value-type="string">
            <text:p>mod8-10_178.qasm</text:p>
          </table:table-cell>
          <table:table-cell office:value-type="float" office:value="1044" calcext:value-type="float">
            <text:p>1044</text:p>
          </table:table-cell>
          <table:table-cell office:value-type="float" office:value="0.000568" calcext:value-type="float">
            <text:p>0.000568</text:p>
          </table:table-cell>
          <table:table-cell/>
          <table:table-cell table:formula="of:=[.F106]/[.B106]" office:value-type="float" office:value="0.908616187989556" calcext:value-type="float">
            <text:p>0.908616187989556</text:p>
          </table:table-cell>
          <table:table-cell table:formula="of:=[.G106]/[.C106]" office:value-type="float" office:value="0.387713310580205" calcext:value-type="float">
            <text:p>0.387713310580205</text:p>
          </table:table-cell>
        </table:table-row>
        <table:table-row table:style-name="ro1">
          <table:table-cell office:value-type="string" calcext:value-type="string">
            <text:p>one-two-three-v0_97.qasm </text:p>
          </table:table-cell>
          <table:table-cell office:value-type="float" office:value="1027" calcext:value-type="float">
            <text:p>1027</text:p>
          </table:table-cell>
          <table:table-cell office:value-type="float" office:value="0.002865" calcext:value-type="float">
            <text:p>0.002865</text:p>
          </table:table-cell>
          <table:table-cell/>
          <table:table-cell office:value-type="string" calcext:value-type="string">
            <text:p>one-two-three-v0_97.qasm</text:p>
          </table:table-cell>
          <table:table-cell office:value-type="float" office:value="855" calcext:value-type="float">
            <text:p>855</text:p>
          </table:table-cell>
          <table:table-cell office:value-type="float" office:value="0.000284" calcext:value-type="float">
            <text:p>0.000284</text:p>
          </table:table-cell>
          <table:table-cell/>
          <table:table-cell table:formula="of:=[.F107]/[.B107]" office:value-type="float" office:value="0.832521908471276" calcext:value-type="float">
            <text:p>0.832521908471276</text:p>
          </table:table-cell>
          <table:table-cell table:formula="of:=[.G107]/[.C107]" office:value-type="float" office:value="0.0991273996509598" calcext:value-type="float">
            <text:p>0.09912739965096</text:p>
          </table:table-cell>
        </table:table-row>
        <table:table-row table:style-name="ro1">
          <table:table-cell office:value-type="string" calcext:value-type="string">
            <text:p>one-two-three-v0_98.qasm </text:p>
          </table:table-cell>
          <table:table-cell office:value-type="float" office:value="513" calcext:value-type="float">
            <text:p>513</text:p>
          </table:table-cell>
          <table:table-cell office:value-type="float" office:value="0.000964" calcext:value-type="float">
            <text:p>0.000964</text:p>
          </table:table-cell>
          <table:table-cell/>
          <table:table-cell office:value-type="string" calcext:value-type="string">
            <text:p>one-two-three-v0_98.qasm</text:p>
          </table:table-cell>
          <table:table-cell office:value-type="float" office:value="461" calcext:value-type="float">
            <text:p>461</text:p>
          </table:table-cell>
          <table:table-cell office:value-type="float" office:value="0.000221" calcext:value-type="float">
            <text:p>0.000221</text:p>
          </table:table-cell>
          <table:table-cell/>
          <table:table-cell table:formula="of:=[.F108]/[.B108]" office:value-type="float" office:value="0.898635477582846" calcext:value-type="float">
            <text:p>0.898635477582846</text:p>
          </table:table-cell>
          <table:table-cell table:formula="of:=[.G108]/[.C108]" office:value-type="float" office:value="0.229253112033195" calcext:value-type="float">
            <text:p>0.229253112033195</text:p>
          </table:table-cell>
        </table:table-row>
        <table:table-row table:style-name="ro1">
          <table:table-cell office:value-type="string" calcext:value-type="string">
            <text:p>one-two-three-v1_99.qasm </text:p>
          </table:table-cell>
          <table:table-cell office:value-type="float" office:value="444" calcext:value-type="float">
            <text:p>444</text:p>
          </table:table-cell>
          <table:table-cell office:value-type="float" office:value="0.000624" calcext:value-type="float">
            <text:p>0.000624</text:p>
          </table:table-cell>
          <table:table-cell/>
          <table:table-cell office:value-type="string" calcext:value-type="string">
            <text:p>one-two-three-v1_99.qasm</text:p>
          </table:table-cell>
          <table:table-cell office:value-type="float" office:value="487" calcext:value-type="float">
            <text:p>487</text:p>
          </table:table-cell>
          <table:table-cell office:value-type="float" office:value="0.000173" calcext:value-type="float">
            <text:p>0.000173</text:p>
          </table:table-cell>
          <table:table-cell/>
          <table:table-cell table:formula="of:=[.F109]/[.B109]" office:value-type="float" office:value="1.09684684684685" calcext:value-type="float">
            <text:p>1.09684684684685</text:p>
          </table:table-cell>
          <table:table-cell table:formula="of:=[.G109]/[.C109]" office:value-type="float" office:value="0.27724358974359" calcext:value-type="float">
            <text:p>0.27724358974359</text:p>
          </table:table-cell>
        </table:table-row>
        <table:table-row table:style-name="ro1">
          <table:table-cell office:value-type="string" calcext:value-type="string">
            <text:p>one-two-three-v2_100.qasm </text:p>
          </table:table-cell>
          <table:table-cell office:value-type="float" office:value="225" calcext:value-type="float">
            <text:p>225</text:p>
          </table:table-cell>
          <table:table-cell office:value-type="float" office:value="0.000486" calcext:value-type="float">
            <text:p>0.000486</text:p>
          </table:table-cell>
          <table:table-cell/>
          <table:table-cell office:value-type="string" calcext:value-type="string">
            <text:p>one-two-three-v2_100.qasm</text:p>
          </table:table-cell>
          <table:table-cell office:value-type="float" office:value="157" calcext:value-type="float">
            <text:p>157</text:p>
          </table:table-cell>
          <table:table-cell office:value-type="float" office:value="0.000098" calcext:value-type="float">
            <text:p>9.8E-05</text:p>
          </table:table-cell>
          <table:table-cell/>
          <table:table-cell table:formula="of:=[.F110]/[.B110]" office:value-type="float" office:value="0.697777777777778" calcext:value-type="float">
            <text:p>0.697777777777778</text:p>
          </table:table-cell>
          <table:table-cell table:formula="of:=[.G110]/[.C110]" office:value-type="float" office:value="0.201646090534979" calcext:value-type="float">
            <text:p>0.201646090534979</text:p>
          </table:table-cell>
        </table:table-row>
        <table:table-row table:style-name="ro1">
          <table:table-cell office:value-type="string" calcext:value-type="string">
            <text:p>one-two-three-v3_101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string" calcext:value-type="string">
            <text:p>one-two-three-v3_101.qasm</text:p>
          </table:table-cell>
          <table:table-cell office:value-type="float" office:value="203" calcext:value-type="float">
            <text:p>203</text:p>
          </table:table-cell>
          <table:table-cell office:value-type="float" office:value="0.000101" calcext:value-type="float">
            <text:p>0.000101</text:p>
          </table:table-cell>
          <table:table-cell/>
          <table:table-cell table:formula="of:=[.F111]/[.B111]" office:value-type="float" office:value="0.871244635193133" calcext:value-type="float">
            <text:p>0.871244635193133</text:p>
          </table:table-cell>
          <table:table-cell table:formula="of:=[.G111]/[.C111]" office:value-type="float" office:value="0.219565217391304" calcext:value-type="float">
            <text:p>0.219565217391304</text:p>
          </table:table-cell>
        </table:table-row>
        <table:table-row table:style-name="ro1">
          <table:table-cell office:value-type="string" calcext:value-type="string">
            <text:p>plus63mod4096_163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63mod4096_163.qasm</text:p>
          </table:table-cell>
          <table:table-cell office:value-type="float" office:value="474720" calcext:value-type="float">
            <text:p>474720</text:p>
          </table:table-cell>
          <table:table-cell office:value-type="float" office:value="0.130121" calcext:value-type="float">
            <text:p>0.130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s63mod8192_164.qasm </text:p>
          </table:table-cell>
          <table:table-cell office:value-type="float" office:value="723610" calcext:value-type="float">
            <text:p>723610</text:p>
          </table:table-cell>
          <table:table-cell office:value-type="float" office:value="113.496" calcext:value-type="float">
            <text:p>113.496</text:p>
          </table:table-cell>
          <table:table-cell/>
          <table:table-cell office:value-type="string" calcext:value-type="string">
            <text:p>plus63mod8192_164.qasm</text:p>
          </table:table-cell>
          <table:table-cell office:value-type="float" office:value="702990" calcext:value-type="float">
            <text:p>702990</text:p>
          </table:table-cell>
          <table:table-cell office:value-type="float" office:value="0.192005" calcext:value-type="float">
            <text:p>0.192005</text:p>
          </table:table-cell>
          <table:table-cell/>
          <table:table-cell table:formula="of:=[.F113]/[.B113]" office:value-type="float" office:value="0.971503986954299" calcext:value-type="float">
            <text:p>0.971503986954299</text:p>
          </table:table-cell>
          <table:table-cell table:formula="of:=[.G113]/[.C113]" office:value-type="float" office:value="0.00169173362937901" calcext:value-type="float">
            <text:p>0.001691733629379</text:p>
          </table:table-cell>
        </table:table-row>
        <table:table-row table:style-name="ro1">
          <table:table-cell office:value-type="string" calcext:value-type="string">
            <text:p>pm1_249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17311" calcext:value-type="float">
            <text:p>0.017311</text:p>
          </table:table-cell>
          <table:table-cell/>
          <table:table-cell office:value-type="string" calcext:value-type="string">
            <text:p>pm1_249.qasm</text:p>
          </table:table-cell>
          <table:table-cell office:value-type="float" office:value="6309" calcext:value-type="float">
            <text:p>6309</text:p>
          </table:table-cell>
          <table:table-cell office:value-type="float" office:value="0.002864" calcext:value-type="float">
            <text:p>0.002864</text:p>
          </table:table-cell>
          <table:table-cell/>
          <table:table-cell table:formula="of:=[.F114]/[.B114]" office:value-type="float" office:value="1.00557857825948" calcext:value-type="float">
            <text:p>1.00557857825948</text:p>
          </table:table-cell>
          <table:table-cell table:formula="of:=[.G114]/[.C114]" office:value-type="float" office:value="0.165443937380856" calcext:value-type="float">
            <text:p>0.165443937380856</text:p>
          </table:table-cell>
        </table:table-row>
        <table:table-row table:style-name="ro1">
          <table:table-cell office:value-type="string" calcext:value-type="string">
            <text:p>qft_10.qasm </text:p>
          </table:table-cell>
          <table:table-cell office:value-type="float" office:value="624" calcext:value-type="float">
            <text:p>624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string" calcext:value-type="string">
            <text:p>qft_10.qasm</text:p>
          </table:table-cell>
          <table:table-cell office:value-type="float" office:value="1043" calcext:value-type="float">
            <text:p>1043</text:p>
          </table:table-cell>
          <table:table-cell office:value-type="float" office:value="0.000293" calcext:value-type="float">
            <text:p>0.000293</text:p>
          </table:table-cell>
          <table:table-cell/>
          <table:table-cell table:formula="of:=[.F115]/[.B115]" office:value-type="float" office:value="1.67147435897436" calcext:value-type="float">
            <text:p>1.67147435897436</text:p>
          </table:table-cell>
          <table:table-cell table:formula="of:=[.G115]/[.C115]" office:value-type="float" office:value="0.0752632930901618" calcext:value-type="float">
            <text:p>0.075263293090162</text:p>
          </table:table-cell>
        </table:table-row>
        <table:table-row table:style-name="ro1">
          <table:table-cell office:value-type="string" calcext:value-type="string">
            <text:p>qft_16.qasm </text:p>
          </table:table-cell>
          <table:table-cell office:value-type="float" office:value="1635" calcext:value-type="float">
            <text:p>1635</text:p>
          </table:table-cell>
          <table:table-cell office:value-type="float" office:value="12.2423" calcext:value-type="float">
            <text:p>12.2423</text:p>
          </table:table-cell>
          <table:table-cell/>
          <table:table-cell office:value-type="string" calcext:value-type="string">
            <text:p>qft_16.qasm</text:p>
          </table:table-cell>
          <table:table-cell office:value-type="float" office:value="3310" calcext:value-type="float">
            <text:p>3310</text:p>
          </table:table-cell>
          <table:table-cell office:value-type="float" office:value="0.000438" calcext:value-type="float">
            <text:p>0.000438</text:p>
          </table:table-cell>
          <table:table-cell/>
          <table:table-cell table:formula="of:=[.F116]/[.B116]" office:value-type="float" office:value="2.02446483180428" calcext:value-type="float">
            <text:p>2.02446483180428</text:p>
          </table:table-cell>
          <table:table-cell table:formula="of:=[.G116]/[.C116]" office:value-type="float" office:value="0.000035777590812184" calcext:value-type="float">
            <text:p>3.5777590812184E-05</text:p>
          </table:table-cell>
        </table:table-row>
        <table:table-row table:style-name="ro1">
          <table:table-cell office:value-type="string" calcext:value-type="string">
            <text:p>radd_250.qasm </text:p>
          </table:table-cell>
          <table:table-cell office:value-type="float" office:value="11678" calcext:value-type="float">
            <text:p>11678</text:p>
          </table:table-cell>
          <table:table-cell office:value-type="float" office:value="0.21259" calcext:value-type="float">
            <text:p>0.21259</text:p>
          </table:table-cell>
          <table:table-cell/>
          <table:table-cell office:value-type="string" calcext:value-type="string">
            <text:p>radd_250.qasm</text:p>
          </table:table-cell>
          <table:table-cell office:value-type="float" office:value="11570" calcext:value-type="float">
            <text:p>11570</text:p>
          </table:table-cell>
          <table:table-cell office:value-type="float" office:value="0.003048" calcext:value-type="float">
            <text:p>0.003048</text:p>
          </table:table-cell>
          <table:table-cell/>
          <table:table-cell table:formula="of:=[.F117]/[.B117]" office:value-type="float" office:value="0.990751841068676" calcext:value-type="float">
            <text:p>0.990751841068676</text:p>
          </table:table-cell>
          <table:table-cell table:formula="of:=[.G117]/[.C117]" office:value-type="float" office:value="0.0143374570770027" calcext:value-type="float">
            <text:p>0.014337457077003</text:p>
          </table:table-cell>
        </table:table-row>
        <table:table-row table:style-name="ro1">
          <table:table-cell office:value-type="string" calcext:value-type="string">
            <text:p>rd32_270.qasm </text:p>
          </table:table-cell>
          <table:table-cell office:value-type="float" office:value="295" calcext:value-type="float">
            <text:p>295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string" calcext:value-type="string">
            <text:p>rd32_270.qasm</text:p>
          </table:table-cell>
          <table:table-cell office:value-type="float" office:value="272" calcext:value-type="float">
            <text:p>272</text:p>
          </table:table-cell>
          <table:table-cell office:value-type="float" office:value="0.000087" calcext:value-type="float">
            <text:p>8.7E-05</text:p>
          </table:table-cell>
          <table:table-cell/>
          <table:table-cell table:formula="of:=[.F118]/[.B118]" office:value-type="float" office:value="0.922033898305085" calcext:value-type="float">
            <text:p>0.922033898305085</text:p>
          </table:table-cell>
          <table:table-cell table:formula="of:=[.G118]/[.C118]" office:value-type="float" office:value="0.267692307692308" calcext:value-type="float">
            <text:p>0.267692307692308</text:p>
          </table:table-cell>
        </table:table-row>
        <table:table-row table:style-name="ro1">
          <table:table-cell office:value-type="string" calcext:value-type="string">
            <text:p>rd32-v0_66.qasm </text:p>
          </table:table-cell>
          <table:table-cell office:value-type="float" office:value="107" calcext:value-type="float">
            <text:p>107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string" calcext:value-type="string">
            <text:p>rd32-v0_66.qasm</text:p>
          </table:table-cell>
          <table:table-cell office:value-type="float" office:value="81" calcext:value-type="float">
            <text:p>81</text:p>
          </table:table-cell>
          <table:table-cell office:value-type="float" office:value="0.000038" calcext:value-type="float">
            <text:p>3.8E-05</text:p>
          </table:table-cell>
          <table:table-cell/>
          <table:table-cell table:formula="of:=[.F119]/[.B119]" office:value-type="float" office:value="0.757009345794392" calcext:value-type="float">
            <text:p>0.757009345794392</text:p>
          </table:table-cell>
          <table:table-cell table:formula="of:=[.G119]/[.C119]" office:value-type="float" office:value="0.336283185840708" calcext:value-type="float">
            <text:p>0.336283185840708</text:p>
          </table:table-cell>
        </table:table-row>
        <table:table-row table:style-name="ro1">
          <table:table-cell office:value-type="string" calcext:value-type="string">
            <text:p>rd32-v1_68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string" calcext:value-type="string">
            <text:p>rd32-v1_68.qasm</text:p>
          </table:table-cell>
          <table:table-cell office:value-type="float" office:value="83" calcext:value-type="float">
            <text:p>83</text:p>
          </table:table-cell>
          <table:table-cell office:value-type="float" office:value="0.00004" calcext:value-type="float">
            <text:p>4E-05</text:p>
          </table:table-cell>
          <table:table-cell/>
          <table:table-cell table:formula="of:=[.F120]/[.B120]" office:value-type="float" office:value="0.761467889908257" calcext:value-type="float">
            <text:p>0.761467889908257</text:p>
          </table:table-cell>
          <table:table-cell table:formula="of:=[.G120]/[.C120]" office:value-type="float" office:value="0.353982300884956" calcext:value-type="float">
            <text:p>0.353982300884956</text:p>
          </table:table-cell>
        </table:table-row>
        <table:table-row table:style-name="ro1">
          <table:table-cell office:value-type="string" calcext:value-type="string">
            <text:p>rd53_130.qasm </text:p>
          </table:table-cell>
          <table:table-cell office:value-type="float" office:value="3582" calcext:value-type="float">
            <text:p>3582</text:p>
          </table:table-cell>
          <table:table-cell office:value-type="float" office:value="0.026172" calcext:value-type="float">
            <text:p>0.026172</text:p>
          </table:table-cell>
          <table:table-cell/>
          <table:table-cell office:value-type="string" calcext:value-type="string">
            <text:p>rd53_130.qasm</text:p>
          </table:table-cell>
          <table:table-cell office:value-type="float" office:value="3534" calcext:value-type="float">
            <text:p>3534</text:p>
          </table:table-cell>
          <table:table-cell office:value-type="float" office:value="0.001125" calcext:value-type="float">
            <text:p>0.001125</text:p>
          </table:table-cell>
          <table:table-cell/>
          <table:table-cell table:formula="of:=[.F121]/[.B121]" office:value-type="float" office:value="0.986599664991625" calcext:value-type="float">
            <text:p>0.986599664991625</text:p>
          </table:table-cell>
          <table:table-cell table:formula="of:=[.G121]/[.C121]" office:value-type="float" office:value="0.0429848693259973" calcext:value-type="float">
            <text:p>0.042984869325997</text:p>
          </table:table-cell>
        </table:table-row>
        <table:table-row table:style-name="ro1">
          <table:table-cell office:value-type="string" calcext:value-type="string">
            <text:p>rd53_131.qasm </text:p>
          </table:table-cell>
          <table:table-cell office:value-type="float" office:value="1578" calcext:value-type="float">
            <text:p>1578</text:p>
          </table:table-cell>
          <table:table-cell office:value-type="float" office:value="0.336419" calcext:value-type="float">
            <text:p>0.336419</text:p>
          </table:table-cell>
          <table:table-cell/>
          <table:table-cell office:value-type="string" calcext:value-type="string">
            <text:p>rd53_131.qasm</text:p>
          </table:table-cell>
          <table:table-cell office:value-type="float" office:value="1704" calcext:value-type="float">
            <text:p>1704</text:p>
          </table:table-cell>
          <table:table-cell office:value-type="float" office:value="0.000436" calcext:value-type="float">
            <text:p>0.000436</text:p>
          </table:table-cell>
          <table:table-cell/>
          <table:table-cell table:formula="of:=[.F122]/[.B122]" office:value-type="float" office:value="1.07984790874525" calcext:value-type="float">
            <text:p>1.07984790874525</text:p>
          </table:table-cell>
          <table:table-cell table:formula="of:=[.G122]/[.C122]" office:value-type="float" office:value="0.00129600290114411" calcext:value-type="float">
            <text:p>0.001296002901144</text:p>
          </table:table-cell>
        </table:table-row>
        <table:table-row table:style-name="ro1">
          <table:table-cell office:value-type="string" calcext:value-type="string">
            <text:p>rd53_133.qasm </text:p>
          </table:table-cell>
          <table:table-cell office:value-type="float" office:value="2020" calcext:value-type="float">
            <text:p>2020</text:p>
          </table:table-cell>
          <table:table-cell office:value-type="float" office:value="0.021788" calcext:value-type="float">
            <text:p>0.021788</text:p>
          </table:table-cell>
          <table:table-cell/>
          <table:table-cell office:value-type="string" calcext:value-type="string">
            <text:p>rd53_133.qasm</text:p>
          </table:table-cell>
          <table:table-cell office:value-type="float" office:value="1817" calcext:value-type="float">
            <text:p>1817</text:p>
          </table:table-cell>
          <table:table-cell office:value-type="float" office:value="0.000933" calcext:value-type="float">
            <text:p>0.000933</text:p>
          </table:table-cell>
          <table:table-cell/>
          <table:table-cell table:formula="of:=[.F123]/[.B123]" office:value-type="float" office:value="0.89950495049505" calcext:value-type="float">
            <text:p>0.89950495049505</text:p>
          </table:table-cell>
          <table:table-cell table:formula="of:=[.G123]/[.C123]" office:value-type="float" office:value="0.0428217367358179" calcext:value-type="float">
            <text:p>0.042821736735818</text:p>
          </table:table-cell>
        </table:table-row>
        <table:table-row table:style-name="ro1">
          <table:table-cell office:value-type="string" calcext:value-type="string">
            <text:p>rd53_135.qasm </text:p>
          </table:table-cell>
          <table:table-cell office:value-type="float" office:value="1072" calcext:value-type="float">
            <text:p>1072</text:p>
          </table:table-cell>
          <table:table-cell office:value-type="float" office:value="0.009604" calcext:value-type="float">
            <text:p>0.009604</text:p>
          </table:table-cell>
          <table:table-cell/>
          <table:table-cell office:value-type="string" calcext:value-type="string">
            <text:p>rd53_135.qasm</text:p>
          </table:table-cell>
          <table:table-cell office:value-type="float" office:value="1042" calcext:value-type="float">
            <text:p>1042</text:p>
          </table:table-cell>
          <table:table-cell office:value-type="float" office:value="0.000431" calcext:value-type="float">
            <text:p>0.000431</text:p>
          </table:table-cell>
          <table:table-cell/>
          <table:table-cell table:formula="of:=[.F124]/[.B124]" office:value-type="float" office:value="0.972014925373134" calcext:value-type="float">
            <text:p>0.972014925373134</text:p>
          </table:table-cell>
          <table:table-cell table:formula="of:=[.G124]/[.C124]" office:value-type="float" office:value="0.0448771345272803" calcext:value-type="float">
            <text:p>0.04487713452728</text:p>
          </table:table-cell>
        </table:table-row>
        <table:table-row table:style-name="ro1">
          <table:table-cell office:value-type="string" calcext:value-type="string">
            <text:p>rd53_138.qasm </text:p>
          </table:table-cell>
          <table:table-cell office:value-type="float" office:value="425" calcext:value-type="float">
            <text:p>425</text:p>
          </table:table-cell>
          <table:table-cell office:value-type="float" office:value="0.001935" calcext:value-type="float">
            <text:p>0.001935</text:p>
          </table:table-cell>
          <table:table-cell/>
          <table:table-cell office:value-type="string" calcext:value-type="string">
            <text:p>rd53_138.qasm</text:p>
          </table:table-cell>
          <table:table-cell office:value-type="float" office:value="379" calcext:value-type="float">
            <text:p>379</text:p>
          </table:table-cell>
          <table:table-cell office:value-type="float" office:value="0.000181" calcext:value-type="float">
            <text:p>0.000181</text:p>
          </table:table-cell>
          <table:table-cell/>
          <table:table-cell table:formula="of:=[.F125]/[.B125]" office:value-type="float" office:value="0.891764705882353" calcext:value-type="float">
            <text:p>0.891764705882353</text:p>
          </table:table-cell>
          <table:table-cell table:formula="of:=[.G125]/[.C125]" office:value-type="float" office:value="0.0935400516795866" calcext:value-type="float">
            <text:p>0.093540051679587</text:p>
          </table:table-cell>
        </table:table-row>
        <table:table-row table:style-name="ro1">
          <table:table-cell office:value-type="string" calcext:value-type="string">
            <text:p>rd53_251.qasm </text:p>
          </table:table-cell>
          <table:table-cell office:value-type="float" office:value="4530" calcext:value-type="float">
            <text:p>4530</text:p>
          </table:table-cell>
          <table:table-cell office:value-type="float" office:value="0.008379" calcext:value-type="float">
            <text:p>0.008379</text:p>
          </table:table-cell>
          <table:table-cell/>
          <table:table-cell office:value-type="string" calcext:value-type="string">
            <text:p>rd53_251.qasm</text:p>
          </table:table-cell>
          <table:table-cell office:value-type="float" office:value="4197" calcext:value-type="float">
            <text:p>4197</text:p>
          </table:table-cell>
          <table:table-cell office:value-type="float" office:value="0.001981" calcext:value-type="float">
            <text:p>0.001981</text:p>
          </table:table-cell>
          <table:table-cell/>
          <table:table-cell table:formula="of:=[.F126]/[.B126]" office:value-type="float" office:value="0.926490066225166" calcext:value-type="float">
            <text:p>0.926490066225166</text:p>
          </table:table-cell>
          <table:table-cell table:formula="of:=[.G126]/[.C126]" office:value-type="float" office:value="0.236424394319131" calcext:value-type="float">
            <text:p>0.236424394319131</text:p>
          </table:table-cell>
        </table:table-row>
        <table:table-row table:style-name="ro1">
          <table:table-cell office:value-type="string" calcext:value-type="string">
            <text:p>rd53_311.qasm </text:p>
          </table:table-cell>
          <table:table-cell office:value-type="float" office:value="1133" calcext:value-type="float">
            <text:p>1133</text:p>
          </table:table-cell>
          <table:table-cell office:value-type="float" office:value="0.013586" calcext:value-type="float">
            <text:p>0.013586</text:p>
          </table:table-cell>
          <table:table-cell/>
          <table:table-cell office:value-type="string" calcext:value-type="string">
            <text:p>rd53_311.qasm</text:p>
          </table:table-cell>
          <table:table-cell office:value-type="float" office:value="1090" calcext:value-type="float">
            <text:p>1090</text:p>
          </table:table-cell>
          <table:table-cell office:value-type="float" office:value="0.000394" calcext:value-type="float">
            <text:p>0.000394</text:p>
          </table:table-cell>
          <table:table-cell/>
          <table:table-cell table:formula="of:=[.F127]/[.B127]" office:value-type="float" office:value="0.962047661076787" calcext:value-type="float">
            <text:p>0.962047661076787</text:p>
          </table:table-cell>
          <table:table-cell table:formula="of:=[.G127]/[.C127]" office:value-type="float" office:value="0.0290004416310908" calcext:value-type="float">
            <text:p>0.029000441631091</text:p>
          </table:table-cell>
        </table:table-row>
        <table:table-row table:style-name="ro1">
          <table:table-cell office:value-type="string" calcext:value-type="string">
            <text:p>rd73_140.qasm </text:p>
          </table:table-cell>
          <table:table-cell office:value-type="float" office:value="760" calcext:value-type="float">
            <text:p>760</text:p>
          </table:table-cell>
          <table:table-cell office:value-type="float" office:value="0.004743" calcext:value-type="float">
            <text:p>0.004743</text:p>
          </table:table-cell>
          <table:table-cell/>
          <table:table-cell office:value-type="string" calcext:value-type="string">
            <text:p>rd73_140.qasm</text:p>
          </table:table-cell>
          <table:table-cell office:value-type="float" office:value="847" calcext:value-type="float">
            <text:p>847</text:p>
          </table:table-cell>
          <table:table-cell office:value-type="float" office:value="0.000326" calcext:value-type="float">
            <text:p>0.000326</text:p>
          </table:table-cell>
          <table:table-cell/>
          <table:table-cell table:formula="of:=[.F128]/[.B128]" office:value-type="float" office:value="1.11447368421053" calcext:value-type="float">
            <text:p>1.11447368421053</text:p>
          </table:table-cell>
          <table:table-cell table:formula="of:=[.G128]/[.C128]" office:value-type="float" office:value="0.0687328694918828" calcext:value-type="float">
            <text:p>0.068732869491883</text:p>
          </table:table-cell>
        </table:table-row>
        <table:table-row table:style-name="ro1">
          <table:table-cell office:value-type="string" calcext:value-type="string">
            <text:p>rd73_252.qasm </text:p>
          </table:table-cell>
          <table:table-cell office:value-type="float" office:value="19340" calcext:value-type="float">
            <text:p>19340</text:p>
          </table:table-cell>
          <table:table-cell office:value-type="float" office:value="0.369212" calcext:value-type="float">
            <text:p>0.369212</text:p>
          </table:table-cell>
          <table:table-cell/>
          <table:table-cell office:value-type="string" calcext:value-type="string">
            <text:p>rd73_252.qasm</text:p>
          </table:table-cell>
          <table:table-cell office:value-type="float" office:value="19389" calcext:value-type="float">
            <text:p>19389</text:p>
          </table:table-cell>
          <table:table-cell office:value-type="float" office:value="0.008289" calcext:value-type="float">
            <text:p>0.008289</text:p>
          </table:table-cell>
          <table:table-cell/>
          <table:table-cell table:formula="of:=[.F129]/[.B129]" office:value-type="float" office:value="1.00253360910031" calcext:value-type="float">
            <text:p>1.00253360910031</text:p>
          </table:table-cell>
          <table:table-cell table:formula="of:=[.G129]/[.C129]" office:value-type="float" office:value="0.0224505162345753" calcext:value-type="float">
            <text:p>0.022450516234575</text:p>
          </table:table-cell>
        </table:table-row>
        <table:table-row table:style-name="ro1">
          <table:table-cell office:value-type="string" calcext:value-type="string">
            <text:p>rd84_142.qasm </text:p>
          </table:table-cell>
          <table:table-cell office:value-type="float" office:value="1252" calcext:value-type="float">
            <text:p>1252</text:p>
          </table:table-cell>
          <table:table-cell office:value-type="float" office:value="0.035866" calcext:value-type="float">
            <text:p>0.035866</text:p>
          </table:table-cell>
          <table:table-cell/>
          <table:table-cell office:value-type="string" calcext:value-type="string">
            <text:p>rd84_142.qasm</text:p>
          </table:table-cell>
          <table:table-cell office:value-type="float" office:value="1332" calcext:value-type="float">
            <text:p>1332</text:p>
          </table:table-cell>
          <table:table-cell office:value-type="float" office:value="0.000424" calcext:value-type="float">
            <text:p>0.000424</text:p>
          </table:table-cell>
          <table:table-cell/>
          <table:table-cell table:formula="of:=[.F130]/[.B130]" office:value-type="float" office:value="1.06389776357827" calcext:value-type="float">
            <text:p>1.06389776357827</text:p>
          </table:table-cell>
          <table:table-cell table:formula="of:=[.G130]/[.C130]" office:value-type="float" office:value="0.0118217810739977" calcext:value-type="float">
            <text:p>0.011821781073998</text:p>
          </table:table-cell>
        </table:table-row>
        <table:table-row table:style-name="ro1">
          <table:table-cell office:value-type="string" calcext:value-type="string">
            <text:p>rd84_253.qasm </text:p>
          </table:table-cell>
          <table:table-cell office:value-type="float" office:value="51095" calcext:value-type="float">
            <text:p>51095</text:p>
          </table:table-cell>
          <table:table-cell office:value-type="float" office:value="2.69595" calcext:value-type="float">
            <text:p>2.69595</text:p>
          </table:table-cell>
          <table:table-cell/>
          <table:table-cell office:value-type="string" calcext:value-type="string">
            <text:p>rd84_253.qasm</text:p>
          </table:table-cell>
          <table:table-cell office:value-type="float" office:value="50281" calcext:value-type="float">
            <text:p>50281</text:p>
          </table:table-cell>
          <table:table-cell office:value-type="float" office:value="0.022133" calcext:value-type="float">
            <text:p>0.022133</text:p>
          </table:table-cell>
          <table:table-cell/>
          <table:table-cell table:formula="of:=[.F131]/[.B131]" office:value-type="float" office:value="0.984068891280947" calcext:value-type="float">
            <text:p>0.984068891280947</text:p>
          </table:table-cell>
          <table:table-cell table:formula="of:=[.G131]/[.C131]" office:value-type="float" office:value="0.008209721990393" calcext:value-type="float">
            <text:p>0.008209721990393</text:p>
          </table:table-cell>
        </table:table-row>
        <table:table-row table:style-name="ro1">
          <table:table-cell office:value-type="string" calcext:value-type="string">
            <text:p>root_255.qasm </text:p>
          </table:table-cell>
          <table:table-cell office:value-type="float" office:value="65158" calcext:value-type="float">
            <text:p>65158</text:p>
          </table:table-cell>
          <table:table-cell office:value-type="float" office:value="23.7809" calcext:value-type="float">
            <text:p>23.7809</text:p>
          </table:table-cell>
          <table:table-cell/>
          <table:table-cell office:value-type="string" calcext:value-type="string">
            <text:p>root_255.qasm</text:p>
          </table:table-cell>
          <table:table-cell office:value-type="float" office:value="61112" calcext:value-type="float">
            <text:p>61112</text:p>
          </table:table-cell>
          <table:table-cell office:value-type="float" office:value="0.027868" calcext:value-type="float">
            <text:p>0.027868</text:p>
          </table:table-cell>
          <table:table-cell/>
          <table:table-cell table:formula="of:=[.F132]/[.B132]" office:value-type="float" office:value="0.937904785291138" calcext:value-type="float">
            <text:p>0.937904785291138</text:p>
          </table:table-cell>
          <table:table-cell table:formula="of:=[.G132]/[.C132]" office:value-type="float" office:value="0.00117186481588165" calcext:value-type="float">
            <text:p>0.001171864815882</text:p>
          </table:table-cell>
        </table:table-row>
        <table:table-row table:style-name="ro1">
          <table:table-cell office:value-type="string" calcext:value-type="string">
            <text:p>sao2_257.qasm </text:p>
          </table:table-cell>
          <table:table-cell office:value-type="float" office:value="148558" calcext:value-type="float">
            <text:p>148558</text:p>
          </table:table-cell>
          <table:table-cell office:value-type="float" office:value="118.99" calcext:value-type="float">
            <text:p>118.99</text:p>
          </table:table-cell>
          <table:table-cell/>
          <table:table-cell office:value-type="string" calcext:value-type="string">
            <text:p>sao2_257.qasm</text:p>
          </table:table-cell>
          <table:table-cell office:value-type="float" office:value="144342" calcext:value-type="float">
            <text:p>144342</text:p>
          </table:table-cell>
          <table:table-cell office:value-type="float" office:value="0.065125" calcext:value-type="float">
            <text:p>0.065125</text:p>
          </table:table-cell>
          <table:table-cell/>
          <table:table-cell table:formula="of:=[.F133]/[.B133]" office:value-type="float" office:value="0.971620511853956" calcext:value-type="float">
            <text:p>0.971620511853956</text:p>
          </table:table-cell>
          <table:table-cell table:formula="of:=[.G133]/[.C133]" office:value-type="float" office:value="0.000547314900411799" calcext:value-type="float">
            <text:p>0.000547314900412</text:p>
          </table:table-cell>
        </table:table-row>
        <table:table-row table:style-name="ro1">
          <table:table-cell office:value-type="string" calcext:value-type="string">
            <text:p>sf_274.qasm </text:p>
          </table:table-cell>
          <table:table-cell office:value-type="float" office:value="2620" calcext:value-type="float">
            <text:p>2620</text:p>
          </table:table-cell>
          <table:table-cell office:value-type="float" office:value="0.002897" calcext:value-type="float">
            <text:p>0.002897</text:p>
          </table:table-cell>
          <table:table-cell/>
          <table:table-cell office:value-type="string" calcext:value-type="string">
            <text:p>sf_274.qasm</text:p>
          </table:table-cell>
          <table:table-cell office:value-type="float" office:value="2673" calcext:value-type="float">
            <text:p>2673</text:p>
          </table:table-cell>
          <table:table-cell office:value-type="float" office:value="0.000704" calcext:value-type="float">
            <text:p>0.000704</text:p>
          </table:table-cell>
          <table:table-cell/>
          <table:table-cell table:formula="of:=[.F134]/[.B134]" office:value-type="float" office:value="1.02022900763359" calcext:value-type="float">
            <text:p>1.02022900763359</text:p>
          </table:table-cell>
          <table:table-cell table:formula="of:=[.G134]/[.C134]" office:value-type="float" office:value="0.24301001035554" calcext:value-type="float">
            <text:p>0.24301001035554</text:p>
          </table:table-cell>
        </table:table-row>
        <table:table-row table:style-name="ro1">
          <table:table-cell office:value-type="string" calcext:value-type="string">
            <text:p>sf_276.qasm </text:p>
          </table:table-cell>
          <table:table-cell office:value-type="float" office:value="2583" calcext:value-type="float">
            <text:p>2583</text:p>
          </table:table-cell>
          <table:table-cell office:value-type="float" office:value="0.003771" calcext:value-type="float">
            <text:p>0.003771</text:p>
          </table:table-cell>
          <table:table-cell/>
          <table:table-cell office:value-type="string" calcext:value-type="string">
            <text:p>sf_276.qasm</text:p>
          </table:table-cell>
          <table:table-cell office:value-type="float" office:value="2522" calcext:value-type="float">
            <text:p>2522</text:p>
          </table:table-cell>
          <table:table-cell office:value-type="float" office:value="0.000752" calcext:value-type="float">
            <text:p>0.000752</text:p>
          </table:table-cell>
          <table:table-cell/>
          <table:table-cell table:formula="of:=[.F135]/[.B135]" office:value-type="float" office:value="0.976384049554781" calcext:value-type="float">
            <text:p>0.976384049554781</text:p>
          </table:table-cell>
          <table:table-cell table:formula="of:=[.G135]/[.C135]" office:value-type="float" office:value="0.199416600371254" calcext:value-type="float">
            <text:p>0.199416600371254</text:p>
          </table:table-cell>
        </table:table-row>
        <table:table-row table:style-name="ro1">
          <table:table-cell office:value-type="string" calcext:value-type="string">
            <text:p>sqn_258.qasm </text:p>
          </table:table-cell>
          <table:table-cell office:value-type="float" office:value="36392" calcext:value-type="float">
            <text:p>36392</text:p>
          </table:table-cell>
          <table:table-cell office:value-type="float" office:value="2.95118" calcext:value-type="float">
            <text:p>2.95118</text:p>
          </table:table-cell>
          <table:table-cell/>
          <table:table-cell office:value-type="string" calcext:value-type="string">
            <text:p>sqn_258.qasm</text:p>
          </table:table-cell>
          <table:table-cell office:value-type="float" office:value="37524" calcext:value-type="float">
            <text:p>37524</text:p>
          </table:table-cell>
          <table:table-cell office:value-type="float" office:value="0.018492" calcext:value-type="float">
            <text:p>0.018492</text:p>
          </table:table-cell>
          <table:table-cell/>
          <table:table-cell table:formula="of:=[.F136]/[.B136]" office:value-type="float" office:value="1.03110573752473" calcext:value-type="float">
            <text:p>1.03110573752473</text:p>
          </table:table-cell>
          <table:table-cell table:formula="of:=[.G136]/[.C136]" office:value-type="float" office:value="0.00626596818899559" calcext:value-type="float">
            <text:p>0.006265968188996</text:p>
          </table:table-cell>
        </table:table-row>
        <table:table-row table:style-name="ro1">
          <table:table-cell office:value-type="string" calcext:value-type="string">
            <text:p>sqrt8_260.qasm </text:p>
          </table:table-cell>
          <table:table-cell office:value-type="float" office:value="11505" calcext:value-type="float">
            <text:p>11505</text:p>
          </table:table-cell>
          <table:table-cell office:value-type="float" office:value="1.34512" calcext:value-type="float">
            <text:p>1.34512</text:p>
          </table:table-cell>
          <table:table-cell/>
          <table:table-cell office:value-type="string" calcext:value-type="string">
            <text:p>sqrt8_260.qasm</text:p>
          </table:table-cell>
          <table:table-cell office:value-type="float" office:value="10753" calcext:value-type="float">
            <text:p>10753</text:p>
          </table:table-cell>
          <table:table-cell office:value-type="float" office:value="0.004856" calcext:value-type="float">
            <text:p>0.004856</text:p>
          </table:table-cell>
          <table:table-cell/>
          <table:table-cell table:formula="of:=[.F137]/[.B137]" office:value-type="float" office:value="0.934637114298131" calcext:value-type="float">
            <text:p>0.934637114298131</text:p>
          </table:table-cell>
          <table:table-cell table:formula="of:=[.G137]/[.C137]" office:value-type="float" office:value="0.00361008683240157" calcext:value-type="float">
            <text:p>0.003610086832402</text:p>
          </table:table-cell>
        </table:table-row>
        <table:table-row table:style-name="ro1">
          <table:table-cell office:value-type="string" calcext:value-type="string">
            <text:p>squar5_261.qasm </text:p>
          </table:table-cell>
          <table:table-cell office:value-type="float" office:value="7364" calcext:value-type="float">
            <text:p>7364</text:p>
          </table:table-cell>
          <table:table-cell office:value-type="float" office:value="0.021132" calcext:value-type="float">
            <text:p>0.021132</text:p>
          </table:table-cell>
          <table:table-cell/>
          <table:table-cell office:value-type="string" calcext:value-type="string">
            <text:p>squar5_261.qasm</text:p>
          </table:table-cell>
          <table:table-cell office:value-type="float" office:value="6791" calcext:value-type="float">
            <text:p>6791</text:p>
          </table:table-cell>
          <table:table-cell office:value-type="float" office:value="0.003154" calcext:value-type="float">
            <text:p>0.003154</text:p>
          </table:table-cell>
          <table:table-cell/>
          <table:table-cell table:formula="of:=[.F138]/[.B138]" office:value-type="float" office:value="0.922189027702336" calcext:value-type="float">
            <text:p>0.922189027702336</text:p>
          </table:table-cell>
          <table:table-cell table:formula="of:=[.G138]/[.C138]" office:value-type="float" office:value="0.149252318758281" calcext:value-type="float">
            <text:p>0.149252318758281</text:p>
          </table:table-cell>
        </table:table-row>
        <table:table-row table:style-name="ro1">
          <table:table-cell office:value-type="string" calcext:value-type="string">
            <text:p>square_root_7.qasm </text:p>
          </table:table-cell>
          <table:table-cell office:value-type="float" office:value="28417" calcext:value-type="float">
            <text:p>28417</text:p>
          </table:table-cell>
          <table:table-cell office:value-type="float" office:value="28.7821" calcext:value-type="float">
            <text:p>28.7821</text:p>
          </table:table-cell>
          <table:table-cell/>
          <table:table-cell office:value-type="string" calcext:value-type="string">
            <text:p>square_root_7.qasm</text:p>
          </table:table-cell>
          <table:table-cell office:value-type="float" office:value="32343" calcext:value-type="float">
            <text:p>32343</text:p>
          </table:table-cell>
          <table:table-cell office:value-type="float" office:value="0.018817" calcext:value-type="float">
            <text:p>0.018817</text:p>
          </table:table-cell>
          <table:table-cell/>
          <table:table-cell table:formula="of:=[.F139]/[.B139]" office:value-type="float" office:value="1.13815673716437" calcext:value-type="float">
            <text:p>1.13815673716437</text:p>
          </table:table-cell>
          <table:table-cell table:formula="of:=[.G139]/[.C139]" office:value-type="float" office:value="0.000653774394502138" calcext:value-type="float">
            <text:p>0.000653774394502</text:p>
          </table:table-cell>
        </table:table-row>
        <table:table-row table:style-name="ro1">
          <table:table-cell office:value-type="string" calcext:value-type="string">
            <text:p>sym10_262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ym10_262.qasm</text:p>
          </table:table-cell>
          <table:table-cell office:value-type="float" office:value="231027" calcext:value-type="float">
            <text:p>231027</text:p>
          </table:table-cell>
          <table:table-cell office:value-type="float" office:value="0.109943" calcext:value-type="float">
            <text:p>0.109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6_145.qasm </text:p>
          </table:table-cell>
          <table:table-cell office:value-type="float" office:value="13477" calcext:value-type="float">
            <text:p>13477</text:p>
          </table:table-cell>
          <table:table-cell office:value-type="float" office:value="0.055336" calcext:value-type="float">
            <text:p>0.055336</text:p>
          </table:table-cell>
          <table:table-cell/>
          <table:table-cell office:value-type="string" calcext:value-type="string">
            <text:p>sym6_145.qasm</text:p>
          </table:table-cell>
          <table:table-cell office:value-type="float" office:value="12338" calcext:value-type="float">
            <text:p>12338</text:p>
          </table:table-cell>
          <table:table-cell office:value-type="float" office:value="0.003528" calcext:value-type="float">
            <text:p>0.003528</text:p>
          </table:table-cell>
          <table:table-cell/>
          <table:table-cell table:formula="of:=[.F141]/[.B141]" office:value-type="float" office:value="0.915485642205239" calcext:value-type="float">
            <text:p>0.915485642205239</text:p>
          </table:table-cell>
          <table:table-cell table:formula="of:=[.G141]/[.C141]" office:value-type="float" office:value="0.0637559635680208" calcext:value-type="float">
            <text:p>0.063755963568021</text:p>
          </table:table-cell>
        </table:table-row>
        <table:table-row table:style-name="ro1">
          <table:table-cell office:value-type="string" calcext:value-type="string">
            <text:p>sym6_316.qasm </text:p>
          </table:table-cell>
          <table:table-cell office:value-type="float" office:value="932" calcext:value-type="float">
            <text:p>932</text:p>
          </table:table-cell>
          <table:table-cell office:value-type="float" office:value="0.013521" calcext:value-type="float">
            <text:p>0.013521</text:p>
          </table:table-cell>
          <table:table-cell/>
          <table:table-cell office:value-type="string" calcext:value-type="string">
            <text:p>sym6_316.qasm</text:p>
          </table:table-cell>
          <table:table-cell office:value-type="float" office:value="920" calcext:value-type="float">
            <text:p>920</text:p>
          </table:table-cell>
          <table:table-cell office:value-type="float" office:value="0.000411" calcext:value-type="float">
            <text:p>0.000411</text:p>
          </table:table-cell>
          <table:table-cell/>
          <table:table-cell table:formula="of:=[.F142]/[.B142]" office:value-type="float" office:value="0.987124463519313" calcext:value-type="float">
            <text:p>0.987124463519313</text:p>
          </table:table-cell>
          <table:table-cell table:formula="of:=[.G142]/[.C142]" office:value-type="float" office:value="0.0303971599733747" calcext:value-type="float">
            <text:p>0.030397159973375</text:p>
          </table:table-cell>
        </table:table-row>
        <table:table-row table:style-name="ro1">
          <table:table-cell office:value-type="string" calcext:value-type="string">
            <text:p>sym9_146.qasm </text:p>
          </table:table-cell>
          <table:table-cell office:value-type="float" office:value="1099" calcext:value-type="float">
            <text:p>1099</text:p>
          </table:table-cell>
          <table:table-cell office:value-type="float" office:value="0.006556" calcext:value-type="float">
            <text:p>0.006556</text:p>
          </table:table-cell>
          <table:table-cell/>
          <table:table-cell office:value-type="string" calcext:value-type="string">
            <text:p>sym9_146.qasm</text:p>
          </table:table-cell>
          <table:table-cell office:value-type="float" office:value="1203" calcext:value-type="float">
            <text:p>1203</text:p>
          </table:table-cell>
          <table:table-cell office:value-type="float" office:value="0.000438" calcext:value-type="float">
            <text:p>0.000438</text:p>
          </table:table-cell>
          <table:table-cell/>
          <table:table-cell table:formula="of:=[.F143]/[.B143]" office:value-type="float" office:value="1.09463148316652" calcext:value-type="float">
            <text:p>1.09463148316652</text:p>
          </table:table-cell>
          <table:table-cell table:formula="of:=[.G143]/[.C143]" office:value-type="float" office:value="0.0668090298962782" calcext:value-type="float">
            <text:p>0.066809029896278</text:p>
          </table:table-cell>
        </table:table-row>
        <table:table-row table:style-name="ro1">
          <table:table-cell office:value-type="string" calcext:value-type="string">
            <text:p>sym9_148.qasm </text:p>
          </table:table-cell>
          <table:table-cell office:value-type="float" office:value="76057" calcext:value-type="float">
            <text:p>76057</text:p>
          </table:table-cell>
          <table:table-cell office:value-type="float" office:value="1.15115" calcext:value-type="float">
            <text:p>1.15115</text:p>
          </table:table-cell>
          <table:table-cell/>
          <table:table-cell office:value-type="string" calcext:value-type="string">
            <text:p>sym9_148.qasm</text:p>
          </table:table-cell>
          <table:table-cell office:value-type="float" office:value="72395" calcext:value-type="float">
            <text:p>72395</text:p>
          </table:table-cell>
          <table:table-cell office:value-type="float" office:value="0.026954" calcext:value-type="float">
            <text:p>0.026954</text:p>
          </table:table-cell>
          <table:table-cell/>
          <table:table-cell table:formula="of:=[.F144]/[.B144]" office:value-type="float" office:value="0.951851900548273" calcext:value-type="float">
            <text:p>0.951851900548273</text:p>
          </table:table-cell>
          <table:table-cell table:formula="of:=[.G144]/[.C144]" office:value-type="float" office:value="0.0234148460235417" calcext:value-type="float">
            <text:p>0.023414846023542</text:p>
          </table:table-cell>
        </table:table-row>
        <table:table-row table:style-name="ro1">
          <table:table-cell office:value-type="string" calcext:value-type="string">
            <text:p>sym9_193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7.56178" calcext:value-type="float">
            <text:p>7.56178</text:p>
          </table:table-cell>
          <table:table-cell/>
          <table:table-cell office:value-type="string" calcext:value-type="string">
            <text:p>sym9_193.qasm</text:p>
          </table:table-cell>
          <table:table-cell office:value-type="float" office:value="125989" calcext:value-type="float">
            <text:p>125989</text:p>
          </table:table-cell>
          <table:table-cell office:value-type="float" office:value="0.056878" calcext:value-type="float">
            <text:p>0.056878</text:p>
          </table:table-cell>
          <table:table-cell/>
          <table:table-cell table:formula="of:=[.F145]/[.B145]" office:value-type="float" office:value="0.959762628455638" calcext:value-type="float">
            <text:p>0.959762628455638</text:p>
          </table:table-cell>
          <table:table-cell table:formula="of:=[.G145]/[.C145]" office:value-type="float" office:value="0.00752177397385272" calcext:value-type="float">
            <text:p>0.007521773973853</text:p>
          </table:table-cell>
        </table:table-row>
        <table:table-row table:style-name="ro1">
          <table:table-cell office:value-type="string" calcext:value-type="string">
            <text:p>sys6-v0_111.qasm </text:p>
          </table:table-cell>
          <table:table-cell office:value-type="float" office:value="788" calcext:value-type="float">
            <text:p>788</text:p>
          </table:table-cell>
          <table:table-cell office:value-type="float" office:value="0.014575" calcext:value-type="float">
            <text:p>0.014575</text:p>
          </table:table-cell>
          <table:table-cell/>
          <table:table-cell office:value-type="string" calcext:value-type="string">
            <text:p>sys6-v0_111.qasm</text:p>
          </table:table-cell>
          <table:table-cell office:value-type="float" office:value="800" calcext:value-type="float">
            <text:p>800</text:p>
          </table:table-cell>
          <table:table-cell office:value-type="float" office:value="0.000298" calcext:value-type="float">
            <text:p>0.000298</text:p>
          </table:table-cell>
          <table:table-cell/>
          <table:table-cell table:formula="of:=[.F146]/[.B146]" office:value-type="float" office:value="1.01522842639594" calcext:value-type="float">
            <text:p>1.01522842639594</text:p>
          </table:table-cell>
          <table:table-cell table:formula="of:=[.G146]/[.C146]" office:value-type="float" office:value="0.0204459691252144" calcext:value-type="float">
            <text:p>0.020445969125214</text:p>
          </table:table-cell>
        </table:table-row>
        <table:table-row table:style-name="ro1">
          <table:table-cell office:value-type="string" calcext:value-type="string">
            <text:p>urf1_149.qasm </text:p>
          </table:table-cell>
          <table:table-cell office:value-type="float" office:value="624093" calcext:value-type="float">
            <text:p>624093</text:p>
          </table:table-cell>
          <table:table-cell office:value-type="float" office:value="2.33822" calcext:value-type="float">
            <text:p>2.33822</text:p>
          </table:table-cell>
          <table:table-cell/>
          <table:table-cell office:value-type="string" calcext:value-type="string">
            <text:p>urf1_149.qasm</text:p>
          </table:table-cell>
          <table:table-cell office:value-type="float" office:value="628383" calcext:value-type="float">
            <text:p>628383</text:p>
          </table:table-cell>
          <table:table-cell office:value-type="float" office:value="0.162562" calcext:value-type="float">
            <text:p>0.162562</text:p>
          </table:table-cell>
          <table:table-cell/>
          <table:table-cell table:formula="of:=[.F147]/[.B147]" office:value-type="float" office:value="1.00687397551326" calcext:value-type="float">
            <text:p>1.00687397551326</text:p>
          </table:table-cell>
          <table:table-cell table:formula="of:=[.G147]/[.C147]" office:value-type="float" office:value="0.0695238258162192" calcext:value-type="float">
            <text:p>0.069523825816219</text:p>
          </table:table-cell>
        </table:table-row>
        <table:table-row table:style-name="ro1">
          <table:table-cell office:value-type="string" calcext:value-type="string">
            <text:p>urf1_278.qasm </text:p>
          </table:table-cell>
          <table:table-cell office:value-type="float" office:value="220513" calcext:value-type="float">
            <text:p>220513</text:p>
          </table:table-cell>
          <table:table-cell office:value-type="float" office:value="70.8227" calcext:value-type="float">
            <text:p>70.8227</text:p>
          </table:table-cell>
          <table:table-cell/>
          <table:table-cell office:value-type="string" calcext:value-type="string">
            <text:p>urf1_278.qasm</text:p>
          </table:table-cell>
          <table:table-cell office:value-type="float" office:value="224526" calcext:value-type="float">
            <text:p>224526</text:p>
          </table:table-cell>
          <table:table-cell office:value-type="float" office:value="0.068243" calcext:value-type="float">
            <text:p>0.068243</text:p>
          </table:table-cell>
          <table:table-cell/>
          <table:table-cell table:formula="of:=[.F148]/[.B148]" office:value-type="float" office:value="1.01819847355938" calcext:value-type="float">
            <text:p>1.01819847355938</text:p>
          </table:table-cell>
          <table:table-cell table:formula="of:=[.G148]/[.C148]" office:value-type="float" office:value="0.000963575237882769" calcext:value-type="float">
            <text:p>0.000963575237883</text:p>
          </table:table-cell>
        </table:table-row>
        <table:table-row table:style-name="ro1">
          <table:table-cell office:value-type="string" calcext:value-type="string">
            <text:p>urf2_152.qasm </text:p>
          </table:table-cell>
          <table:table-cell office:value-type="float" office:value="272602" calcext:value-type="float">
            <text:p>272602</text:p>
          </table:table-cell>
          <table:table-cell office:value-type="float" office:value="0.758167" calcext:value-type="float">
            <text:p>0.758167</text:p>
          </table:table-cell>
          <table:table-cell/>
          <table:table-cell office:value-type="string" calcext:value-type="string">
            <text:p>urf2_152.qasm</text:p>
          </table:table-cell>
          <table:table-cell office:value-type="float" office:value="272417" calcext:value-type="float">
            <text:p>272417</text:p>
          </table:table-cell>
          <table:table-cell office:value-type="float" office:value="0.066256" calcext:value-type="float">
            <text:p>0.066256</text:p>
          </table:table-cell>
          <table:table-cell/>
          <table:table-cell table:formula="of:=[.F149]/[.B149]" office:value-type="float" office:value="0.99932135494237" calcext:value-type="float">
            <text:p>0.99932135494237</text:p>
          </table:table-cell>
          <table:table-cell table:formula="of:=[.G149]/[.C149]" office:value-type="float" office:value="0.0873897175688206" calcext:value-type="float">
            <text:p>0.087389717568821</text:p>
          </table:table-cell>
        </table:table-row>
        <table:table-row table:style-name="ro1">
          <table:table-cell office:value-type="string" calcext:value-type="string">
            <text:p>urf2_277.qasm </text:p>
          </table:table-cell>
          <table:table-cell office:value-type="float" office:value="81266" calcext:value-type="float">
            <text:p>81266</text:p>
          </table:table-cell>
          <table:table-cell office:value-type="float" office:value="0.481785" calcext:value-type="float">
            <text:p>0.481785</text:p>
          </table:table-cell>
          <table:table-cell/>
          <table:table-cell office:value-type="string" calcext:value-type="string">
            <text:p>urf2_277.qasm</text:p>
          </table:table-cell>
          <table:table-cell office:value-type="float" office:value="83501" calcext:value-type="float">
            <text:p>83501</text:p>
          </table:table-cell>
          <table:table-cell office:value-type="float" office:value="0.039007" calcext:value-type="float">
            <text:p>0.039007</text:p>
          </table:table-cell>
          <table:table-cell/>
          <table:table-cell table:formula="of:=[.F150]/[.B150]" office:value-type="float" office:value="1.02750227647479" calcext:value-type="float">
            <text:p>1.02750227647479</text:p>
          </table:table-cell>
          <table:table-cell table:formula="of:=[.G150]/[.C150]" office:value-type="float" office:value="0.0809635003165312" calcext:value-type="float">
            <text:p>0.080963500316531</text:p>
          </table:table-cell>
        </table:table-row>
        <table:table-row table:style-name="ro1">
          <table:table-cell office:value-type="string" calcext:value-type="string">
            <text:p>urf3_155.qasm </text:p>
          </table:table-cell>
          <table:table-cell office:value-type="float" office:value="1452222" calcext:value-type="float">
            <text:p>1452222</text:p>
          </table:table-cell>
          <table:table-cell office:value-type="float" office:value="65.3135" calcext:value-type="float">
            <text:p>65.3135</text:p>
          </table:table-cell>
          <table:table-cell/>
          <table:table-cell office:value-type="string" calcext:value-type="string">
            <text:p>urf3_155.qasm</text:p>
          </table:table-cell>
          <table:table-cell office:value-type="float" office:value="1460964" calcext:value-type="float">
            <text:p>1460964</text:p>
          </table:table-cell>
          <table:table-cell office:value-type="float" office:value="0.576636" calcext:value-type="float">
            <text:p>0.576636</text:p>
          </table:table-cell>
          <table:table-cell/>
          <table:table-cell table:formula="of:=[.F151]/[.B151]" office:value-type="float" office:value="1.00601974078343" calcext:value-type="float">
            <text:p>1.00601974078343</text:p>
          </table:table-cell>
          <table:table-cell table:formula="of:=[.G151]/[.C151]" office:value-type="float" office:value="0.00882874137812244" calcext:value-type="float">
            <text:p>0.008828741378122</text:p>
          </table:table-cell>
        </table:table-row>
        <table:table-row table:style-name="ro1">
          <table:table-cell office:value-type="string" calcext:value-type="string">
            <text:p>urf3_279.qasm </text:p>
          </table:table-cell>
          <table:table-cell office:value-type="float" office:value="501385" calcext:value-type="float">
            <text:p>501385</text:p>
          </table:table-cell>
          <table:table-cell office:value-type="float" office:value="74.9676" calcext:value-type="float">
            <text:p>74.9676</text:p>
          </table:table-cell>
          <table:table-cell/>
          <table:table-cell office:value-type="string" calcext:value-type="string">
            <text:p>urf3_279.qasm</text:p>
          </table:table-cell>
          <table:table-cell office:value-type="float" office:value="518694" calcext:value-type="float">
            <text:p>518694</text:p>
          </table:table-cell>
          <table:table-cell office:value-type="float" office:value="0.162624" calcext:value-type="float">
            <text:p>0.162624</text:p>
          </table:table-cell>
          <table:table-cell/>
          <table:table-cell table:formula="of:=[.F152]/[.B152]" office:value-type="float" office:value="1.03452237302672" calcext:value-type="float">
            <text:p>1.03452237302672</text:p>
          </table:table-cell>
          <table:table-cell table:formula="of:=[.G152]/[.C152]" office:value-type="float" office:value="0.00216925711907544" calcext:value-type="float">
            <text:p>0.002169257119075</text:p>
          </table:table-cell>
        </table:table-row>
        <table:table-row table:style-name="ro1">
          <table:table-cell office:value-type="string" calcext:value-type="string">
            <text:p>urf4_187.qasm </text:p>
          </table:table-cell>
          <table:table-cell office:value-type="float" office:value="1847780" calcext:value-type="float">
            <text:p>1847780</text:p>
          </table:table-cell>
          <table:table-cell office:value-type="float" office:value="16.5174" calcext:value-type="float">
            <text:p>16.5174</text:p>
          </table:table-cell>
          <table:table-cell/>
          <table:table-cell office:value-type="string" calcext:value-type="string">
            <text:p>urf4_187.qasm</text:p>
          </table:table-cell>
          <table:table-cell office:value-type="float" office:value="1634517" calcext:value-type="float">
            <text:p>1634517</text:p>
          </table:table-cell>
          <table:table-cell office:value-type="float" office:value="0.767303" calcext:value-type="float">
            <text:p>0.767303</text:p>
          </table:table-cell>
          <table:table-cell/>
          <table:table-cell table:formula="of:=[.F153]/[.B153]" office:value-type="float" office:value="0.884584203747199" calcext:value-type="float">
            <text:p>0.884584203747199</text:p>
          </table:table-cell>
          <table:table-cell table:formula="of:=[.G153]/[.C153]" office:value-type="float" office:value="0.0464542240304164" calcext:value-type="float">
            <text:p>0.046454224030416</text:p>
          </table:table-cell>
        </table:table-row>
        <table:table-row table:style-name="ro1">
          <table:table-cell office:value-type="string" calcext:value-type="string">
            <text:p>urf5_158.qasm </text:p>
          </table:table-cell>
          <table:table-cell office:value-type="float" office:value="555500" calcext:value-type="float">
            <text:p>555500</text:p>
          </table:table-cell>
          <table:table-cell office:value-type="float" office:value="2.24564" calcext:value-type="float">
            <text:p>2.24564</text:p>
          </table:table-cell>
          <table:table-cell/>
          <table:table-cell office:value-type="string" calcext:value-type="string">
            <text:p>urf5_158.qasm</text:p>
          </table:table-cell>
          <table:table-cell office:value-type="float" office:value="559028" calcext:value-type="float">
            <text:p>559028</text:p>
          </table:table-cell>
          <table:table-cell office:value-type="float" office:value="0.231536" calcext:value-type="float">
            <text:p>0.231536</text:p>
          </table:table-cell>
          <table:table-cell/>
          <table:table-cell table:formula="of:=[.F154]/[.B154]" office:value-type="float" office:value="1.00635103510351" calcext:value-type="float">
            <text:p>1.00635103510351</text:p>
          </table:table-cell>
          <table:table-cell table:formula="of:=[.G154]/[.C154]" office:value-type="float" office:value="0.103104682852105" calcext:value-type="float">
            <text:p>0.103104682852105</text:p>
          </table:table-cell>
        </table:table-row>
        <table:table-row table:style-name="ro1">
          <table:table-cell office:value-type="string" calcext:value-type="string">
            <text:p>urf5_280.qasm </text:p>
          </table:table-cell>
          <table:table-cell office:value-type="float" office:value="191934" calcext:value-type="float">
            <text:p>191934</text:p>
          </table:table-cell>
          <table:table-cell office:value-type="float" office:value="2.30272" calcext:value-type="float">
            <text:p>2.30272</text:p>
          </table:table-cell>
          <table:table-cell/>
          <table:table-cell office:value-type="string" calcext:value-type="string">
            <text:p>urf5_280.qasm</text:p>
          </table:table-cell>
          <table:table-cell office:value-type="float" office:value="198068" calcext:value-type="float">
            <text:p>198068</text:p>
          </table:table-cell>
          <table:table-cell office:value-type="float" office:value="0.086778" calcext:value-type="float">
            <text:p>0.086778</text:p>
          </table:table-cell>
          <table:table-cell/>
          <table:table-cell table:formula="of:=[.F155]/[.B155]" office:value-type="float" office:value="1.03195890253941" calcext:value-type="float">
            <text:p>1.03195890253941</text:p>
          </table:table-cell>
          <table:table-cell table:formula="of:=[.G155]/[.C155]" office:value-type="float" office:value="0.0376849986103391" calcext:value-type="float">
            <text:p>0.037684998610339</text:p>
          </table:table-cell>
        </table:table-row>
        <table:table-row table:style-name="ro1">
          <table:table-cell office:value-type="string" calcext:value-type="string">
            <text:p>urf6_160.qasm </text:p>
          </table:table-cell>
          <table:table-cell office:value-type="float" office:value="660792" calcext:value-type="float">
            <text:p>660792</text:p>
          </table:table-cell>
          <table:table-cell office:value-type="float" office:value="66.3978" calcext:value-type="float">
            <text:p>66.3978</text:p>
          </table:table-cell>
          <table:table-cell/>
          <table:table-cell office:value-type="string" calcext:value-type="string">
            <text:p>urf6_160.qasm</text:p>
          </table:table-cell>
          <table:table-cell office:value-type="float" office:value="626714" calcext:value-type="float">
            <text:p>626714</text:p>
          </table:table-cell>
          <table:table-cell office:value-type="float" office:value="0.238057" calcext:value-type="float">
            <text:p>0.238057</text:p>
          </table:table-cell>
          <table:table-cell/>
          <table:table-cell table:formula="of:=[.F156]/[.B156]" office:value-type="float" office:value="0.948428552403782" calcext:value-type="float">
            <text:p>0.948428552403782</text:p>
          </table:table-cell>
          <table:table-cell table:formula="of:=[.G156]/[.C156]" office:value-type="float" office:value="0.00358531457367563" calcext:value-type="float">
            <text:p>0.003585314573676</text:p>
          </table:table-cell>
        </table:table-row>
        <table:table-row table:style-name="ro1">
          <table:table-cell office:value-type="string" calcext:value-type="string">
            <text:p>wim_266.qasm </text:p>
          </table:table-cell>
          <table:table-cell office:value-type="float" office:value="3401" calcext:value-type="float">
            <text:p>3401</text:p>
          </table:table-cell>
          <table:table-cell office:value-type="float" office:value="0.013084" calcext:value-type="float">
            <text:p>0.013084</text:p>
          </table:table-cell>
          <table:table-cell/>
          <table:table-cell office:value-type="string" calcext:value-type="string">
            <text:p>wim_266.qasm</text:p>
          </table:table-cell>
          <table:table-cell office:value-type="float" office:value="3494" calcext:value-type="float">
            <text:p>3494</text:p>
          </table:table-cell>
          <table:table-cell office:value-type="float" office:value="0.000952" calcext:value-type="float">
            <text:p>0.000952</text:p>
          </table:table-cell>
          <table:table-cell/>
          <table:table-cell table:formula="of:=[.F157]/[.B157]" office:value-type="float" office:value="1.02734489855925" calcext:value-type="float">
            <text:p>1.02734489855925</text:p>
          </table:table-cell>
          <table:table-cell table:formula="of:=[.G157]/[.C157]" office:value-type="float" office:value="0.0727606236624885" calcext:value-type="float">
            <text:p>0.072760623662489</text:p>
          </table:table-cell>
        </table:table-row>
        <table:table-row table:style-name="ro1">
          <table:table-cell office:value-type="string" calcext:value-type="string">
            <text:p>xor5_254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6" calcext:value-type="float">
            <text:p>0.000136</text:p>
          </table:table-cell>
          <table:table-cell/>
          <table:table-cell office:value-type="string" calcext:value-type="string">
            <text:p>xor5_254.qasm</text:p>
          </table:table-cell>
          <table:table-cell office:value-type="float" office:value="12" calcext:value-type="float">
            <text:p>12</text:p>
          </table:table-cell>
          <table:table-cell office:value-type="float" office:value="0.000014" calcext:value-type="float">
            <text:p>1.4E-05</text:p>
          </table:table-cell>
          <table:table-cell/>
          <table:table-cell table:formula="of:=[.F158]/[.B158]" office:value-type="float" office:value="0.333333333333333" calcext:value-type="float">
            <text:p>0.333333333333333</text:p>
          </table:table-cell>
          <table:table-cell table:formula="of:=[.G158]/[.C158]" office:value-type="float" office:value="0.102941176470588" calcext:value-type="float">
            <text:p>0.102941176470588</text:p>
          </table:table-cell>
        </table:table-row>
        <table:table-row table:style-name="ro1">
          <table:table-cell office:value-type="string" calcext:value-type="string">
            <text:p>z4_268.qasm </text:p>
          </table:table-cell>
          <table:table-cell office:value-type="float" office:value="11302" calcext:value-type="float">
            <text:p>11302</text:p>
          </table:table-cell>
          <table:table-cell office:value-type="float" office:value="0.128688" calcext:value-type="float">
            <text:p>0.128688</text:p>
          </table:table-cell>
          <table:table-cell/>
          <table:table-cell office:value-type="string" calcext:value-type="string">
            <text:p>z4_268.qasm</text:p>
          </table:table-cell>
          <table:table-cell office:value-type="float" office:value="11026" calcext:value-type="float">
            <text:p>11026</text:p>
          </table:table-cell>
          <table:table-cell office:value-type="float" office:value="0.004978" calcext:value-type="float">
            <text:p>0.004978</text:p>
          </table:table-cell>
          <table:table-cell/>
          <table:table-cell table:formula="of:=[.F159]/[.B159]" office:value-type="float" office:value="0.975579543443638" calcext:value-type="float">
            <text:p>0.975579543443638</text:p>
          </table:table-cell>
          <table:table-cell table:formula="of:=[.G159]/[.C159]" office:value-type="float" office:value="0.0386827054581624" calcext:value-type="float">
            <text:p>0.038682705458162</text:p>
          </table:table-cell>
        </table:table-row>
        <table:table-row table:style-name="ro1" table:number-rows-repeated="104841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1:34:53.101186162</meta:creation-date>
    <dc:date>2018-07-31T11:43:03.856949121</dc:date>
    <meta:editing-duration>PT8M10S</meta:editing-duration>
    <meta:editing-cycles>3</meta:editing-cycles>
    <meta:generator>LibreOffice/6.0.3.2$Linux_X86_64 LibreOffice_project/00m0$Build-2</meta:generator>
    <meta:document-statistic meta:table-count="1" meta:cell-count="1268" meta:object-count="0"/>
  </office:meta>
</office:document-meta>
</file>